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Monospace1" svg:font-family="Monospace"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size="9pt" officeooo:paragraph-rsid="0630e0e5" style:font-size-asian="9pt" style:font-size-complex="9pt"/>
    </style:style>
    <style:style style:name="P2" style:family="paragraph" style:parent-style-name="List_20_Paragraph" style:list-style-name="L1">
      <style:paragraph-properties fo:text-align="justify" style:justify-single-word="false"/>
      <style:text-properties fo:font-size="9pt" officeooo:paragraph-rsid="079a0f87" style:font-size-asian="9pt" style:font-size-complex="9pt"/>
    </style:style>
    <style:style style:name="P3" style:family="paragraph" style:parent-style-name="List_20_Paragraph" style:list-style-name="L1">
      <style:paragraph-properties fo:text-align="justify" style:justify-single-word="false"/>
      <style:text-properties fo:font-size="9pt" officeooo:paragraph-rsid="07a88da8" style:font-size-asian="9pt" style:font-size-complex="9pt"/>
    </style:style>
    <style:style style:name="P4" style:family="paragraph" style:parent-style-name="List_20_Paragraph" style:list-style-name="L1">
      <style:paragraph-properties fo:text-align="justify" style:justify-single-word="false"/>
      <style:text-properties fo:font-size="9pt" officeooo:paragraph-rsid="07ac0f66" style:font-size-asian="9pt" style:font-size-complex="9pt"/>
    </style:style>
    <style:style style:name="P5" style:family="paragraph" style:parent-style-name="List_20_Paragraph" style:list-style-name="L1">
      <style:paragraph-properties fo:text-align="justify" style:justify-single-word="false"/>
      <style:text-properties fo:font-size="9pt" officeooo:rsid="079a0f87" officeooo:paragraph-rsid="079a0f87" style:font-size-asian="9pt" style:font-size-complex="9pt"/>
    </style:style>
    <style:style style:name="P6" style:family="paragraph" style:parent-style-name="List_20_Paragraph" style:list-style-name="L1">
      <style:paragraph-properties fo:text-align="justify" style:justify-single-word="false"/>
      <style:text-properties fo:font-size="9pt" officeooo:rsid="079a0f87" officeooo:paragraph-rsid="079b75c7" style:font-size-asian="9pt" style:font-size-complex="9pt"/>
    </style:style>
    <style:style style:name="P7" style:family="paragraph" style:parent-style-name="List_20_Paragraph" style:list-style-name="L1">
      <style:paragraph-properties fo:text-align="justify" style:justify-single-word="false"/>
      <style:text-properties fo:font-size="9pt" fo:font-weight="bold" officeooo:rsid="075b8d27" officeooo:paragraph-rsid="075b8d27" style:font-size-asian="9pt" style:font-weight-asian="bold" style:font-size-complex="9pt" style:font-weight-complex="bold"/>
    </style:style>
    <style:style style:name="P8" style:family="paragraph" style:parent-style-name="List_20_Paragraph" style:list-style-name="L1">
      <style:paragraph-properties fo:text-align="justify" style:justify-single-word="false"/>
      <style:text-properties fo:color="#ff0000" officeooo:rsid="07fe2f09" officeooo:paragraph-rsid="07fe2f09"/>
    </style:style>
    <style:style style:name="P9" style:family="paragraph" style:parent-style-name="List_20_Paragraph" style:list-style-name="L1">
      <style:paragraph-properties fo:text-align="justify" style:justify-single-word="false"/>
      <style:text-properties fo:color="#ff0000" officeooo:paragraph-rsid="075b8d27"/>
    </style:style>
    <style:style style:name="P10" style:family="paragraph" style:parent-style-name="List_20_Paragraph" style:list-style-name="L1">
      <style:paragraph-properties fo:text-align="justify" style:justify-single-word="false"/>
      <style:text-properties officeooo:paragraph-rsid="075b8d27"/>
    </style:style>
    <style:style style:name="P11" style:family="paragraph" style:parent-style-name="List_20_Paragraph" style:list-style-name="L1">
      <style:paragraph-properties fo:text-align="justify" style:justify-single-word="false"/>
      <style:text-properties officeooo:paragraph-rsid="075b9356"/>
    </style:style>
    <style:style style:name="P12" style:family="paragraph" style:parent-style-name="List_20_Paragraph" style:list-style-name="L1">
      <style:paragraph-properties fo:text-align="justify" style:justify-single-word="false"/>
      <style:text-properties officeooo:paragraph-rsid="075bad8c"/>
    </style:style>
    <style:style style:name="P13" style:family="paragraph" style:parent-style-name="List_20_Paragraph" style:list-style-name="L1">
      <style:paragraph-properties fo:text-align="justify" style:justify-single-word="false"/>
      <style:text-properties officeooo:paragraph-rsid="075cabb2"/>
    </style:style>
    <style:style style:name="P14" style:family="paragraph" style:parent-style-name="List_20_Paragraph" style:list-style-name="L1">
      <style:paragraph-properties fo:text-align="justify" style:justify-single-word="false"/>
      <style:text-properties officeooo:paragraph-rsid="078aeeed"/>
    </style:style>
    <style:style style:name="P15" style:family="paragraph" style:parent-style-name="List_20_Paragraph" style:list-style-name="L1">
      <style:paragraph-properties fo:text-align="justify" style:justify-single-word="false"/>
      <style:text-properties officeooo:paragraph-rsid="078720d9"/>
    </style:style>
    <style:style style:name="P16" style:family="paragraph" style:parent-style-name="List_20_Paragraph" style:list-style-name="L1">
      <style:paragraph-properties fo:text-align="justify" style:justify-single-word="false"/>
      <style:text-properties officeooo:paragraph-rsid="08034e2d"/>
    </style:style>
    <style:style style:name="P17" style:family="paragraph" style:parent-style-name="List_20_Paragraph" style:list-style-name="L1">
      <style:paragraph-properties fo:text-align="justify" style:justify-single-word="false"/>
      <style:text-properties officeooo:paragraph-rsid="080bb3c2"/>
    </style:style>
    <style:style style:name="P18" style:family="paragraph" style:parent-style-name="List_20_Paragraph" style:list-style-name="L1">
      <style:paragraph-properties fo:text-align="justify" style:justify-single-word="false"/>
      <style:text-properties officeooo:paragraph-rsid="0813923e"/>
    </style:style>
    <style:style style:name="P19" style:family="paragraph" style:parent-style-name="List_20_Paragraph" style:list-style-name="L1">
      <style:paragraph-properties fo:text-align="justify" style:justify-single-word="false"/>
      <style:text-properties officeooo:paragraph-rsid="0816c9a9"/>
    </style:style>
    <style:style style:name="P20" style:family="paragraph" style:parent-style-name="List_20_Paragraph" style:list-style-name="L1">
      <style:paragraph-properties fo:text-align="justify" style:justify-single-word="false"/>
      <style:text-properties officeooo:paragraph-rsid="08171280"/>
    </style:style>
    <style:style style:name="P21" style:family="paragraph" style:parent-style-name="List_20_Paragraph" style:list-style-name="L1">
      <style:paragraph-properties fo:text-align="justify" style:justify-single-word="false"/>
      <style:text-properties officeooo:paragraph-rsid="081c9783"/>
    </style:style>
    <style:style style:name="P22" style:family="paragraph" style:parent-style-name="List_20_Paragraph" style:list-style-name="L1">
      <style:paragraph-properties fo:text-align="justify" style:justify-single-word="false"/>
      <style:text-properties officeooo:paragraph-rsid="08695bff"/>
    </style:style>
    <style:style style:name="P23" style:family="paragraph" style:parent-style-name="List_20_Paragraph" style:list-style-name="L1">
      <style:paragraph-properties fo:text-align="justify" style:justify-single-word="false"/>
      <style:text-properties officeooo:paragraph-rsid="0869dd5e"/>
    </style:style>
    <style:style style:name="P24" style:family="paragraph" style:parent-style-name="List_20_Paragraph" style:list-style-name="L1">
      <style:paragraph-properties fo:text-align="justify" style:justify-single-word="false"/>
      <style:text-properties officeooo:paragraph-rsid="0881c9ad"/>
    </style:style>
    <style:style style:name="P25" style:family="paragraph" style:parent-style-name="List_20_Paragraph" style:list-style-name="L1">
      <style:paragraph-properties fo:text-align="justify" style:justify-single-word="false"/>
      <style:text-properties officeooo:paragraph-rsid="0886ccc3"/>
    </style:style>
    <style:style style:name="P26" style:family="paragraph" style:parent-style-name="List_20_Paragraph" style:list-style-name="L1">
      <style:paragraph-properties fo:text-align="justify" style:justify-single-word="false"/>
      <style:text-properties officeooo:paragraph-rsid="08aafaa3"/>
    </style:style>
    <style:style style:name="P27" style:family="paragraph" style:parent-style-name="List_20_Paragraph" style:list-style-name="L1">
      <style:paragraph-properties fo:text-align="justify" style:justify-single-word="false"/>
      <style:text-properties officeooo:paragraph-rsid="08ab7c9d"/>
    </style:style>
    <style:style style:name="P28" style:family="paragraph" style:parent-style-name="List_20_Paragraph" style:list-style-name="L1">
      <style:paragraph-properties fo:text-align="justify" style:justify-single-word="false"/>
      <style:text-properties officeooo:paragraph-rsid="086ed3a3"/>
    </style:style>
    <style:style style:name="P29" style:family="paragraph" style:parent-style-name="List_20_Paragraph" style:list-style-name="L1">
      <style:paragraph-properties fo:text-align="justify" style:justify-single-word="false"/>
      <style:text-properties officeooo:paragraph-rsid="08725b15"/>
    </style:style>
    <style:style style:name="P30" style:family="paragraph" style:parent-style-name="List_20_Paragraph" style:list-style-name="L1">
      <style:paragraph-properties fo:text-align="justify" style:justify-single-word="false"/>
      <style:text-properties officeooo:paragraph-rsid="0875e4ff"/>
    </style:style>
    <style:style style:name="P31" style:family="paragraph" style:parent-style-name="List_20_Paragraph" style:list-style-name="L1">
      <style:paragraph-properties fo:text-align="justify" style:justify-single-word="false"/>
      <style:text-properties officeooo:paragraph-rsid="0876b7a4"/>
    </style:style>
    <style:style style:name="P32" style:family="paragraph" style:parent-style-name="List_20_Paragraph" style:list-style-name="L1">
      <style:paragraph-properties fo:text-align="justify" style:justify-single-word="false"/>
      <style:text-properties officeooo:paragraph-rsid="088023de"/>
    </style:style>
    <style:style style:name="P33" style:family="paragraph" style:parent-style-name="List_20_Paragraph" style:list-style-name="L1">
      <style:paragraph-properties fo:text-align="justify" style:justify-single-word="false"/>
      <style:text-properties officeooo:paragraph-rsid="087baa4c"/>
    </style:style>
    <style:style style:name="P34" style:family="paragraph" style:parent-style-name="List_20_Paragraph" style:list-style-name="L1">
      <style:paragraph-properties fo:text-align="justify" style:justify-single-word="false"/>
      <style:text-properties officeooo:paragraph-rsid="08802c97"/>
    </style:style>
    <style:style style:name="P35" style:family="paragraph" style:parent-style-name="List_20_Paragraph" style:list-style-name="L1">
      <style:paragraph-properties fo:text-align="justify" style:justify-single-word="false"/>
      <style:text-properties officeooo:paragraph-rsid="086c3309"/>
    </style:style>
    <style:style style:name="P36" style:family="paragraph" style:parent-style-name="List_20_Paragraph" style:list-style-name="L1">
      <style:paragraph-properties fo:text-align="justify" style:justify-single-word="false"/>
      <style:text-properties officeooo:paragraph-rsid="0824981c"/>
    </style:style>
    <style:style style:name="P37" style:family="paragraph" style:parent-style-name="List_20_Paragraph" style:list-style-name="L1">
      <style:paragraph-properties fo:text-align="justify" style:justify-single-word="false"/>
      <style:text-properties officeooo:paragraph-rsid="0822fee1"/>
    </style:style>
    <style:style style:name="P38" style:family="paragraph" style:parent-style-name="List_20_Paragraph" style:list-style-name="L1">
      <style:paragraph-properties fo:text-align="justify" style:justify-single-word="false"/>
      <style:text-properties officeooo:paragraph-rsid="082457f4"/>
    </style:style>
    <style:style style:name="P39" style:family="paragraph" style:parent-style-name="List_20_Paragraph" style:list-style-name="L1">
      <style:paragraph-properties fo:text-align="justify" style:justify-single-word="false"/>
      <style:text-properties officeooo:paragraph-rsid="08247b38"/>
    </style:style>
    <style:style style:name="P40" style:family="paragraph" style:parent-style-name="List_20_Paragraph" style:list-style-name="L1">
      <style:paragraph-properties fo:text-align="justify" style:justify-single-word="false"/>
      <style:text-properties officeooo:paragraph-rsid="0824b9f7"/>
    </style:style>
    <style:style style:name="P41" style:family="paragraph" style:parent-style-name="List_20_Paragraph" style:list-style-name="L1">
      <style:paragraph-properties fo:text-align="justify" style:justify-single-word="false"/>
      <style:text-properties officeooo:paragraph-rsid="0826badb"/>
    </style:style>
    <style:style style:name="P42" style:family="paragraph" style:parent-style-name="List_20_Paragraph" style:list-style-name="L1">
      <style:paragraph-properties fo:text-align="justify" style:justify-single-word="false"/>
      <style:text-properties officeooo:paragraph-rsid="08275801"/>
    </style:style>
    <style:style style:name="P43" style:family="paragraph" style:parent-style-name="List_20_Paragraph" style:list-style-name="L1">
      <style:paragraph-properties fo:text-align="justify" style:justify-single-word="false"/>
      <style:text-properties officeooo:paragraph-rsid="082777e6"/>
    </style:style>
    <style:style style:name="P44" style:family="paragraph" style:parent-style-name="List_20_Paragraph" style:list-style-name="L1">
      <style:paragraph-properties fo:text-align="justify" style:justify-single-word="false"/>
      <style:text-properties officeooo:paragraph-rsid="08292ed0"/>
    </style:style>
    <style:style style:name="P45" style:family="paragraph" style:parent-style-name="List_20_Paragraph" style:list-style-name="L1">
      <style:paragraph-properties fo:text-align="justify" style:justify-single-word="false"/>
      <style:text-properties officeooo:paragraph-rsid="082deebc"/>
    </style:style>
    <style:style style:name="P46" style:family="paragraph" style:parent-style-name="List_20_Paragraph" style:list-style-name="L1">
      <style:paragraph-properties fo:text-align="justify" style:justify-single-word="false"/>
      <style:text-properties officeooo:paragraph-rsid="082f3f16"/>
    </style:style>
    <style:style style:name="P47" style:family="paragraph" style:parent-style-name="List_20_Paragraph" style:list-style-name="L1">
      <style:paragraph-properties fo:text-align="justify" style:justify-single-word="false"/>
      <style:text-properties officeooo:paragraph-rsid="0830b62d"/>
    </style:style>
    <style:style style:name="P48" style:family="paragraph" style:parent-style-name="List_20_Paragraph" style:list-style-name="L1">
      <style:paragraph-properties fo:text-align="justify" style:justify-single-word="false"/>
      <style:text-properties officeooo:paragraph-rsid="0831ac14"/>
    </style:style>
    <style:style style:name="P49" style:family="paragraph" style:parent-style-name="List_20_Paragraph" style:list-style-name="L1">
      <style:paragraph-properties fo:text-align="justify" style:justify-single-word="false"/>
      <style:text-properties officeooo:paragraph-rsid="0834afd4"/>
    </style:style>
    <style:style style:name="P50" style:family="paragraph" style:parent-style-name="List_20_Paragraph" style:list-style-name="L1">
      <style:paragraph-properties fo:text-align="justify" style:justify-single-word="false"/>
      <style:text-properties officeooo:paragraph-rsid="0835ca3a"/>
    </style:style>
    <style:style style:name="P51" style:family="paragraph" style:parent-style-name="List_20_Paragraph" style:list-style-name="L1">
      <style:paragraph-properties fo:text-align="justify" style:justify-single-word="false"/>
      <style:text-properties officeooo:paragraph-rsid="08375f2a"/>
    </style:style>
    <style:style style:name="P52" style:family="paragraph" style:parent-style-name="List_20_Paragraph" style:list-style-name="L1">
      <style:paragraph-properties fo:text-align="justify" style:justify-single-word="false"/>
      <style:text-properties officeooo:paragraph-rsid="08395237"/>
    </style:style>
    <style:style style:name="P53" style:family="paragraph" style:parent-style-name="List_20_Paragraph" style:list-style-name="L1">
      <style:paragraph-properties fo:text-align="justify" style:justify-single-word="false"/>
      <style:text-properties officeooo:paragraph-rsid="083b129e"/>
    </style:style>
    <style:style style:name="P54" style:family="paragraph" style:parent-style-name="List_20_Paragraph" style:list-style-name="L1">
      <style:paragraph-properties fo:text-align="justify" style:justify-single-word="false"/>
      <style:text-properties officeooo:paragraph-rsid="083c8426"/>
    </style:style>
    <style:style style:name="P55" style:family="paragraph" style:parent-style-name="List_20_Paragraph" style:list-style-name="L1">
      <style:paragraph-properties fo:text-align="justify" style:justify-single-word="false"/>
      <style:text-properties officeooo:paragraph-rsid="083ec3b5"/>
    </style:style>
    <style:style style:name="P56" style:family="paragraph" style:parent-style-name="List_20_Paragraph" style:list-style-name="L1">
      <style:paragraph-properties fo:text-align="justify" style:justify-single-word="false"/>
      <style:text-properties officeooo:paragraph-rsid="084080c3"/>
    </style:style>
    <style:style style:name="P57" style:family="paragraph" style:parent-style-name="List_20_Paragraph" style:list-style-name="L1">
      <style:paragraph-properties fo:text-align="justify" style:justify-single-word="false"/>
      <style:text-properties officeooo:paragraph-rsid="0841d1c9"/>
    </style:style>
    <style:style style:name="P58" style:family="paragraph" style:parent-style-name="List_20_Paragraph" style:list-style-name="L1">
      <style:paragraph-properties fo:text-align="justify" style:justify-single-word="false"/>
      <style:text-properties officeooo:paragraph-rsid="084477cf"/>
    </style:style>
    <style:style style:name="P59" style:family="paragraph" style:parent-style-name="List_20_Paragraph" style:list-style-name="L1">
      <style:paragraph-properties fo:text-align="justify" style:justify-single-word="false"/>
      <style:text-properties officeooo:paragraph-rsid="084522a5"/>
    </style:style>
    <style:style style:name="P60" style:family="paragraph" style:parent-style-name="List_20_Paragraph" style:list-style-name="L1">
      <style:paragraph-properties fo:text-align="justify" style:justify-single-word="false"/>
      <style:text-properties officeooo:paragraph-rsid="08463bee"/>
    </style:style>
    <style:style style:name="P61" style:family="paragraph" style:parent-style-name="List_20_Paragraph" style:list-style-name="L1">
      <style:paragraph-properties fo:text-align="justify" style:justify-single-word="false"/>
      <style:text-properties officeooo:paragraph-rsid="08490c98"/>
    </style:style>
    <style:style style:name="P62" style:family="paragraph" style:parent-style-name="List_20_Paragraph" style:list-style-name="L1">
      <style:paragraph-properties fo:text-align="justify" style:justify-single-word="false"/>
      <style:text-properties officeooo:paragraph-rsid="08491193"/>
    </style:style>
    <style:style style:name="P63" style:family="paragraph" style:parent-style-name="List_20_Paragraph" style:list-style-name="L1">
      <style:paragraph-properties fo:text-align="justify" style:justify-single-word="false"/>
      <style:text-properties officeooo:paragraph-rsid="084c5477"/>
    </style:style>
    <style:style style:name="P64" style:family="paragraph" style:parent-style-name="List_20_Paragraph" style:list-style-name="L1">
      <style:paragraph-properties fo:text-align="justify" style:justify-single-word="false"/>
      <style:text-properties officeooo:paragraph-rsid="084e6d09"/>
    </style:style>
    <style:style style:name="P65" style:family="paragraph" style:parent-style-name="List_20_Paragraph" style:list-style-name="L1">
      <style:paragraph-properties fo:text-align="justify" style:justify-single-word="false"/>
      <style:text-properties officeooo:paragraph-rsid="084fc003"/>
    </style:style>
    <style:style style:name="P66" style:family="paragraph" style:parent-style-name="List_20_Paragraph" style:list-style-name="L1">
      <style:paragraph-properties fo:text-align="justify" style:justify-single-word="false"/>
      <style:text-properties officeooo:paragraph-rsid="0851a79e"/>
    </style:style>
    <style:style style:name="P67" style:family="paragraph" style:parent-style-name="List_20_Paragraph" style:list-style-name="L1">
      <style:paragraph-properties fo:text-align="justify" style:justify-single-word="false"/>
      <style:text-properties officeooo:paragraph-rsid="085780c8"/>
    </style:style>
    <style:style style:name="P68" style:family="paragraph" style:parent-style-name="List_20_Paragraph" style:list-style-name="L1">
      <style:paragraph-properties fo:text-align="justify" style:justify-single-word="false"/>
      <style:text-properties officeooo:paragraph-rsid="085b588a"/>
    </style:style>
    <style:style style:name="P69" style:family="paragraph" style:parent-style-name="List_20_Paragraph" style:list-style-name="L1">
      <style:paragraph-properties fo:text-align="justify" style:justify-single-word="false"/>
      <style:text-properties officeooo:paragraph-rsid="085e7ec2"/>
    </style:style>
    <style:style style:name="P70" style:family="paragraph" style:parent-style-name="List_20_Paragraph" style:list-style-name="L1">
      <style:paragraph-properties fo:text-align="justify" style:justify-single-word="false"/>
      <style:text-properties officeooo:paragraph-rsid="0861abcf"/>
    </style:style>
    <style:style style:name="P71" style:family="paragraph" style:parent-style-name="List_20_Paragraph" style:list-style-name="L1">
      <style:paragraph-properties fo:text-align="justify" style:justify-single-word="false"/>
      <style:text-properties officeooo:paragraph-rsid="08641487"/>
    </style:style>
    <style:style style:name="P72" style:family="paragraph" style:parent-style-name="List_20_Paragraph" style:list-style-name="L1">
      <style:paragraph-properties fo:text-align="justify" style:justify-single-word="false"/>
      <style:text-properties officeooo:paragraph-rsid="08675631"/>
    </style:style>
    <style:style style:name="P73" style:family="paragraph" style:parent-style-name="List_20_Paragraph" style:list-style-name="L1">
      <style:paragraph-properties fo:text-align="justify" style:justify-single-word="false"/>
      <style:text-properties officeooo:paragraph-rsid="086675c2"/>
    </style:style>
    <style:style style:name="P74" style:family="paragraph" style:parent-style-name="List_20_Paragraph" style:list-style-name="L1">
      <style:paragraph-properties fo:text-align="justify" style:justify-single-word="false"/>
      <style:text-properties officeooo:paragraph-rsid="0894fff5"/>
    </style:style>
    <style:style style:name="P75" style:family="paragraph" style:parent-style-name="List_20_Paragraph" style:list-style-name="L1">
      <style:paragraph-properties fo:text-align="justify" style:justify-single-word="false"/>
      <style:text-properties officeooo:paragraph-rsid="08a7253e"/>
    </style:style>
    <style:style style:name="P76" style:family="paragraph" style:parent-style-name="List_20_Paragraph" style:list-style-name="L1">
      <style:paragraph-properties fo:text-align="justify" style:justify-single-word="false"/>
      <style:text-properties officeooo:paragraph-rsid="0897afc5"/>
    </style:style>
    <style:style style:name="P77" style:family="paragraph" style:parent-style-name="List_20_Paragraph" style:list-style-name="L1">
      <style:paragraph-properties fo:text-align="justify" style:justify-single-word="false"/>
      <style:text-properties officeooo:paragraph-rsid="0899a8dc"/>
    </style:style>
    <style:style style:name="P78" style:family="paragraph" style:parent-style-name="List_20_Paragraph" style:list-style-name="L1">
      <style:paragraph-properties fo:text-align="justify" style:justify-single-word="false"/>
      <style:text-properties officeooo:paragraph-rsid="089a8299"/>
    </style:style>
    <style:style style:name="P79" style:family="paragraph" style:parent-style-name="List_20_Paragraph" style:list-style-name="L1">
      <style:paragraph-properties fo:text-align="justify" style:justify-single-word="false"/>
      <style:text-properties officeooo:paragraph-rsid="089c8d6e"/>
    </style:style>
    <style:style style:name="P80" style:family="paragraph" style:parent-style-name="List_20_Paragraph" style:list-style-name="L1">
      <style:paragraph-properties fo:text-align="justify" style:justify-single-word="false"/>
      <style:text-properties officeooo:paragraph-rsid="0888712b"/>
    </style:style>
    <style:style style:name="P81" style:family="paragraph" style:parent-style-name="List_20_Paragraph" style:list-style-name="L1">
      <style:paragraph-properties fo:text-align="justify" style:justify-single-word="false"/>
      <style:text-properties officeooo:paragraph-rsid="079358a2"/>
    </style:style>
    <style:style style:name="P82" style:family="paragraph" style:parent-style-name="List_20_Paragraph" style:list-style-name="L1">
      <style:paragraph-properties fo:text-align="justify" style:justify-single-word="false"/>
      <style:text-properties officeooo:paragraph-rsid="0796f05c"/>
    </style:style>
    <style:style style:name="P83" style:family="paragraph" style:parent-style-name="List_20_Paragraph" style:list-style-name="L1">
      <style:paragraph-properties fo:text-align="justify" style:justify-single-word="false"/>
      <style:text-properties officeooo:paragraph-rsid="0797a7ac"/>
    </style:style>
    <style:style style:name="P84" style:family="paragraph" style:parent-style-name="List_20_Paragraph" style:list-style-name="L1">
      <style:paragraph-properties fo:text-align="justify" style:justify-single-word="false"/>
      <style:text-properties officeooo:paragraph-rsid="079a0f87"/>
    </style:style>
    <style:style style:name="P85" style:family="paragraph" style:parent-style-name="List_20_Paragraph" style:list-style-name="L1">
      <style:paragraph-properties fo:text-align="justify" style:justify-single-word="false"/>
      <style:text-properties officeooo:paragraph-rsid="079d6709"/>
    </style:style>
    <style:style style:name="P86" style:family="paragraph" style:parent-style-name="List_20_Paragraph" style:list-style-name="L1">
      <style:paragraph-properties fo:text-align="justify" style:justify-single-word="false"/>
      <style:text-properties officeooo:paragraph-rsid="07a88da8"/>
    </style:style>
    <style:style style:name="P87" style:family="paragraph" style:parent-style-name="List_20_Paragraph" style:list-style-name="L1">
      <style:paragraph-properties fo:text-align="justify" style:justify-single-word="false"/>
      <style:text-properties officeooo:paragraph-rsid="07aa4f06"/>
    </style:style>
    <style:style style:name="P88" style:family="paragraph" style:parent-style-name="List_20_Paragraph" style:list-style-name="L1">
      <style:paragraph-properties fo:text-align="justify" style:justify-single-word="false"/>
      <style:text-properties officeooo:paragraph-rsid="07acecd8"/>
    </style:style>
    <style:style style:name="P89" style:family="paragraph" style:parent-style-name="List_20_Paragraph" style:list-style-name="L1">
      <style:paragraph-properties fo:text-align="justify" style:justify-single-word="false"/>
      <style:text-properties officeooo:paragraph-rsid="07b4e2ed"/>
    </style:style>
    <style:style style:name="P90" style:family="paragraph" style:parent-style-name="List_20_Paragraph" style:list-style-name="L1">
      <style:paragraph-properties fo:text-align="justify" style:justify-single-word="false"/>
      <style:text-properties officeooo:paragraph-rsid="07b5bbbb"/>
    </style:style>
    <style:style style:name="P91" style:family="paragraph" style:parent-style-name="List_20_Paragraph" style:list-style-name="L1">
      <style:paragraph-properties fo:text-align="justify" style:justify-single-word="false"/>
      <style:text-properties officeooo:paragraph-rsid="07ba6967"/>
    </style:style>
    <style:style style:name="P92" style:family="paragraph" style:parent-style-name="List_20_Paragraph" style:list-style-name="L1">
      <style:paragraph-properties fo:text-align="justify" style:justify-single-word="false"/>
      <style:text-properties officeooo:paragraph-rsid="07bcc6e4"/>
    </style:style>
    <style:style style:name="P93" style:family="paragraph" style:parent-style-name="List_20_Paragraph" style:list-style-name="L1">
      <style:paragraph-properties fo:text-align="justify" style:justify-single-word="false"/>
      <style:text-properties officeooo:paragraph-rsid="07be9dd2"/>
    </style:style>
    <style:style style:name="P94" style:family="paragraph" style:parent-style-name="List_20_Paragraph" style:list-style-name="L1">
      <style:paragraph-properties fo:text-align="justify" style:justify-single-word="false"/>
      <style:text-properties officeooo:paragraph-rsid="07c02d20"/>
    </style:style>
    <style:style style:name="P95" style:family="paragraph" style:parent-style-name="List_20_Paragraph" style:list-style-name="L1">
      <style:paragraph-properties fo:text-align="justify" style:justify-single-word="false"/>
      <style:text-properties officeooo:paragraph-rsid="07c07d7a"/>
    </style:style>
    <style:style style:name="P96" style:family="paragraph" style:parent-style-name="List_20_Paragraph" style:list-style-name="L1">
      <style:paragraph-properties fo:text-align="justify" style:justify-single-word="false"/>
      <style:text-properties officeooo:paragraph-rsid="07c93777"/>
    </style:style>
    <style:style style:name="P97" style:family="paragraph" style:parent-style-name="List_20_Paragraph" style:list-style-name="L1">
      <style:paragraph-properties fo:text-align="justify" style:justify-single-word="false"/>
      <style:text-properties officeooo:paragraph-rsid="07c2a512"/>
    </style:style>
    <style:style style:name="P98" style:family="paragraph" style:parent-style-name="List_20_Paragraph" style:list-style-name="L1">
      <style:paragraph-properties fo:text-align="justify" style:justify-single-word="false"/>
      <style:text-properties officeooo:paragraph-rsid="07c56a2f"/>
    </style:style>
    <style:style style:name="P99" style:family="paragraph" style:parent-style-name="List_20_Paragraph" style:list-style-name="L1">
      <style:paragraph-properties fo:text-align="justify" style:justify-single-word="false"/>
      <style:text-properties officeooo:paragraph-rsid="07bc77b1"/>
    </style:style>
    <style:style style:name="P100" style:family="paragraph" style:parent-style-name="List_20_Paragraph" style:list-style-name="L1">
      <style:paragraph-properties fo:text-align="justify" style:justify-single-word="false"/>
      <style:text-properties officeooo:paragraph-rsid="07b75585"/>
    </style:style>
    <style:style style:name="P101" style:family="paragraph" style:parent-style-name="List_20_Paragraph" style:list-style-name="L1">
      <style:paragraph-properties fo:text-align="justify" style:justify-single-word="false"/>
      <style:text-properties officeooo:paragraph-rsid="07ba61d5"/>
    </style:style>
    <style:style style:name="P102" style:family="paragraph" style:parent-style-name="List_20_Paragraph" style:list-style-name="L1">
      <style:paragraph-properties fo:text-align="justify" style:justify-single-word="false"/>
      <style:text-properties officeooo:paragraph-rsid="07cd2dfc"/>
    </style:style>
    <style:style style:name="P103" style:family="paragraph" style:parent-style-name="List_20_Paragraph" style:list-style-name="L1">
      <style:paragraph-properties fo:text-align="justify" style:justify-single-word="false"/>
      <style:text-properties officeooo:paragraph-rsid="07ef659e"/>
    </style:style>
    <style:style style:name="P104" style:family="paragraph" style:parent-style-name="List_20_Paragraph" style:list-style-name="L1">
      <style:paragraph-properties fo:text-align="justify" style:justify-single-word="false"/>
      <style:text-properties officeooo:paragraph-rsid="07f2adca"/>
    </style:style>
    <style:style style:name="P105" style:family="paragraph" style:parent-style-name="List_20_Paragraph" style:list-style-name="L1">
      <style:paragraph-properties fo:text-align="justify" style:justify-single-word="false"/>
      <style:text-properties officeooo:paragraph-rsid="07f457e1"/>
    </style:style>
    <style:style style:name="P106" style:family="paragraph" style:parent-style-name="List_20_Paragraph" style:list-style-name="L1">
      <style:paragraph-properties fo:text-align="justify" style:justify-single-word="false"/>
      <style:text-properties officeooo:paragraph-rsid="07d3ed5c"/>
    </style:style>
    <style:style style:name="P107" style:family="paragraph" style:parent-style-name="List_20_Paragraph" style:list-style-name="L1">
      <style:paragraph-properties fo:text-align="justify" style:justify-single-word="false"/>
      <style:text-properties officeooo:paragraph-rsid="07ee5236"/>
    </style:style>
    <style:style style:name="P108" style:family="paragraph" style:parent-style-name="List_20_Paragraph" style:list-style-name="L1">
      <style:paragraph-properties fo:text-align="justify" style:justify-single-word="false"/>
      <style:text-properties officeooo:paragraph-rsid="07dc12ca"/>
    </style:style>
    <style:style style:name="P109" style:family="paragraph" style:parent-style-name="List_20_Paragraph" style:list-style-name="L1">
      <style:paragraph-properties fo:text-align="justify" style:justify-single-word="false"/>
      <style:text-properties officeooo:paragraph-rsid="07e73207"/>
    </style:style>
    <style:style style:name="P110" style:family="paragraph" style:parent-style-name="List_20_Paragraph" style:list-style-name="L1">
      <style:paragraph-properties fo:text-align="justify" style:justify-single-word="false"/>
      <style:text-properties officeooo:paragraph-rsid="07e80598"/>
    </style:style>
    <style:style style:name="P111" style:family="paragraph" style:parent-style-name="List_20_Paragraph" style:list-style-name="L1">
      <style:paragraph-properties fo:text-align="justify" style:justify-single-word="false"/>
      <style:text-properties officeooo:paragraph-rsid="08b25c2d"/>
    </style:style>
    <style:style style:name="P112" style:family="paragraph" style:parent-style-name="List_20_Paragraph" style:list-style-name="L1">
      <style:paragraph-properties fo:text-align="justify" style:justify-single-word="false"/>
      <style:text-properties officeooo:paragraph-rsid="08b40226"/>
    </style:style>
    <style:style style:name="P113" style:family="paragraph" style:parent-style-name="List_20_Paragraph" style:list-style-name="L3">
      <style:paragraph-properties fo:text-align="justify" style:justify-single-word="false"/>
      <style:text-properties officeooo:paragraph-rsid="080a7523"/>
    </style:style>
    <style:style style:name="P114" style:family="paragraph" style:parent-style-name="List_20_Paragraph" style:list-style-name="L4">
      <style:paragraph-properties fo:text-align="justify" style:justify-single-word="false"/>
      <style:text-properties officeooo:paragraph-rsid="080520d1"/>
    </style:style>
    <style:style style:name="P115" style:family="paragraph" style:parent-style-name="List_20_Paragraph" style:list-style-name="L4">
      <style:paragraph-properties fo:text-align="justify" style:justify-single-word="false"/>
      <style:text-properties officeooo:paragraph-rsid="08070695"/>
    </style:style>
    <style:style style:name="P116" style:family="paragraph" style:parent-style-name="List_20_Paragraph" style:list-style-name="L4">
      <style:paragraph-properties fo:text-align="justify" style:justify-single-word="false"/>
      <style:text-properties officeooo:paragraph-rsid="080a7523"/>
    </style:style>
    <style:style style:name="P117" style:family="paragraph" style:parent-style-name="List_20_Paragraph" style:list-style-name="L4">
      <style:paragraph-properties fo:text-align="justify" style:justify-single-word="false"/>
      <style:text-properties officeooo:paragraph-rsid="080a1f93"/>
    </style:style>
    <style:style style:name="P118" style:family="paragraph" style:parent-style-name="List_20_Paragraph" style:list-style-name="L5">
      <style:paragraph-properties fo:text-align="justify" style:justify-single-word="false"/>
      <style:text-properties officeooo:paragraph-rsid="080a7523"/>
    </style:style>
    <style:style style:name="P119" style:family="paragraph" style:parent-style-name="List_20_Paragraph" style:list-style-name="L6">
      <style:paragraph-properties fo:text-align="justify" style:justify-single-word="false"/>
      <style:text-properties officeooo:paragraph-rsid="080a7523"/>
    </style:style>
    <style:style style:name="P120" style:family="paragraph" style:parent-style-name="List_20_Paragraph" style:list-style-name="L7">
      <style:paragraph-properties fo:text-align="justify" style:justify-single-word="false"/>
      <style:text-properties officeooo:paragraph-rsid="080c71e1"/>
    </style:style>
    <style:style style:name="P121" style:family="paragraph" style:parent-style-name="List_20_Paragraph" style:list-style-name="L8">
      <style:paragraph-properties fo:text-align="justify" style:justify-single-word="false"/>
      <style:text-properties officeooo:paragraph-rsid="0803820e"/>
    </style:style>
    <style:style style:name="P122" style:family="paragraph" style:parent-style-name="List_20_Paragraph" style:list-style-name="L9">
      <style:paragraph-properties fo:text-align="justify" style:justify-single-word="false"/>
      <style:text-properties officeooo:paragraph-rsid="08098f88"/>
    </style:style>
    <style:style style:name="P123" style:family="paragraph" style:parent-style-name="List_20_Paragraph" style:list-style-name="L10">
      <style:paragraph-properties fo:text-align="justify" style:justify-single-word="false"/>
      <style:text-properties officeooo:paragraph-rsid="080dcac8"/>
    </style:style>
    <style:style style:name="P124" style:family="paragraph" style:parent-style-name="List_20_Paragraph" style:list-style-name="L10">
      <style:paragraph-properties fo:text-align="justify" style:justify-single-word="false"/>
      <style:text-properties officeooo:paragraph-rsid="080c71e1"/>
    </style:style>
    <style:style style:name="P125" style:family="paragraph" style:parent-style-name="List_20_Paragraph" style:list-style-name="L10">
      <style:paragraph-properties fo:text-align="justify" style:justify-single-word="false"/>
      <style:text-properties officeooo:paragraph-rsid="08118d14"/>
    </style:style>
    <style:style style:name="P126" style:family="paragraph" style:parent-style-name="List_20_Paragraph" style:list-style-name="L11">
      <style:paragraph-properties fo:text-align="justify" style:justify-single-word="false"/>
      <style:text-properties officeooo:paragraph-rsid="08b40226"/>
    </style:style>
    <style:style style:name="P127" style:family="paragraph" style:parent-style-name="List_20_Paragraph" style:list-style-name="L4">
      <style:paragraph-properties fo:text-align="justify" style:justify-single-word="false"/>
      <style:text-properties style:font-name="Courier 10 Pitch" fo:font-size="9pt" officeooo:paragraph-rsid="08070695" style:font-size-asian="9pt" style:font-size-complex="9pt"/>
    </style:style>
    <style:style style:name="P128" style:family="paragraph" style:parent-style-name="List_20_Paragraph" style:list-style-name="L10">
      <style:paragraph-properties fo:text-align="justify" style:justify-single-word="false"/>
      <style:text-properties style:font-name="Courier 10 Pitch" fo:font-size="9pt" officeooo:paragraph-rsid="080dcac8" style:font-size-asian="9pt" style:font-size-complex="9pt"/>
    </style:style>
    <style:style style:name="P129" style:family="paragraph" style:parent-style-name="List_20_Paragraph" style:list-style-name="L1">
      <style:paragraph-properties fo:text-align="justify" style:justify-single-word="false"/>
      <style:text-properties style:font-name="Courier 10 Pitch" fo:font-size="9pt" officeooo:paragraph-rsid="0816c9a9" style:font-size-asian="9pt" style:font-size-complex="9pt"/>
    </style:style>
    <style:style style:name="P130" style:family="paragraph" style:parent-style-name="List_20_Paragraph" style:list-style-name="L1">
      <style:paragraph-properties fo:text-align="justify" style:justify-single-word="false"/>
      <style:text-properties style:font-name="Courier 10 Pitch" fo:font-size="10pt" officeooo:paragraph-rsid="080bb3c2" style:font-size-asian="10pt" style:font-size-complex="10pt"/>
    </style:style>
    <style:style style:name="P131" style:family="paragraph" style:parent-style-name="List_20_Paragraph" style:list-style-name="L1">
      <style:paragraph-properties fo:text-align="justify" style:justify-single-word="false"/>
      <style:text-properties fo:font-size="8pt" officeooo:paragraph-rsid="086ed3a3" style:font-size-asian="8pt" style:font-size-complex="8pt"/>
    </style:style>
    <style:style style:name="P132" style:family="paragraph" style:parent-style-name="List_20_Paragraph" style:list-style-name="L1">
      <style:paragraph-properties fo:text-align="justify" style:justify-single-word="false"/>
      <style:text-properties fo:font-size="8pt" officeooo:paragraph-rsid="08725b15" style:font-size-asian="8pt" style:font-size-complex="8pt"/>
    </style:style>
    <style:style style:name="P133" style:family="paragraph" style:parent-style-name="List_20_Paragraph" style:list-style-name="L1">
      <style:paragraph-properties fo:text-align="justify" style:justify-single-word="false"/>
      <style:text-properties fo:font-size="8pt" officeooo:paragraph-rsid="08802c97" style:font-size-asian="8pt" style:font-size-complex="8pt"/>
    </style:style>
    <style:style style:name="P134" style:family="paragraph" style:parent-style-name="List_20_Paragraph" style:list-style-name="L1">
      <style:paragraph-properties fo:text-align="justify" style:justify-single-word="false"/>
      <style:text-properties fo:font-size="8pt" officeooo:paragraph-rsid="08a7253e" style:font-size-asian="8pt" style:font-size-complex="8pt"/>
    </style:style>
    <style:style style:name="P135" style:family="paragraph" style:parent-style-name="List_20_Paragraph" style:list-style-name="L1">
      <style:paragraph-properties fo:text-align="justify" style:justify-single-word="false"/>
      <style:text-properties fo:font-size="8pt" officeooo:paragraph-rsid="089a8299" style:font-size-asian="8pt" style:font-size-complex="8pt"/>
    </style:style>
    <style:style style:name="P136" style:family="paragraph" style:parent-style-name="List_20_Paragraph" style:list-style-name="L1">
      <style:paragraph-properties fo:text-align="justify" style:justify-single-word="false"/>
      <style:text-properties fo:font-size="8pt" fo:font-weight="normal" officeooo:paragraph-rsid="088023de" style:font-size-asian="8pt" style:font-weight-asian="normal" style:font-size-complex="8pt" style:font-weight-complex="normal"/>
    </style:style>
    <style:style style:name="P137" style:family="paragraph" style:parent-style-name="List_20_Paragraph" style:list-style-name="L1">
      <style:paragraph-properties fo:text-align="justify" style:justify-single-word="false"/>
      <style:text-properties fo:font-size="8pt" fo:font-weight="normal" officeooo:paragraph-rsid="08a7253e" fo:background-color="#ffffff" style:font-size-asian="8pt" style:font-weight-asian="normal" style:font-size-complex="8pt" style:font-weight-complex="normal"/>
    </style:style>
    <style:style style:name="P138" style:family="paragraph" style:parent-style-name="List_20_Paragraph" style:list-style-name="L1">
      <style:paragraph-properties fo:text-align="justify" style:justify-single-word="false"/>
      <style:text-properties fo:color="#3f5fbf" style:font-name="Monospace" fo:font-size="8pt" officeooo:paragraph-rsid="0822fee1" style:font-size-asian="8pt" style:font-size-complex="8pt"/>
    </style:style>
    <style:style style:name="P139" style:family="paragraph" style:parent-style-name="List_20_Paragraph" style:list-style-name="L1">
      <style:paragraph-properties fo:text-align="justify" style:justify-single-word="false"/>
      <style:text-properties fo:color="#3f5fbf" style:font-name="Monospace" fo:font-size="8pt" officeooo:paragraph-rsid="08247b38" style:font-size-asian="8pt" style:font-size-complex="8pt"/>
    </style:style>
    <style:style style:name="P140" style:family="paragraph" style:parent-style-name="List_20_Paragraph" style:list-style-name="L1">
      <style:paragraph-properties fo:text-align="justify" style:justify-single-word="false"/>
      <style:text-properties fo:color="#3f5fbf" style:font-name="Monospace" fo:font-size="8pt" officeooo:paragraph-rsid="085b588a" style:font-size-asian="8pt" style:font-size-complex="8pt"/>
    </style:style>
    <style:style style:name="P141" style:family="paragraph" style:parent-style-name="List_20_Paragraph" style:list-style-name="L1">
      <style:paragraph-properties fo:text-align="justify" style:justify-single-word="false"/>
      <style:text-properties fo:color="#3f5fbf" style:font-name="Monospace" fo:font-size="8pt" officeooo:paragraph-rsid="0861abcf" style:font-size-asian="8pt" style:font-size-complex="8pt"/>
    </style:style>
    <style:style style:name="P142" style:family="paragraph" style:parent-style-name="List_20_Paragraph" style:list-style-name="L1">
      <style:paragraph-properties fo:text-align="justify" style:justify-single-word="false"/>
      <style:text-properties fo:color="#3f5fbf" style:font-name="Monospace" fo:font-size="8pt" officeooo:paragraph-rsid="086675c2" style:font-size-asian="8pt" style:font-size-complex="8pt"/>
    </style:style>
    <style:style style:name="P143" style:family="paragraph" style:parent-style-name="List_20_Paragraph" style:list-style-name="L1">
      <style:paragraph-properties fo:text-align="justify" style:justify-single-word="false"/>
      <style:text-properties fo:color="#3f5fbf" style:font-name="Monospace" fo:font-size="8pt" officeooo:paragraph-rsid="08a7253e" style:font-size-asian="8pt" style:font-size-complex="8pt"/>
    </style:style>
    <style:style style:name="P144" style:family="paragraph" style:parent-style-name="List_20_Paragraph" style:list-style-name="L1">
      <style:paragraph-properties fo:text-align="justify" style:justify-single-word="false"/>
      <style:text-properties fo:color="#3f5fbf" style:font-name="Monospace" fo:font-size="8pt" officeooo:paragraph-rsid="089c8d6e" style:font-size-asian="8pt" style:font-size-complex="8pt"/>
    </style:style>
    <style:style style:name="P1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302a066"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ff0000" fo:font-weight="bold" officeooo:rsid="07fcb845" style:font-weight-asian="bold" style:font-weight-complex="bold"/>
    </style:style>
    <style:style style:name="T4" style:family="text">
      <style:text-properties fo:color="#ff0000" fo:font-size="9pt" fo:font-weight="bold" officeooo:rsid="0782decf" style:font-size-asian="9pt" style:font-weight-asian="bold" style:font-name-complex="Calibri1" style:font-size-complex="9pt" style:font-weight-complex="bold"/>
    </style:style>
    <style:style style:name="T5" style:family="text">
      <style:text-properties fo:color="#ff0000" fo:font-size="9pt" fo:font-weight="bold" officeooo:rsid="07887813" style:font-size-asian="9pt" style:font-weight-asian="bold" style:font-name-complex="Calibri1" style:font-size-complex="9pt" style:font-weight-complex="bold"/>
    </style:style>
    <style:style style:name="T6" style:family="text">
      <style:text-properties fo:color="#ff0000" fo:font-size="9pt" fo:font-weight="bold" officeooo:rsid="078f1ad0" style:font-size-asian="9pt" style:font-weight-asian="bold" style:font-name-complex="Calibri1" style:font-size-complex="9pt" style:font-weight-complex="bold"/>
    </style:style>
    <style:style style:name="T7" style:family="text">
      <style:text-properties fo:color="#ff0000" fo:font-size="9pt" fo:font-weight="bold" officeooo:rsid="07b88b78" style:font-size-asian="9pt" style:font-weight-asian="bold" style:font-name-complex="Calibri1" style:font-size-complex="9pt" style:font-weight-complex="bold"/>
    </style:style>
    <style:style style:name="T8" style:family="text">
      <style:text-properties fo:color="#ff0000" fo:font-size="9pt" fo:font-weight="bold" officeooo:rsid="07b75585" style:font-size-asian="9pt" style:font-weight-asian="bold" style:font-name-complex="Calibri1" style:font-size-complex="9pt" style:font-weight-complex="bold"/>
    </style:style>
    <style:style style:name="T9" style:family="text">
      <style:text-properties fo:color="#ff0000" fo:font-size="9pt" fo:font-weight="bold" officeooo:rsid="07c56a2f" style:font-size-asian="9pt" style:font-weight-asian="bold" style:font-name-complex="Calibri1" style:font-size-complex="9pt" style:font-weight-complex="bold"/>
    </style:style>
    <style:style style:name="T10" style:family="text">
      <style:text-properties fo:color="#ff0000" fo:font-size="9pt" fo:font-weight="bold" officeooo:rsid="07e9cd8d" style:font-size-asian="9pt" style:font-weight-asian="bold" style:font-name-complex="Calibri1" style:font-size-complex="9pt" style:font-weight-complex="bold"/>
    </style:style>
    <style:style style:name="T11" style:family="text">
      <style:text-properties fo:color="#ff0000" fo:font-size="9pt" fo:font-weight="bold" officeooo:rsid="07e80598" style:font-size-asian="9pt" style:font-weight-asian="bold" style:font-name-complex="Calibri1" style:font-size-complex="9pt" style:font-weight-complex="bold"/>
    </style:style>
    <style:style style:name="T12" style:family="text">
      <style:text-properties fo:color="#ff0000" fo:font-size="9pt" fo:font-weight="bold" officeooo:rsid="08171280" style:font-size-asian="9pt" style:font-weight-asian="bold" style:font-name-complex="Calibri1" style:font-size-complex="9pt" style:font-weight-complex="bold"/>
    </style:style>
    <style:style style:name="T13" style:family="text">
      <style:text-properties fo:color="#ff0000" fo:font-size="9pt" fo:font-weight="bold" officeooo:rsid="0881c9ad" style:font-size-asian="9pt" style:font-weight-asian="bold" style:font-name-complex="Calibri1" style:font-size-complex="9pt" style:font-weight-complex="bold"/>
    </style:style>
    <style:style style:name="T14" style:family="text">
      <style:text-properties fo:color="#ff0000" fo:font-size="9pt" fo:font-weight="bold" officeooo:rsid="088be1c0" style:font-size-asian="9pt" style:font-weight-asian="bold" style:font-name-complex="Calibri1" style:font-size-complex="9pt" style:font-weight-complex="bold"/>
    </style:style>
    <style:style style:name="T15" style:family="text">
      <style:text-properties fo:color="#ff0000" fo:font-size="9pt" fo:font-weight="bold" officeooo:rsid="088f052b" style:font-size-asian="9pt" style:font-weight-asian="bold" style:font-name-complex="Calibri1" style:font-size-complex="9pt" style:font-weight-complex="bold"/>
    </style:style>
    <style:style style:name="T16" style:family="text">
      <style:text-properties fo:color="#ff0000" fo:font-size="9pt" fo:font-weight="bold" officeooo:rsid="08906d20" style:font-size-asian="9pt" style:font-weight-asian="bold" style:font-name-complex="Calibri1" style:font-size-complex="9pt" style:font-weight-complex="bold"/>
    </style:style>
    <style:style style:name="T17" style:family="text">
      <style:text-properties fo:color="#ff0000" fo:font-size="9pt" fo:font-weight="bold" officeooo:rsid="07c56a2f" style:font-size-asian="9pt" style:font-weight-asian="normal" style:font-name-complex="Calibri1" style:font-size-complex="9pt" style:font-weight-complex="normal"/>
    </style:style>
    <style:style style:name="T18" style:family="text">
      <style:text-properties fo:color="#ff0000" fo:font-size="9pt" fo:font-weight="bold" officeooo:rsid="07ef659e" style:font-size-asian="9pt" style:font-weight-asian="normal" style:font-name-complex="Calibri1" style:font-size-complex="9pt" style:font-weight-complex="normal"/>
    </style:style>
    <style:style style:name="T19" style:family="text">
      <style:text-properties fo:color="#ff0000" fo:font-size="9pt" fo:font-weight="bold" officeooo:rsid="07846b46" style:font-size-asian="9pt" style:font-weight-asian="normal" style:font-name-complex="Calibri1" style:font-size-complex="9pt" style:font-weight-complex="normal"/>
    </style:style>
    <style:style style:name="T20" style:family="text">
      <style:text-properties fo:color="#ff0000" fo:font-size="9pt" fo:font-weight="bold" officeooo:rsid="08aafaa3" style:font-size-asian="9pt" style:font-weight-asian="normal" style:font-name-complex="Calibri1" style:font-size-complex="9pt" style:font-weight-complex="normal"/>
    </style:style>
    <style:style style:name="T21" style:family="text">
      <style:text-properties fo:color="#ff0000" fo:font-size="9pt" fo:font-weight="bold" officeooo:rsid="08b25c2d" style:font-size-asian="9pt" style:font-size-complex="9pt"/>
    </style:style>
    <style:style style:name="T22" style:family="text">
      <style:text-properties fo:color="#ff0000" fo:font-size="9pt" fo:font-weight="bold" officeooo:rsid="075b8d27" style:font-size-asian="9pt" style:font-size-complex="9pt"/>
    </style:style>
    <style:style style:name="T23" style:family="text">
      <style:text-properties fo:color="#ff0000" fo:font-size="9pt" fo:font-weight="normal" officeooo:rsid="07c56a2f" style:font-size-asian="9pt" style:font-weight-asian="normal" style:font-name-complex="Calibri1" style:font-size-complex="9pt" style:font-weight-complex="normal"/>
    </style:style>
    <style:style style:name="T24" style:family="text">
      <style:text-properties fo:color="#ff0000" fo:font-size="9pt" fo:font-weight="normal" officeooo:rsid="07cd2dfc" style:font-size-asian="9pt" style:font-weight-asian="normal" style:font-name-complex="Calibri1" style:font-size-complex="9pt" style:font-weight-complex="normal"/>
    </style:style>
    <style:style style:name="T25" style:family="text">
      <style:text-properties fo:color="#ff0000" fo:font-size="9pt" fo:font-weight="normal" officeooo:rsid="07ef659e" style:font-size-asian="9pt" style:font-weight-asian="normal" style:font-name-complex="Calibri1" style:font-size-complex="9pt" style:font-weight-complex="normal"/>
    </style:style>
    <style:style style:name="T26" style:family="text">
      <style:text-properties fo:color="#ff0000" fo:font-size="9pt" fo:font-weight="normal" officeooo:rsid="0881c9ad" style:font-size-asian="9pt" style:font-weight-asian="normal" style:font-name-complex="Calibri1" style:font-size-complex="9pt" style:font-weight-complex="normal"/>
    </style:style>
    <style:style style:name="T27" style:family="text">
      <style:text-properties fo:color="#ff0000" fo:font-size="9pt" fo:font-weight="normal" officeooo:rsid="08835531" style:font-size-asian="9pt" style:font-weight-asian="normal" style:font-name-complex="Calibri1" style:font-size-complex="9pt" style:font-weight-complex="normal"/>
    </style:style>
    <style:style style:name="T28" style:family="text">
      <style:text-properties fo:color="#ff0000" fo:font-size="9pt" fo:font-weight="normal" officeooo:rsid="088be1c0" style:font-size-asian="9pt" style:font-weight-asian="normal" style:font-name-complex="Calibri1" style:font-size-complex="9pt" style:font-weight-complex="normal"/>
    </style:style>
    <style:style style:name="T29" style:family="text">
      <style:text-properties fo:color="#ff0000" fo:font-size="9pt" fo:font-weight="normal" officeooo:rsid="08b40226" style:font-size-asian="9pt" style:font-weight-asian="normal" style:font-name-complex="Calibri1" style:font-size-complex="9pt" style:font-weight-complex="normal"/>
    </style:style>
    <style:style style:name="T30" style:family="text">
      <style:text-properties fo:color="#ff0000" fo:font-size="9pt" officeooo:rsid="075b8d27" style:font-size-asian="9pt" style:font-size-complex="9pt"/>
    </style:style>
    <style:style style:name="T31" style:family="text">
      <style:text-properties fo:color="#ff0000" style:font-name="Courier 10 Pitch" fo:font-size="9pt" fo:font-weight="bold" officeooo:rsid="078f1ad0" style:font-size-asian="9pt" style:font-weight-asian="bold" style:font-name-complex="Calibri1" style:font-size-complex="9pt" style:font-weight-complex="bold"/>
    </style:style>
    <style:style style:name="T32" style:family="text">
      <style:text-properties fo:color="#ff0000" style:text-position="super 58%" fo:font-size="9pt" fo:font-weight="bold" officeooo:rsid="08aafaa3" style:font-size-asian="9pt" style:font-weight-asian="normal" style:font-name-complex="Calibri1" style:font-size-complex="9pt" style:font-weight-complex="normal"/>
    </style:style>
    <style:style style:name="T33" style:family="text">
      <style:text-properties fo:color="#ff0000" style:font-name="Monospace" fo:font-size="10pt" fo:font-weight="normal" officeooo:rsid="08b40226" fo:background-color="#ffffff" loext:char-shading-value="0" style:font-size-asian="10pt" style:font-weight-asian="normal" style:font-name-complex="Calibri1" style:font-size-complex="9pt" style:font-weight-complex="normal"/>
    </style:style>
    <style:style style:name="T34" style:family="text">
      <style:text-properties fo:color="#000000" fo:font-size="9pt" fo:font-weight="bold" officeooo:rsid="075b9356" style:font-size-asian="9pt" style:font-weight-asian="bold" style:font-name-complex="Calibri1" style:font-size-complex="9pt" style:font-weight-complex="bold"/>
    </style:style>
    <style:style style:name="T35" style:family="text">
      <style:text-properties fo:color="#000000" fo:font-size="9pt" fo:font-weight="bold" officeooo:rsid="075cabb2" style:font-size-asian="9pt" style:font-weight-asian="bold" style:font-name-complex="Calibri1" style:font-size-complex="9pt" style:font-weight-complex="bold"/>
    </style:style>
    <style:style style:name="T36" style:family="text">
      <style:text-properties fo:color="#000000" fo:font-size="9pt" fo:font-weight="bold" officeooo:rsid="075e8c25" style:font-size-asian="9pt" style:font-weight-asian="bold" style:font-name-complex="Calibri1" style:font-size-complex="9pt" style:font-weight-complex="bold"/>
    </style:style>
    <style:style style:name="T37" style:family="text">
      <style:text-properties fo:color="#000000" fo:font-size="9pt" fo:font-weight="bold" officeooo:rsid="0762f625" style:font-size-asian="9pt" style:font-weight-asian="bold" style:font-name-complex="Calibri1" style:font-size-complex="9pt" style:font-weight-complex="bold"/>
    </style:style>
    <style:style style:name="T38" style:family="text">
      <style:text-properties fo:color="#000000" fo:font-size="9pt" fo:font-weight="bold" officeooo:rsid="076d6f16" style:font-size-asian="9pt" style:font-weight-asian="bold" style:font-name-complex="Calibri1" style:font-size-complex="9pt" style:font-weight-complex="bold"/>
    </style:style>
    <style:style style:name="T39" style:family="text">
      <style:text-properties fo:color="#000000" fo:font-size="9pt" fo:font-weight="bold" officeooo:rsid="0770c211" style:font-size-asian="9pt" style:font-weight-asian="bold" style:font-name-complex="Calibri1" style:font-size-complex="9pt" style:font-weight-complex="bold"/>
    </style:style>
    <style:style style:name="T40" style:family="text">
      <style:text-properties fo:color="#000000" fo:font-size="9pt" fo:font-weight="bold" officeooo:rsid="0771b3e7" style:font-size-asian="9pt" style:font-weight-asian="bold" style:font-name-complex="Calibri1" style:font-size-complex="9pt" style:font-weight-complex="bold"/>
    </style:style>
    <style:style style:name="T41" style:family="text">
      <style:text-properties fo:color="#000000" fo:font-size="9pt" fo:font-weight="bold" officeooo:rsid="077397df" style:font-size-asian="9pt" style:font-weight-asian="bold" style:font-name-complex="Calibri1" style:font-size-complex="9pt" style:font-weight-complex="bold"/>
    </style:style>
    <style:style style:name="T42" style:family="text">
      <style:text-properties fo:color="#000000" fo:font-size="9pt" fo:font-weight="bold" officeooo:rsid="07761254" style:font-size-asian="9pt" style:font-weight-asian="bold" style:font-name-complex="Calibri1" style:font-size-complex="9pt" style:font-weight-complex="bold"/>
    </style:style>
    <style:style style:name="T43" style:family="text">
      <style:text-properties fo:color="#000000" fo:font-size="9pt" fo:font-weight="bold" officeooo:rsid="077d788f" style:font-size-asian="9pt" style:font-weight-asian="bold" style:font-name-complex="Calibri1" style:font-size-complex="9pt" style:font-weight-complex="bold"/>
    </style:style>
    <style:style style:name="T44" style:family="text">
      <style:text-properties fo:color="#000000" fo:font-size="9pt" fo:font-weight="bold" officeooo:rsid="077ec334" style:font-size-asian="9pt" style:font-weight-asian="bold" style:font-name-complex="Calibri1" style:font-size-complex="9pt" style:font-weight-complex="bold"/>
    </style:style>
    <style:style style:name="T45" style:family="text">
      <style:text-properties fo:color="#000000" fo:font-size="9pt" fo:font-weight="bold" officeooo:rsid="079da8e8" style:font-size-asian="9pt" style:font-weight-asian="bold" style:font-name-complex="Calibri1" style:font-size-complex="9pt" style:font-weight-complex="bold"/>
    </style:style>
    <style:style style:name="T46" style:family="text">
      <style:text-properties fo:color="#000000" fo:font-size="9pt" fo:font-weight="bold" officeooo:rsid="079d6709" style:font-size-asian="9pt" style:font-weight-asian="bold" style:font-name-complex="Calibri1" style:font-size-complex="9pt" style:font-weight-complex="bold"/>
    </style:style>
    <style:style style:name="T47" style:family="text">
      <style:text-properties fo:color="#000000" fo:font-size="9pt" fo:font-weight="bold" officeooo:rsid="07965949" style:font-size-asian="9pt" style:font-weight-asian="bold" style:font-name-complex="Calibri1" style:font-size-complex="9pt" style:font-weight-complex="bold"/>
    </style:style>
    <style:style style:name="T48" style:family="text">
      <style:text-properties fo:color="#000000" fo:font-size="9pt" fo:font-weight="bold" officeooo:rsid="079358a2" style:font-size-asian="9pt" style:font-weight-asian="bold" style:font-name-complex="Calibri1" style:font-size-complex="9pt" style:font-weight-complex="bold"/>
    </style:style>
    <style:style style:name="T49" style:family="text">
      <style:text-properties fo:color="#000000" fo:font-size="9pt" fo:font-weight="bold" officeooo:rsid="07a51190" style:font-size-asian="9pt" style:font-weight-asian="bold" style:font-name-complex="Calibri1" style:font-size-complex="9pt" style:font-weight-complex="bold"/>
    </style:style>
    <style:style style:name="T50" style:family="text">
      <style:text-properties fo:color="#000000" fo:font-size="9pt" fo:font-weight="bold" officeooo:rsid="07a3eb09" style:font-size-asian="9pt" style:font-weight-asian="bold" style:font-name-complex="Calibri1" style:font-size-complex="9pt" style:font-weight-complex="bold"/>
    </style:style>
    <style:style style:name="T51" style:family="text">
      <style:text-properties fo:color="#000000" fo:font-size="9pt" fo:font-weight="bold" officeooo:rsid="07907501" style:font-size-asian="9pt" style:font-weight-asian="bold" style:font-name-complex="Calibri1" style:font-size-complex="9pt" style:font-weight-complex="bold"/>
    </style:style>
    <style:style style:name="T52" style:family="text">
      <style:text-properties fo:color="#000000" fo:font-size="9pt" fo:font-weight="bold" officeooo:rsid="07acecd8" style:font-size-asian="9pt" style:font-weight-asian="bold" style:font-name-complex="Calibri1" style:font-size-complex="9pt" style:font-weight-complex="bold"/>
    </style:style>
    <style:style style:name="T53" style:family="text">
      <style:text-properties fo:color="#000000" fo:font-size="9pt" fo:font-weight="bold" officeooo:rsid="07ba6967" style:font-size-asian="9pt" style:font-weight-asian="bold" style:font-name-complex="Calibri1" style:font-size-complex="9pt" style:font-weight-complex="bold"/>
    </style:style>
    <style:style style:name="T54" style:family="text">
      <style:text-properties fo:color="#000000" fo:font-size="9pt" fo:font-weight="bold" officeooo:rsid="07bcc6e4" style:font-size-asian="9pt" style:font-weight-asian="bold" style:font-name-complex="Calibri1" style:font-size-complex="9pt" style:font-weight-complex="bold"/>
    </style:style>
    <style:style style:name="T55" style:family="text">
      <style:text-properties fo:color="#000000" fo:font-size="9pt" fo:font-weight="bold" officeooo:rsid="07be9dd2" style:font-size-asian="9pt" style:font-weight-asian="bold" style:font-name-complex="Calibri1" style:font-size-complex="9pt" style:font-weight-complex="bold"/>
    </style:style>
    <style:style style:name="T56" style:family="text">
      <style:text-properties fo:color="#000000" fo:font-size="9pt" fo:font-weight="bold" officeooo:rsid="07c02d20" style:font-size-asian="9pt" style:font-weight-asian="bold" style:font-name-complex="Calibri1" style:font-size-complex="9pt" style:font-weight-complex="bold"/>
    </style:style>
    <style:style style:name="T57" style:family="text">
      <style:text-properties fo:color="#000000" fo:font-size="9pt" fo:font-weight="bold" officeooo:rsid="07c07d7a" style:font-size-asian="9pt" style:font-weight-asian="bold" style:font-name-complex="Calibri1" style:font-size-complex="9pt" style:font-weight-complex="bold"/>
    </style:style>
    <style:style style:name="T58" style:family="text">
      <style:text-properties fo:color="#000000" fo:font-size="9pt" fo:font-weight="bold" officeooo:rsid="07c2a512" style:font-size-asian="9pt" style:font-weight-asian="bold" style:font-name-complex="Calibri1" style:font-size-complex="9pt" style:font-weight-complex="bold"/>
    </style:style>
    <style:style style:name="T59" style:family="text">
      <style:text-properties fo:color="#000000" fo:font-size="9pt" fo:font-weight="bold" officeooo:rsid="07cd2dfc" style:font-size-asian="9pt" style:font-weight-asian="bold" style:font-name-complex="Calibri1" style:font-size-complex="9pt" style:font-weight-complex="bold"/>
    </style:style>
    <style:style style:name="T60" style:family="text">
      <style:text-properties fo:color="#000000" fo:font-size="9pt" fo:font-weight="bold" officeooo:rsid="07dc12ca" style:font-size-asian="9pt" style:font-weight-asian="bold" style:font-name-complex="Calibri1" style:font-size-complex="9pt" style:font-weight-complex="bold"/>
    </style:style>
    <style:style style:name="T61" style:family="text">
      <style:text-properties fo:color="#000000" fo:font-size="9pt" fo:font-weight="bold" officeooo:rsid="07d3ed5c" style:font-size-asian="9pt" style:font-weight-asian="bold" style:font-name-complex="Calibri1" style:font-size-complex="9pt" style:font-weight-complex="bold"/>
    </style:style>
    <style:style style:name="T62" style:family="text">
      <style:text-properties fo:color="#000000" fo:font-size="9pt" fo:font-weight="bold" officeooo:rsid="08171280" style:font-size-asian="9pt" style:font-weight-asian="bold" style:font-name-complex="Calibri1" style:font-size-complex="9pt" style:font-weight-complex="bold"/>
    </style:style>
    <style:style style:name="T63" style:family="text">
      <style:text-properties fo:color="#000000" fo:font-size="9pt" fo:font-weight="bold" officeooo:rsid="08ad59ae" style:font-size-asian="9pt" style:font-weight-asian="bold" style:font-name-complex="Calibri1" style:font-size-complex="9pt" style:font-weight-complex="bold"/>
    </style:style>
    <style:style style:name="T64" style:family="text">
      <style:text-properties fo:color="#000000" fo:font-size="9pt" fo:font-weight="bold" officeooo:rsid="08af30d6" style:font-size-asian="9pt" style:font-weight-asian="bold" style:font-name-complex="Calibri1" style:font-size-complex="9pt" style:font-weight-complex="bold"/>
    </style:style>
    <style:style style:name="T65" style:family="text">
      <style:text-properties fo:color="#000000" fo:font-size="9pt" fo:font-weight="bold" officeooo:rsid="075b9356" style:font-size-asian="9pt" style:font-weight-asian="normal" style:font-name-complex="Calibri1" style:font-size-complex="9pt" style:font-weight-complex="normal"/>
    </style:style>
    <style:style style:name="T66" style:family="text">
      <style:text-properties fo:color="#000000" fo:font-size="9pt" fo:font-weight="bold" officeooo:rsid="0762f625" style:font-size-asian="9pt" style:font-weight-asian="normal" style:font-name-complex="Calibri1" style:font-size-complex="9pt" style:font-weight-complex="normal"/>
    </style:style>
    <style:style style:name="T67" style:family="text">
      <style:text-properties fo:color="#000000" fo:font-size="9pt" fo:font-weight="bold" officeooo:rsid="07846b46" style:font-size-asian="9pt" style:font-weight-asian="normal" style:font-name-complex="Calibri1" style:font-size-complex="9pt" style:font-weight-complex="normal"/>
    </style:style>
    <style:style style:name="T68" style:family="text">
      <style:text-properties fo:color="#000000" fo:font-size="9pt" fo:font-weight="bold" officeooo:rsid="078aeeed" style:font-size-asian="9pt" style:font-weight-asian="normal" style:font-name-complex="Calibri1" style:font-size-complex="9pt" style:font-weight-complex="normal"/>
    </style:style>
    <style:style style:name="T69" style:family="text">
      <style:text-properties fo:color="#000000" fo:font-size="9pt" fo:font-weight="bold" officeooo:rsid="07907501" style:font-size-asian="9pt" style:font-weight-asian="normal" style:font-name-complex="Calibri1" style:font-size-complex="9pt" style:font-weight-complex="normal"/>
    </style:style>
    <style:style style:name="T70" style:family="text">
      <style:text-properties fo:color="#000000" fo:font-size="9pt" fo:font-weight="bold" officeooo:rsid="079358a2" style:font-size-asian="9pt" style:font-weight-asian="normal" style:font-name-complex="Calibri1" style:font-size-complex="9pt" style:font-weight-complex="normal"/>
    </style:style>
    <style:style style:name="T71" style:family="text">
      <style:text-properties fo:color="#000000" fo:font-size="9pt" fo:font-weight="bold" officeooo:rsid="07965949" style:font-size-asian="9pt" style:font-weight-asian="normal" style:font-name-complex="Calibri1" style:font-size-complex="9pt" style:font-weight-complex="normal"/>
    </style:style>
    <style:style style:name="T72" style:family="text">
      <style:text-properties fo:color="#000000" fo:font-size="9pt" fo:font-weight="bold" officeooo:rsid="07acecd8" style:font-size-asian="9pt" style:font-weight-asian="normal" style:font-name-complex="Calibri1" style:font-size-complex="9pt" style:font-weight-complex="normal"/>
    </style:style>
    <style:style style:name="T73" style:family="text">
      <style:text-properties fo:color="#000000" fo:font-size="9pt" fo:font-weight="bold" officeooo:rsid="07c07d7a" style:font-size-asian="9pt" style:font-weight-asian="normal" style:font-name-complex="Calibri1" style:font-size-complex="9pt" style:font-weight-complex="normal"/>
    </style:style>
    <style:style style:name="T74" style:family="text">
      <style:text-properties fo:color="#000000" fo:font-size="9pt" fo:font-weight="bold" officeooo:rsid="07cd2dfc" style:font-size-asian="9pt" style:font-weight-asian="normal" style:font-name-complex="Calibri1" style:font-size-complex="9pt" style:font-weight-complex="normal"/>
    </style:style>
    <style:style style:name="T75" style:family="text">
      <style:text-properties fo:color="#000000" fo:font-size="9pt" fo:font-weight="bold" officeooo:rsid="07d3ed5c" style:font-size-asian="9pt" style:font-weight-asian="normal" style:font-name-complex="Calibri1" style:font-size-complex="9pt" style:font-weight-complex="normal"/>
    </style:style>
    <style:style style:name="T76" style:family="text">
      <style:text-properties fo:color="#000000" fo:font-size="9pt" fo:font-weight="bold" officeooo:rsid="07dc12ca" style:font-size-asian="9pt" style:font-weight-asian="normal" style:font-name-complex="Calibri1" style:font-size-complex="9pt" style:font-weight-complex="normal"/>
    </style:style>
    <style:style style:name="T77" style:family="text">
      <style:text-properties fo:color="#000000" fo:font-size="9pt" fo:font-weight="bold" officeooo:rsid="08210b59" style:font-size-asian="9pt" style:font-weight-asian="normal" style:font-name-complex="Calibri1" style:font-size-complex="9pt" style:font-weight-complex="normal"/>
    </style:style>
    <style:style style:name="T78" style:family="text">
      <style:text-properties fo:color="#000000" fo:font-size="9pt" fo:font-weight="bold" officeooo:rsid="0821f254" style:font-size-asian="9pt" style:font-weight-asian="normal" style:font-name-complex="Calibri1" style:font-size-complex="9pt" style:font-weight-complex="normal"/>
    </style:style>
    <style:style style:name="T79" style:family="text">
      <style:text-properties fo:color="#000000" fo:font-size="9pt" fo:font-weight="bold" officeooo:rsid="08695bff" style:font-size-asian="9pt" style:font-weight-asian="normal" style:font-name-complex="Calibri1" style:font-size-complex="9pt" style:font-weight-complex="normal"/>
    </style:style>
    <style:style style:name="T80" style:family="text">
      <style:text-properties fo:color="#000000" fo:font-size="9pt" fo:font-weight="bold" officeooo:rsid="086ae431" style:font-size-asian="9pt" style:font-weight-asian="normal" style:font-name-complex="Calibri1" style:font-size-complex="9pt" style:font-weight-complex="normal"/>
    </style:style>
    <style:style style:name="T81" style:family="text">
      <style:text-properties fo:color="#000000" fo:font-size="9pt" fo:font-weight="bold" officeooo:rsid="086c3309" style:font-size-asian="9pt" style:font-weight-asian="normal" style:font-name-complex="Calibri1" style:font-size-complex="9pt" style:font-weight-complex="normal"/>
    </style:style>
    <style:style style:name="T82" style:family="text">
      <style:text-properties fo:color="#000000" fo:font-size="9pt" fo:font-weight="bold" officeooo:rsid="0894fff5" style:font-size-asian="9pt" style:font-weight-asian="normal" style:font-name-complex="Calibri1" style:font-size-complex="9pt" style:font-weight-complex="normal"/>
    </style:style>
    <style:style style:name="T83" style:family="text">
      <style:text-properties fo:color="#000000" fo:font-size="9pt" fo:font-weight="bold" officeooo:rsid="08966dd0" style:font-size-asian="9pt" style:font-weight-asian="normal" style:font-name-complex="Calibri1" style:font-size-complex="9pt" style:font-weight-complex="normal"/>
    </style:style>
    <style:style style:name="T84" style:family="text">
      <style:text-properties fo:color="#000000" fo:font-size="9pt" fo:font-weight="bold" officeooo:rsid="075cabb2" style:font-size-asian="9pt" style:font-weight-asian="normal" style:font-size-complex="9pt" style:font-weight-complex="normal"/>
    </style:style>
    <style:style style:name="T85" style:family="text">
      <style:text-properties fo:color="#000000" fo:font-size="9pt" fo:font-weight="normal" officeooo:rsid="075b9356" style:font-size-asian="9pt" style:font-weight-asian="normal" style:font-name-complex="Calibri1" style:font-size-complex="9pt" style:font-weight-complex="normal"/>
    </style:style>
    <style:style style:name="T86" style:family="text">
      <style:text-properties fo:color="#000000" fo:font-size="9pt" fo:font-weight="normal" officeooo:rsid="0630e0e5" style:font-size-asian="9pt" style:font-weight-asian="normal" style:font-name-complex="Calibri1" style:font-size-complex="9pt" style:font-weight-complex="normal"/>
    </style:style>
    <style:style style:name="T87" style:family="text">
      <style:text-properties fo:color="#000000" fo:font-size="9pt" fo:font-weight="normal" officeooo:rsid="075cabb2" style:font-size-asian="9pt" style:font-weight-asian="normal" style:font-name-complex="Calibri1" style:font-size-complex="9pt" style:font-weight-complex="normal"/>
    </style:style>
    <style:style style:name="T88" style:family="text">
      <style:text-properties fo:color="#000000" fo:font-size="9pt" fo:font-weight="normal" officeooo:rsid="075e8c25" style:font-size-asian="9pt" style:font-weight-asian="normal" style:font-name-complex="Calibri1" style:font-size-complex="9pt" style:font-weight-complex="normal"/>
    </style:style>
    <style:style style:name="T89" style:family="text">
      <style:text-properties fo:color="#000000" fo:font-size="9pt" fo:font-weight="normal" officeooo:rsid="0762f625" style:font-size-asian="9pt" style:font-weight-asian="normal" style:font-name-complex="Calibri1" style:font-size-complex="9pt" style:font-weight-complex="normal"/>
    </style:style>
    <style:style style:name="T90" style:family="text">
      <style:text-properties fo:color="#000000" fo:font-size="9pt" fo:font-weight="normal" officeooo:rsid="07667f9e" style:font-size-asian="9pt" style:font-weight-asian="normal" style:font-name-complex="Calibri1" style:font-size-complex="9pt" style:font-weight-complex="normal"/>
    </style:style>
    <style:style style:name="T91" style:family="text">
      <style:text-properties fo:color="#000000" fo:font-size="9pt" fo:font-weight="normal" officeooo:rsid="076d6f16" style:font-size-asian="9pt" style:font-weight-asian="normal" style:font-name-complex="Calibri1" style:font-size-complex="9pt" style:font-weight-complex="normal"/>
    </style:style>
    <style:style style:name="T92" style:family="text">
      <style:text-properties fo:color="#000000" fo:font-size="9pt" fo:font-weight="normal" officeooo:rsid="0770c211" style:font-size-asian="9pt" style:font-weight-asian="normal" style:font-name-complex="Calibri1" style:font-size-complex="9pt" style:font-weight-complex="normal"/>
    </style:style>
    <style:style style:name="T93" style:family="text">
      <style:text-properties fo:color="#000000" fo:font-size="9pt" fo:font-weight="normal" officeooo:rsid="0771b3e7" style:font-size-asian="9pt" style:font-weight-asian="normal" style:font-name-complex="Calibri1" style:font-size-complex="9pt" style:font-weight-complex="normal"/>
    </style:style>
    <style:style style:name="T94" style:family="text">
      <style:text-properties fo:color="#000000" fo:font-size="9pt" fo:font-weight="normal" officeooo:rsid="077397df" style:font-size-asian="9pt" style:font-weight-asian="normal" style:font-name-complex="Calibri1" style:font-size-complex="9pt" style:font-weight-complex="normal"/>
    </style:style>
    <style:style style:name="T95" style:family="text">
      <style:text-properties fo:color="#000000" fo:font-size="9pt" fo:font-weight="normal" officeooo:rsid="07761254" style:font-size-asian="9pt" style:font-weight-asian="normal" style:font-name-complex="Calibri1" style:font-size-complex="9pt" style:font-weight-complex="normal"/>
    </style:style>
    <style:style style:name="T96" style:family="text">
      <style:text-properties fo:color="#000000" fo:font-size="9pt" fo:font-weight="normal" officeooo:rsid="077d788f" style:font-size-asian="9pt" style:font-weight-asian="normal" style:font-name-complex="Calibri1" style:font-size-complex="9pt" style:font-weight-complex="normal"/>
    </style:style>
    <style:style style:name="T97" style:family="text">
      <style:text-properties fo:color="#000000" fo:font-size="9pt" fo:font-weight="normal" officeooo:rsid="077ec334" style:font-size-asian="9pt" style:font-weight-asian="normal" style:font-name-complex="Calibri1" style:font-size-complex="9pt" style:font-weight-complex="normal"/>
    </style:style>
    <style:style style:name="T98" style:family="text">
      <style:text-properties fo:color="#000000" fo:font-size="9pt" fo:font-weight="normal" officeooo:rsid="07846b46" style:font-size-asian="9pt" style:font-weight-asian="normal" style:font-name-complex="Calibri1" style:font-size-complex="9pt" style:font-weight-complex="normal"/>
    </style:style>
    <style:style style:name="T99" style:family="text">
      <style:text-properties fo:color="#000000" fo:font-size="9pt" fo:font-weight="normal" officeooo:rsid="078aeeed" style:font-size-asian="9pt" style:font-weight-asian="normal" style:font-name-complex="Calibri1" style:font-size-complex="9pt" style:font-weight-complex="normal"/>
    </style:style>
    <style:style style:name="T100" style:family="text">
      <style:text-properties fo:color="#000000" fo:font-size="9pt" fo:font-weight="normal" officeooo:rsid="07907501" style:font-size-asian="9pt" style:font-weight-asian="normal" style:font-name-complex="Calibri1" style:font-size-complex="9pt" style:font-weight-complex="normal"/>
    </style:style>
    <style:style style:name="T101" style:family="text">
      <style:text-properties fo:color="#000000" fo:font-size="9pt" fo:font-weight="normal" officeooo:rsid="079358a2" style:font-size-asian="9pt" style:font-weight-asian="normal" style:font-name-complex="Calibri1" style:font-size-complex="9pt" style:font-weight-complex="normal"/>
    </style:style>
    <style:style style:name="T102" style:family="text">
      <style:text-properties fo:color="#000000" fo:font-size="9pt" fo:font-weight="normal" officeooo:rsid="07965949" style:font-size-asian="9pt" style:font-weight-asian="normal" style:font-name-complex="Calibri1" style:font-size-complex="9pt" style:font-weight-complex="normal"/>
    </style:style>
    <style:style style:name="T103" style:family="text">
      <style:text-properties fo:color="#000000" fo:font-size="9pt" fo:font-weight="normal" officeooo:rsid="079d6709" style:font-size-asian="9pt" style:font-weight-asian="normal" style:font-name-complex="Calibri1" style:font-size-complex="9pt" style:font-weight-complex="normal"/>
    </style:style>
    <style:style style:name="T104" style:family="text">
      <style:text-properties fo:color="#000000" fo:font-size="9pt" fo:font-weight="normal" officeooo:rsid="079e9480" style:font-size-asian="9pt" style:font-weight-asian="normal" style:font-name-complex="Calibri1" style:font-size-complex="9pt" style:font-weight-complex="normal"/>
    </style:style>
    <style:style style:name="T105" style:family="text">
      <style:text-properties fo:color="#000000" fo:font-size="9pt" fo:font-weight="normal" officeooo:rsid="07a3eb09" style:font-size-asian="9pt" style:font-weight-asian="normal" style:font-name-complex="Calibri1" style:font-size-complex="9pt" style:font-weight-complex="normal"/>
    </style:style>
    <style:style style:name="T106" style:family="text">
      <style:text-properties fo:color="#000000" fo:font-size="9pt" fo:font-weight="normal" officeooo:rsid="07a51190" style:font-size-asian="9pt" style:font-weight-asian="normal" style:font-name-complex="Calibri1" style:font-size-complex="9pt" style:font-weight-complex="normal"/>
    </style:style>
    <style:style style:name="T107" style:family="text">
      <style:text-properties fo:color="#000000" fo:font-size="9pt" fo:font-weight="normal" officeooo:rsid="07acecd8" style:font-size-asian="9pt" style:font-weight-asian="normal" style:font-name-complex="Calibri1" style:font-size-complex="9pt" style:font-weight-complex="normal"/>
    </style:style>
    <style:style style:name="T108" style:family="text">
      <style:text-properties fo:color="#000000" fo:font-size="9pt" fo:font-weight="normal" officeooo:rsid="07ba61d5" style:font-size-asian="9pt" style:font-weight-asian="normal" style:font-name-complex="Calibri1" style:font-size-complex="9pt" style:font-weight-complex="normal"/>
    </style:style>
    <style:style style:name="T109" style:family="text">
      <style:text-properties fo:color="#000000" fo:font-size="9pt" fo:font-weight="normal" officeooo:rsid="07bc77b1" style:font-size-asian="9pt" style:font-weight-asian="normal" style:font-name-complex="Calibri1" style:font-size-complex="9pt" style:font-weight-complex="normal"/>
    </style:style>
    <style:style style:name="T110" style:family="text">
      <style:text-properties fo:color="#000000" fo:font-size="9pt" fo:font-weight="normal" officeooo:rsid="07bcc6e4" style:font-size-asian="9pt" style:font-weight-asian="normal" style:font-name-complex="Calibri1" style:font-size-complex="9pt" style:font-weight-complex="normal"/>
    </style:style>
    <style:style style:name="T111" style:family="text">
      <style:text-properties fo:color="#000000" fo:font-size="9pt" fo:font-weight="normal" officeooo:rsid="07be9dd2" style:font-size-asian="9pt" style:font-weight-asian="normal" style:font-name-complex="Calibri1" style:font-size-complex="9pt" style:font-weight-complex="normal"/>
    </style:style>
    <style:style style:name="T112" style:family="text">
      <style:text-properties fo:color="#000000" fo:font-size="9pt" fo:font-weight="normal" officeooo:rsid="07c02d20" style:font-size-asian="9pt" style:font-weight-asian="normal" style:font-name-complex="Calibri1" style:font-size-complex="9pt" style:font-weight-complex="normal"/>
    </style:style>
    <style:style style:name="T113" style:family="text">
      <style:text-properties fo:color="#000000" fo:font-size="9pt" fo:font-weight="normal" officeooo:rsid="07c07d7a" style:font-size-asian="9pt" style:font-weight-asian="normal" style:font-name-complex="Calibri1" style:font-size-complex="9pt" style:font-weight-complex="normal"/>
    </style:style>
    <style:style style:name="T114" style:family="text">
      <style:text-properties fo:color="#000000" fo:font-size="9pt" fo:font-weight="normal" officeooo:rsid="07c2a512" style:font-size-asian="9pt" style:font-weight-asian="normal" style:font-name-complex="Calibri1" style:font-size-complex="9pt" style:font-weight-complex="normal"/>
    </style:style>
    <style:style style:name="T115" style:family="text">
      <style:text-properties fo:color="#000000" fo:font-size="9pt" fo:font-weight="normal" officeooo:rsid="07c9cf9e" style:font-size-asian="9pt" style:font-weight-asian="normal" style:font-name-complex="Calibri1" style:font-size-complex="9pt" style:font-weight-complex="normal"/>
    </style:style>
    <style:style style:name="T116" style:family="text">
      <style:text-properties fo:color="#000000" fo:font-size="9pt" fo:font-weight="normal" officeooo:rsid="07cd2dfc" style:font-size-asian="9pt" style:font-weight-asian="normal" style:font-name-complex="Calibri1" style:font-size-complex="9pt" style:font-weight-complex="normal"/>
    </style:style>
    <style:style style:name="T117" style:family="text">
      <style:text-properties fo:color="#000000" fo:font-size="9pt" fo:font-weight="normal" officeooo:rsid="07d3ed5c" style:font-size-asian="9pt" style:font-weight-asian="normal" style:font-name-complex="Calibri1" style:font-size-complex="9pt" style:font-weight-complex="normal"/>
    </style:style>
    <style:style style:name="T118" style:family="text">
      <style:text-properties fo:color="#000000" fo:font-size="9pt" fo:font-weight="normal" officeooo:rsid="07dc12ca" style:font-size-asian="9pt" style:font-weight-asian="normal" style:font-name-complex="Calibri1" style:font-size-complex="9pt" style:font-weight-complex="normal"/>
    </style:style>
    <style:style style:name="T119" style:family="text">
      <style:text-properties fo:color="#000000" fo:font-size="9pt" fo:font-weight="normal" officeooo:rsid="07ef659e" style:font-size-asian="9pt" style:font-weight-asian="normal" style:font-name-complex="Calibri1" style:font-size-complex="9pt" style:font-weight-complex="normal"/>
    </style:style>
    <style:style style:name="T120" style:family="text">
      <style:text-properties fo:color="#000000" fo:font-size="9pt" fo:font-weight="normal" officeooo:rsid="07f2adca" style:font-size-asian="9pt" style:font-weight-asian="normal" style:font-name-complex="Calibri1" style:font-size-complex="9pt" style:font-weight-complex="normal"/>
    </style:style>
    <style:style style:name="T121" style:family="text">
      <style:text-properties fo:color="#000000" fo:font-size="9pt" fo:font-weight="normal" officeooo:rsid="07f457e1" style:font-size-asian="9pt" style:font-weight-asian="normal" style:font-name-complex="Calibri1" style:font-size-complex="9pt" style:font-weight-complex="normal"/>
    </style:style>
    <style:style style:name="T122" style:family="text">
      <style:text-properties fo:color="#000000" fo:font-size="9pt" fo:font-weight="normal" officeooo:rsid="080a1f93" style:font-size-asian="9pt" style:font-weight-asian="normal" style:font-name-complex="Calibri1" style:font-size-complex="9pt" style:font-weight-complex="normal"/>
    </style:style>
    <style:style style:name="T123" style:family="text">
      <style:text-properties fo:color="#000000" fo:font-size="9pt" fo:font-weight="normal" officeooo:rsid="080a7523" style:font-size-asian="9pt" style:font-weight-asian="normal" style:font-name-complex="Calibri1" style:font-size-complex="9pt" style:font-weight-complex="normal"/>
    </style:style>
    <style:style style:name="T124" style:family="text">
      <style:text-properties fo:color="#000000" fo:font-size="9pt" fo:font-weight="normal" officeooo:rsid="080d7802" style:font-size-asian="9pt" style:font-weight-asian="normal" style:font-name-complex="Calibri1" style:font-size-complex="9pt" style:font-weight-complex="normal"/>
    </style:style>
    <style:style style:name="T125" style:family="text">
      <style:text-properties fo:color="#000000" fo:font-size="9pt" fo:font-weight="normal" officeooo:rsid="08118d14" style:font-size-asian="9pt" style:font-weight-asian="normal" style:font-name-complex="Calibri1" style:font-size-complex="9pt" style:font-weight-complex="normal"/>
    </style:style>
    <style:style style:name="T126" style:family="text">
      <style:text-properties fo:color="#000000" fo:font-size="9pt" fo:font-weight="normal" officeooo:rsid="0813923e" style:font-size-asian="9pt" style:font-weight-asian="normal" style:font-name-complex="Calibri1" style:font-size-complex="9pt" style:font-weight-complex="normal"/>
    </style:style>
    <style:style style:name="T127" style:family="text">
      <style:text-properties fo:color="#000000" fo:font-size="9pt" fo:font-weight="normal" officeooo:rsid="0819a08b" style:font-size-asian="9pt" style:font-weight-asian="normal" style:font-name-complex="Calibri1" style:font-size-complex="9pt" style:font-weight-complex="normal"/>
    </style:style>
    <style:style style:name="T128" style:family="text">
      <style:text-properties fo:color="#000000" fo:font-size="9pt" fo:font-weight="normal" officeooo:rsid="081b3346" style:font-size-asian="9pt" style:font-weight-asian="normal" style:font-name-complex="Calibri1" style:font-size-complex="9pt" style:font-weight-complex="normal"/>
    </style:style>
    <style:style style:name="T129" style:family="text">
      <style:text-properties fo:color="#000000" fo:font-size="9pt" fo:font-weight="normal" officeooo:rsid="081c9783" style:font-size-asian="9pt" style:font-weight-asian="normal" style:font-name-complex="Calibri1" style:font-size-complex="9pt" style:font-weight-complex="normal"/>
    </style:style>
    <style:style style:name="T130" style:family="text">
      <style:text-properties fo:color="#000000" fo:font-size="9pt" fo:font-weight="normal" officeooo:rsid="0869dd5e" style:font-size-asian="9pt" style:font-weight-asian="normal" style:font-name-complex="Calibri1" style:font-size-complex="9pt" style:font-weight-complex="normal"/>
    </style:style>
    <style:style style:name="T131" style:family="text">
      <style:text-properties fo:color="#000000" fo:font-size="9pt" fo:font-weight="normal" officeooo:rsid="08835531" style:font-size-asian="9pt" style:font-weight-asian="normal" style:font-name-complex="Calibri1" style:font-size-complex="9pt" style:font-weight-complex="normal"/>
    </style:style>
    <style:style style:name="T132" style:family="text">
      <style:text-properties fo:color="#000000" fo:font-size="9pt" fo:font-weight="normal" officeooo:rsid="08ad59ae" style:font-size-asian="9pt" style:font-weight-asian="normal" style:font-name-complex="Calibri1" style:font-size-complex="9pt" style:font-weight-complex="normal"/>
    </style:style>
    <style:style style:name="T133" style:family="text">
      <style:text-properties fo:color="#000000" fo:font-size="9pt" fo:font-weight="normal" officeooo:rsid="0888712b" style:font-size-asian="9pt" style:font-weight-asian="normal" style:font-name-complex="Calibri1" style:font-size-complex="9pt" style:font-weight-complex="normal"/>
    </style:style>
    <style:style style:name="T134" style:family="text">
      <style:text-properties fo:color="#000000" fo:font-size="9pt" fo:font-weight="normal" officeooo:rsid="08171280" style:font-size-asian="9pt" style:font-weight-asian="normal" style:font-name-complex="Calibri1" style:font-size-complex="9pt" style:font-weight-complex="normal"/>
    </style:style>
    <style:style style:name="T135" style:family="text">
      <style:text-properties fo:color="#000000" fo:font-size="9pt" fo:font-weight="normal" officeooo:rsid="088b37e6" style:font-size-asian="9pt" style:font-weight-asian="normal" style:font-name-complex="Calibri1" style:font-size-complex="9pt" style:font-weight-complex="normal"/>
    </style:style>
    <style:style style:name="T136" style:family="text">
      <style:text-properties fo:color="#000000" fo:font-size="9pt" fo:font-weight="normal" officeooo:rsid="0889d38c" style:font-size-asian="9pt" style:font-weight-asian="normal" style:font-name-complex="Calibri1" style:font-size-complex="9pt" style:font-weight-complex="normal"/>
    </style:style>
    <style:style style:name="T137" style:family="text">
      <style:text-properties fo:color="#000000" fo:font-size="9pt" fo:font-weight="normal" officeooo:rsid="08b40226" style:font-size-asian="9pt" style:font-weight-asian="normal" style:font-name-complex="Calibri1" style:font-size-complex="9pt" style:font-weight-complex="normal"/>
    </style:style>
    <style:style style:name="T138" style:family="text">
      <style:text-properties fo:color="#000000" style:font-name="Courier 10 Pitch" fo:font-size="10pt" fo:font-weight="normal" officeooo:rsid="075e8c25" style:font-size-asian="10pt" style:font-weight-asian="normal" style:font-name-complex="Calibri1" style:font-size-complex="10pt" style:font-weight-complex="normal"/>
    </style:style>
    <style:style style:name="T139" style:family="text">
      <style:text-properties fo:color="#000000" style:font-name="Courier 10 Pitch" fo:font-size="10pt" fo:font-weight="normal" officeooo:rsid="080a7523" style:font-size-asian="10pt" style:font-weight-asian="normal" style:font-name-complex="Calibri1" style:font-size-complex="10pt" style:font-weight-complex="normal"/>
    </style:style>
    <style:style style:name="T140" style:family="text">
      <style:text-properties fo:color="#000000" style:font-name="Courier 10 Pitch" fo:font-size="10pt" fo:font-weight="normal" style:font-size-asian="10pt" style:font-weight-asian="normal" style:font-weight-complex="normal"/>
    </style:style>
    <style:style style:name="T141" style:family="text">
      <style:text-properties fo:color="#000000" style:font-name="Courier 10 Pitch" fo:font-size="10pt" fo:font-weight="normal" style:font-size-asian="10pt" style:font-weight-asian="normal" style:font-size-complex="10pt" style:font-weight-complex="normal"/>
    </style:style>
    <style:style style:name="T142" style:family="text">
      <style:text-properties fo:color="#000000" style:font-name="Courier 10 Pitch" fo:font-size="10pt" style:font-size-asian="10pt"/>
    </style:style>
    <style:style style:name="T143" style:family="text">
      <style:text-properties fo:color="#000000" style:font-name="Courier 10 Pitch" fo:font-size="10pt" style:font-size-asian="10pt" style:font-size-complex="10pt"/>
    </style:style>
    <style:style style:name="T144" style:family="text">
      <style:text-properties fo:color="#000000" style:font-name="Courier 10 Pitch" fo:font-size="10pt" officeooo:rsid="08641487" style:font-size-asian="10pt"/>
    </style:style>
    <style:style style:name="T145" style:family="text">
      <style:text-properties fo:color="#000000" style:font-name="Courier 10 Pitch" fo:font-size="10pt" fo:font-weight="bold" style:font-size-asian="10pt" style:font-weight-asian="bold" style:font-size-complex="10pt" style:font-weight-complex="bold"/>
    </style:style>
    <style:style style:name="T146" style:family="text">
      <style:text-properties fo:color="#000000" style:font-name="Courier 10 Pitch" fo:font-size="10pt" fo:font-weight="bold" style:font-size-asian="10pt" style:font-weight-asian="bold" style:font-weight-complex="bold"/>
    </style:style>
    <style:style style:name="T147" style:family="text">
      <style:text-properties fo:color="#000000" style:font-name="Courier 10 Pitch" fo:font-size="10pt" fo:font-weight="bold" officeooo:rsid="0834afd4" style:font-size-asian="10pt" style:font-weight-asian="bold" style:font-weight-complex="bold"/>
    </style:style>
    <style:style style:name="T148" style:family="text">
      <style:text-properties fo:color="#000000" style:font-name="Courier 10 Pitch" fo:font-size="10pt" fo:font-weight="bold" fo:background-color="#e8f2fe" loext:char-shading-value="0" style:font-size-asian="10pt" style:font-weight-asian="bold" style:font-weight-complex="bold"/>
    </style:style>
    <style:style style:name="T149" style:family="text">
      <style:text-properties fo:color="#000000" style:font-name="Courier 10 Pitch" fo:font-size="10pt" fo:font-weight="bold" officeooo:rsid="08a7253e" fo:background-color="#e8f2fe" loext:char-shading-value="0" style:font-size-asian="10pt" style:font-weight-asian="bold" style:font-size-complex="10pt"/>
    </style:style>
    <style:style style:name="T150" style:family="text">
      <style:text-properties fo:color="#000000" style:font-name="Courier 10 Pitch" fo:font-size="10pt" fo:font-weight="bold" officeooo:rsid="07846b46" fo:background-color="#d4d4d4" loext:char-shading-value="0" style:font-size-asian="10pt" style:font-weight-asian="bold" style:font-name-complex="Calibri1" style:font-size-complex="9pt" style:font-weight-complex="normal"/>
    </style:style>
    <style:style style:name="T151" style:family="text">
      <style:text-properties fo:color="#000000" style:font-name="Courier 10 Pitch" fo:font-size="10pt" fo:background-color="#e8f2fe" loext:char-shading-value="0" style:font-size-asian="10pt"/>
    </style:style>
    <style:style style:name="T152" style:family="text">
      <style:text-properties fo:color="#000000" style:font-name="Courier 10 Pitch" fo:font-size="9pt" fo:font-weight="normal" officeooo:rsid="0762f625" style:font-size-asian="9pt" style:font-weight-asian="normal" style:font-name-complex="Calibri1" style:font-size-complex="9pt" style:font-weight-complex="normal"/>
    </style:style>
    <style:style style:name="T153" style:family="text">
      <style:text-properties fo:color="#000000" style:font-name="Courier 10 Pitch" fo:font-size="9pt" fo:font-weight="normal" officeooo:rsid="076d6f16" style:font-size-asian="9pt" style:font-weight-asian="normal" style:font-name-complex="Calibri1" style:font-size-complex="9pt" style:font-weight-complex="normal"/>
    </style:style>
    <style:style style:name="T154" style:family="text">
      <style:text-properties fo:color="#000000" style:font-name="Courier 10 Pitch" fo:font-size="9pt" fo:font-weight="normal" officeooo:rsid="0770c211" style:font-size-asian="9pt" style:font-weight-asian="normal" style:font-name-complex="Calibri1" style:font-size-complex="9pt" style:font-weight-complex="normal"/>
    </style:style>
    <style:style style:name="T155" style:family="text">
      <style:text-properties fo:color="#000000" style:font-name="Courier 10 Pitch" fo:font-size="9pt" fo:font-weight="normal" officeooo:rsid="0771b3e7" style:font-size-asian="9pt" style:font-weight-asian="normal" style:font-name-complex="Calibri1" style:font-size-complex="9pt" style:font-weight-complex="normal"/>
    </style:style>
    <style:style style:name="T156" style:family="text">
      <style:text-properties fo:color="#000000" style:font-name="Courier 10 Pitch" fo:font-size="9pt" fo:font-weight="normal" officeooo:rsid="077397df" style:font-size-asian="9pt" style:font-weight-asian="normal" style:font-name-complex="Calibri1" style:font-size-complex="9pt" style:font-weight-complex="normal"/>
    </style:style>
    <style:style style:name="T157" style:family="text">
      <style:text-properties fo:color="#000000" style:font-name="Courier 10 Pitch" fo:font-size="9pt" fo:font-weight="normal" officeooo:rsid="07761254" style:font-size-asian="9pt" style:font-weight-asian="normal" style:font-name-complex="Calibri1" style:font-size-complex="9pt" style:font-weight-complex="normal"/>
    </style:style>
    <style:style style:name="T158" style:family="text">
      <style:text-properties fo:color="#000000" style:font-name="Courier 10 Pitch" fo:font-size="9pt" fo:font-weight="normal" officeooo:rsid="077d788f" style:font-size-asian="9pt" style:font-weight-asian="normal" style:font-name-complex="Calibri1" style:font-size-complex="9pt" style:font-weight-complex="normal"/>
    </style:style>
    <style:style style:name="T159" style:family="text">
      <style:text-properties fo:color="#000000" style:font-name="Courier 10 Pitch" fo:font-size="9pt" fo:font-weight="normal" officeooo:rsid="077ec334" style:font-size-asian="9pt" style:font-weight-asian="normal" style:font-name-complex="Calibri1" style:font-size-complex="9pt" style:font-weight-complex="normal"/>
    </style:style>
    <style:style style:name="T160" style:family="text">
      <style:text-properties fo:color="#000000" style:font-name="Courier 10 Pitch" fo:font-size="9pt" fo:font-weight="normal" officeooo:rsid="078aeeed" style:font-size-asian="9pt" style:font-weight-asian="normal" style:font-name-complex="Calibri1" style:font-size-complex="9pt" style:font-weight-complex="normal"/>
    </style:style>
    <style:style style:name="T161" style:family="text">
      <style:text-properties fo:color="#000000" style:font-name="Courier 10 Pitch" fo:font-size="9pt" fo:font-weight="normal" officeooo:rsid="080a7523" style:font-size-asian="9pt" style:font-weight-asian="normal" style:font-name-complex="Calibri1" style:font-size-complex="9pt" style:font-weight-complex="normal"/>
    </style:style>
    <style:style style:name="T162" style:family="text">
      <style:text-properties fo:color="#000000" style:font-name="Courier 10 Pitch" fo:font-size="9pt" fo:font-weight="normal" officeooo:rsid="080d7802" style:font-size-asian="9pt" style:font-weight-asian="normal" style:font-name-complex="Calibri1" style:font-size-complex="9pt" style:font-weight-complex="normal"/>
    </style:style>
    <style:style style:name="T163" style:family="text">
      <style:text-properties fo:color="#000000" style:font-name="Monospace" fo:font-size="10pt" fo:font-weight="normal" officeooo:rsid="08118d14" fo:background-color="#d4d4d4" loext:char-shading-value="0" style:font-size-asian="10pt" style:font-weight-asian="normal" style:font-name-complex="Calibri1" style:font-size-complex="9pt" style:font-weight-complex="normal"/>
    </style:style>
    <style:style style:name="T164" style:family="text">
      <style:text-properties fo:color="#000000" style:font-name="Monospace" fo:font-size="10pt" fo:font-weight="normal" officeooo:rsid="08b40226" style:font-size-asian="10pt" style:font-weight-asian="normal" style:font-name-complex="Calibri1" style:font-size-complex="9pt" style:font-weight-complex="normal" fo:background-color="#d4d4d4"/>
    </style:style>
    <style:style style:name="T165" style:family="text">
      <style:text-properties fo:color="#000000" style:font-name="Monospace" fo:font-size="10pt" fo:font-weight="normal" officeooo:rsid="08b40226" loext:char-shading-value="0" style:font-size-asian="10pt" style:font-weight-asian="normal" style:font-name-complex="Calibri1" style:font-size-complex="9pt" style:font-weight-complex="normal" fo:background-color="#d4d4d4"/>
    </style:style>
    <style:style style:name="T166" style:family="text">
      <style:text-properties fo:color="#000000" style:font-name="Monospace" fo:font-size="10pt" fo:font-weight="normal" officeooo:rsid="08b40226" fo:background-color="#ffffff" loext:char-shading-value="0" style:font-size-asian="10pt" style:font-weight-asian="normal" style:font-name-complex="Calibri1" style:font-size-complex="9pt" style:font-weight-complex="normal"/>
    </style:style>
    <style:style style:name="T167" style:family="text">
      <style:text-properties fo:color="#000000" style:font-name="Monospace" fo:font-size="9pt" fo:font-weight="normal" officeooo:rsid="08118d14" fo:background-color="#d4d4d4" loext:char-shading-value="0" style:font-size-asian="9pt" style:font-weight-asian="normal" style:font-name-complex="Calibri1" style:font-size-complex="9pt" style:font-weight-complex="normal"/>
    </style:style>
    <style:style style:name="T168" style:family="text">
      <style:text-properties fo:color="#000000" style:font-name="Monospace" fo:font-size="8pt" fo:font-weight="normal" fo:background-color="#e8f2fe" loext:char-shading-value="0" style:font-size-asian="8pt" style:font-weight-asian="normal" style:font-size-complex="8pt" style:font-weight-complex="normal"/>
    </style:style>
    <style:style style:name="T169" style:family="text">
      <style:text-properties fo:font-size="9pt" officeooo:rsid="075b8d27" style:font-size-asian="9pt" style:font-size-complex="9pt"/>
    </style:style>
    <style:style style:name="T170" style:family="text">
      <style:text-properties fo:font-size="9pt" officeooo:rsid="08b25c2d" style:font-size-asian="9pt" style:font-size-complex="9pt"/>
    </style:style>
    <style:style style:name="T171" style:family="text">
      <style:text-properties fo:font-size="9pt" fo:font-weight="bold" style:font-size-asian="9pt" style:font-size-complex="9pt"/>
    </style:style>
    <style:style style:name="T172" style:family="text">
      <style:text-properties fo:font-size="9pt" fo:font-weight="bold" officeooo:rsid="075b8d27" style:font-size-asian="9pt" style:font-size-complex="9pt"/>
    </style:style>
    <style:style style:name="T173" style:family="text">
      <style:text-properties fo:font-size="9pt" fo:font-weight="bold" officeooo:rsid="0800079b" style:font-size-asian="9pt" style:font-size-complex="9pt"/>
    </style:style>
    <style:style style:name="T174" style:family="text">
      <style:text-properties fo:font-size="9pt" fo:font-weight="bold" officeooo:rsid="08b25c2d" style:font-size-asian="9pt" style:font-size-complex="9pt"/>
    </style:style>
    <style:style style:name="T175" style:family="text">
      <style:text-properties fo:font-size="9pt" fo:font-weight="normal" style:font-size-asian="9pt" style:font-weight-asian="normal" style:font-size-complex="9pt" style:font-weight-complex="normal"/>
    </style:style>
    <style:style style:name="T176" style:family="text">
      <style:text-properties fo:color="#7f0055" style:font-name="Courier 10 Pitch" fo:font-size="10pt" fo:font-weight="bold" style:font-size-asian="10pt" style:font-weight-asian="bold"/>
    </style:style>
    <style:style style:name="T177" style:family="text">
      <style:text-properties fo:color="#7f0055" style:font-name="Courier 10 Pitch" fo:font-size="10pt" fo:font-weight="bold" officeooo:rsid="07846b46" style:font-size-asian="10pt" style:font-weight-asian="bold" style:font-name-complex="Calibri1" style:font-size-complex="9pt" style:font-weight-complex="normal"/>
    </style:style>
    <style:style style:name="T178" style:family="text">
      <style:text-properties fo:color="#7f0055" style:font-name="Courier 10 Pitch" fo:font-size="10pt" fo:font-weight="bold" officeooo:rsid="07846b46" style:font-size-asian="10pt" style:font-weight-asian="bold" style:font-name-complex="Calibri1" style:font-size-complex="10pt" style:font-weight-complex="normal"/>
    </style:style>
    <style:style style:name="T179" style:family="text">
      <style:text-properties fo:color="#7f0055" style:font-name="Courier 10 Pitch" fo:font-size="10pt" fo:font-weight="bold" style:font-size-asian="10pt" style:font-weight-asian="bold" style:font-size-complex="10pt"/>
    </style:style>
    <style:style style:name="T180" style:family="text">
      <style:text-properties fo:color="#7f0055" style:font-name="Courier 10 Pitch" fo:font-size="10pt" fo:font-weight="bold" style:font-size-asian="10pt" style:font-weight-asian="bold" style:font-size-complex="10pt" style:font-weight-complex="bold"/>
    </style:style>
    <style:style style:name="T181" style:family="text">
      <style:text-properties fo:color="#7f0055" style:font-name="Courier 10 Pitch" fo:font-size="10pt" fo:font-weight="bold" style:font-size-asian="10pt" style:font-weight-asian="bold" style:font-weight-complex="bold"/>
    </style:style>
    <style:style style:name="T182" style:family="text">
      <style:text-properties fo:color="#7f0055" style:font-name="Courier 10 Pitch" fo:font-size="10pt" fo:font-weight="bold" fo:background-color="#e8f2fe" loext:char-shading-value="0" style:font-size-asian="10pt" style:font-weight-asian="bold"/>
    </style:style>
    <style:style style:name="T183" style:family="text">
      <style:text-properties fo:color="#7f0055" style:font-name="Courier 10 Pitch" fo:font-size="10pt" fo:font-weight="bold" officeooo:rsid="07846b46" fo:background-color="#e8f2fe" loext:char-shading-value="0" style:font-size-asian="10pt" style:font-weight-asian="bold" style:font-name-complex="Calibri1" style:font-size-complex="9pt" style:font-weight-complex="normal"/>
    </style:style>
    <style:style style:name="T184" style:family="text">
      <style:text-properties fo:color="#7f0055" style:font-name="Courier 10 Pitch" fo:font-size="10pt" fo:font-weight="bold" fo:background-color="#e8f2fe" loext:char-shading-value="0" style:font-size-asian="10pt" style:font-weight-asian="bold" style:font-weight-complex="bold"/>
    </style:style>
    <style:style style:name="T185" style:family="text">
      <style:text-properties fo:color="#7f0055" style:font-name="Courier 10 Pitch" fo:font-size="10pt" fo:font-weight="bold" fo:background-color="#e8f2fe" loext:char-shading-value="0" style:font-size-asian="10pt" style:font-weight-asian="bold" style:font-size-complex="10pt"/>
    </style:style>
    <style:style style:name="T186" style:family="text">
      <style:text-properties fo:color="#7f0055" style:font-name="Courier 10 Pitch" fo:font-size="10pt" fo:font-weight="bold" officeooo:rsid="086d5527" fo:background-color="#e8f2fe" loext:char-shading-value="0" style:font-size-asian="10pt" style:font-weight-asian="bold" style:font-size-complex="10pt"/>
    </style:style>
    <style:style style:name="T187" style:family="text">
      <style:text-properties fo:color="#7f0055" style:font-name="Courier 10 Pitch" fo:font-size="10pt" fo:font-weight="bold" officeooo:rsid="08966dd0" fo:background-color="#e8f2fe" loext:char-shading-value="0" style:font-size-asian="10pt" style:font-weight-asian="bold" style:font-size-complex="10pt"/>
    </style:style>
    <style:style style:name="T188" style:family="text">
      <style:text-properties fo:color="#7f0055" style:font-name="Courier 10 Pitch" fo:font-size="10pt" fo:font-weight="bold" officeooo:rsid="0899a8dc" fo:background-color="#e8f2fe" loext:char-shading-value="0" style:font-size-asian="10pt" style:font-weight-asian="bold" style:font-size-complex="10pt"/>
    </style:style>
    <style:style style:name="T189" style:family="text">
      <style:text-properties fo:color="#7f0055" style:font-name="Courier 10 Pitch" fo:font-size="10pt" fo:font-weight="bold" officeooo:rsid="089ba2bb" fo:background-color="#e8f2fe" loext:char-shading-value="0" style:font-size-asian="10pt" style:font-weight-asian="bold" style:font-size-complex="10pt"/>
    </style:style>
    <style:style style:name="T190" style:family="text">
      <style:text-properties fo:color="#7f0055" style:font-name="Courier 10 Pitch" fo:font-size="10pt" fo:font-weight="bold" officeooo:rsid="089c8d6e" fo:background-color="#e8f2fe" loext:char-shading-value="0" style:font-size-asian="10pt" style:font-weight-asian="bold" style:font-size-complex="10pt"/>
    </style:style>
    <style:style style:name="T191" style:family="text">
      <style:text-properties fo:color="#7f0055" style:font-name="Courier 10 Pitch" fo:font-size="10pt" fo:font-weight="bold" officeooo:rsid="08a2b6e5" fo:background-color="#e8f2fe" loext:char-shading-value="0" style:font-size-asian="10pt" style:font-weight-asian="bold" style:font-size-complex="10pt"/>
    </style:style>
    <style:style style:name="T192" style:family="text">
      <style:text-properties fo:color="#7f0055" style:font-name="Courier 10 Pitch" fo:font-size="10pt" fo:font-weight="bold" officeooo:rsid="08a4c93d" fo:background-color="#e8f2fe" loext:char-shading-value="0" style:font-size-asian="10pt" style:font-weight-asian="bold" style:font-size-complex="10pt"/>
    </style:style>
    <style:style style:name="T193" style:family="text">
      <style:text-properties fo:color="#7f0055" style:font-name="Courier 10 Pitch" fo:font-size="10pt" fo:font-weight="bold" officeooo:rsid="08a7253e" fo:background-color="#e8f2fe" loext:char-shading-value="0" style:font-size-asian="10pt" style:font-weight-asian="bold" style:font-size-complex="10pt"/>
    </style:style>
    <style:style style:name="T194" style:family="text">
      <style:text-properties fo:color="#7f0055" style:font-name="Monospace1" fo:font-size="8pt" fo:font-weight="normal" officeooo:rsid="07846b46" fo:background-color="#e8f2fe" loext:char-shading-value="0" style:font-size-asian="8pt" style:font-weight-asian="normal" style:font-name-complex="Calibri1" style:font-size-complex="8pt" style:font-weight-complex="normal"/>
    </style:style>
    <style:style style:name="T195" style:family="text">
      <style:text-properties fo:color="#3f5fbf" style:font-name="Monospace"/>
    </style:style>
    <style:style style:name="T196" style:family="text">
      <style:text-properties fo:color="#3f5fbf" style:font-name="Monospace" fo:font-weight="normal" fo:background-color="#e8f2fe" loext:char-shading-value="0" style:font-weight-asian="normal" style:font-weight-complex="normal"/>
    </style:style>
    <style:style style:name="T197" style:family="text">
      <style:text-properties fo:color="#3f5fbf" style:font-name="Monospace" fo:font-size="8pt" fo:font-weight="normal" officeooo:rsid="07846b46" style:font-size-asian="8pt" style:font-weight-asian="normal" style:font-name-complex="Calibri1" style:font-size-complex="8pt" style:font-weight-complex="normal"/>
    </style:style>
    <style:style style:name="T198" style:family="text">
      <style:text-properties fo:color="#3f5fbf" style:font-name="Monospace" fo:font-size="8pt" fo:font-weight="normal" style:font-size-asian="8pt" style:font-weight-asian="normal" style:font-size-complex="8pt" style:font-weight-complex="normal"/>
    </style:style>
    <style:style style:name="T199" style:family="text">
      <style:text-properties fo:color="#3f5fbf" style:font-name="Monospace" fo:font-size="8pt" fo:font-weight="normal" officeooo:rsid="08802c97" style:font-size-asian="8pt" style:font-weight-asian="normal" style:font-size-complex="8pt" style:font-weight-complex="normal"/>
    </style:style>
    <style:style style:name="T200" style:family="text">
      <style:text-properties fo:color="#3f5fbf" style:font-name="Monospace" fo:font-size="8pt" fo:font-weight="normal" officeooo:rsid="07846b46" fo:background-color="#e8f2fe" loext:char-shading-value="0" style:font-size-asian="8pt" style:font-weight-asian="normal" style:font-name-complex="Calibri1" style:font-size-complex="8pt" style:font-weight-complex="normal"/>
    </style:style>
    <style:style style:name="T201" style:family="text">
      <style:text-properties fo:color="#3f5fbf" style:font-name="Monospace" fo:font-size="8pt" fo:font-weight="normal" officeooo:rsid="08966dd0" fo:background-color="#ffffff" loext:char-shading-value="0" style:font-size-asian="8pt" style:font-weight-asian="normal" style:font-size-complex="8pt" style:font-weight-complex="normal"/>
    </style:style>
    <style:style style:name="T202" style:family="text">
      <style:text-properties fo:color="#3f5fbf" style:font-name="Monospace" fo:font-size="8pt" style:font-size-asian="8pt" style:font-size-complex="8pt"/>
    </style:style>
    <style:style style:name="T203" style:family="text">
      <style:text-properties fo:color="#3f5fbf" style:font-name="Monospace" fo:font-size="8pt" fo:font-weight="bold" officeooo:rsid="07846b46" fo:background-color="#e8f2fe" loext:char-shading-value="0" style:font-size-asian="8pt" style:font-weight-asian="bold" style:font-name-complex="Calibri1" style:font-size-complex="8pt" style:font-weight-complex="normal"/>
    </style:style>
    <style:style style:name="T204" style:family="text">
      <style:text-properties fo:color="#3f5fbf" style:font-name="Monospace" fo:background-color="#e8f2fe" loext:char-shading-value="0"/>
    </style:style>
    <style:style style:name="T205" style:family="text">
      <style:text-properties fo:color="#3f5fbf" style:font-name="Monospace" fo:background-color="#d4d4d4" loext:char-shading-value="0"/>
    </style:style>
    <style:style style:name="T206" style:family="text">
      <style:text-properties fo:color="#3f5fbf" style:font-name="Monospace" fo:background-color="#ffffff" loext:char-shading-value="0"/>
    </style:style>
    <style:style style:name="T207" style:family="text">
      <style:text-properties fo:color="#3f5fbf" style:font-name="Monospace" officeooo:rsid="08a7253e"/>
    </style:style>
    <style:style style:name="T208" style:family="text">
      <style:text-properties fo:color="#3f5fbf" style:font-name="Monospace" officeooo:rsid="08966dd0"/>
    </style:style>
    <style:style style:name="T209" style:family="text">
      <style:text-properties fo:color="#3f5fbf" style:font-name="Monospace1" fo:font-size="8pt" fo:font-weight="normal" officeooo:rsid="07846b46" fo:background-color="#e8f2fe" loext:char-shading-value="0" style:font-size-asian="8pt" style:font-weight-asian="normal" style:font-name-complex="Calibri1" style:font-size-complex="8pt" style:font-weight-complex="normal"/>
    </style:style>
    <style:style style:name="T210" style:family="text">
      <style:text-properties fo:color="#3f5fbf" style:font-name="Monospace1" fo:background-color="#ffffff" loext:char-shading-value="0"/>
    </style:style>
    <style:style style:name="T211" style:family="text">
      <style:text-properties fo:color="#7f7f9f" style:font-name="Monospace" fo:font-size="8pt" style:font-size-asian="8pt" style:font-size-complex="8pt"/>
    </style:style>
    <style:style style:name="T212" style:family="text">
      <style:text-properties fo:color="#3f3fbf" style:font-name="Monospace"/>
    </style:style>
    <style:style style:name="T213" style:family="text">
      <style:text-properties fo:color="#3f3fbf" style:font-name="Monospace" fo:font-size="8pt" style:font-size-asian="8pt" style:font-size-complex="8pt"/>
    </style:style>
    <style:style style:name="T214" style:family="text">
      <style:text-properties fo:color="#7f9fbf" style:font-name="Monospace"/>
    </style:style>
    <style:style style:name="T215" style:family="text">
      <style:text-properties fo:color="#7f9fbf" style:font-name="Monospace" fo:font-size="8pt" fo:font-weight="normal" style:font-size-asian="8pt" style:font-weight-asian="normal" style:font-size-complex="8pt" style:font-weight-complex="normal"/>
    </style:style>
    <style:style style:name="T216" style:family="text">
      <style:text-properties fo:color="#7f9fbf" style:font-name="Monospace" fo:font-weight="bold" fo:background-color="#e8f2fe" loext:char-shading-value="0" style:font-weight-asian="bold"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26206148206825803" text:style-name="L1">
        <text:list-item>
          <text:p text:style-name="P1"><text:span text:style-name="T3">(VVI) </text:span>JAVA 8 (aka jdk 1.8) is a major release of JAVA programming language development. With the Java 8 release, Java provided support for functional programming, <text:span text:style-name="T2">new JavaScript engine, </text:span>new APIs for date time manipulation, new streaming API, etc.</text:p>
          <text:p text:style-name="P7">Most significant features added in Java 8:</text:p>
          <text:list>
            <text:list-item>
              <text:p text:style-name="P8"><text:span text:style-name="T173">(VVI) </text:span><text:span text:style-name="T172">C</text:span><text:span text:style-name="T171">ompletableFuture </text:span><text:span text:style-name="T175">- </text:span></text:p>
            </text:list-item>
            <text:list-item>
              <text:p text:style-name="P10"><text:span text:style-name="T172">Lambda expression</text:span><text:span text:style-name="T169"> − Adds functional processing capability to Java.</text:span></text:p>
            </text:list-item>
            <text:list-item>
              <text:p text:style-name="P10"><text:span text:style-name="T172">Method references</text:span><text:span text:style-name="T169"> − Referencing functions by their names instead of invoking them directly. Using functions as parameter.</text:span></text:p>
            </text:list-item>
            <text:list-item>
              <text:p text:style-name="P10"><text:span text:style-name="T172">Default method</text:span><text:span text:style-name="T169"> − Interface to have default method implementation.</text:span></text:p>
            </text:list-item>
            <text:list-item>
              <text:p text:style-name="P111"><text:span text:style-name="T172">New tools</text:span><text:span text:style-name="T169"> − New compiler tools and utilities are added like ‘jdeps’ to figure out dependencies.</text:span></text:p>
            </text:list-item>
            <text:list-item>
              <text:p text:style-name="P111"><text:span text:style-name="T22">Optional</text:span><text:span text:style-name="T30"> − Emphasis on best practices to handle null values properly.</text:span></text:p>
            </text:list-item>
            <text:list-item>
              <text:p text:style-name="P111"><text:span text:style-name="T22">Stream API</text:span><text:span text:style-name="T30"> − New stream API to facilitate pipeline processing.</text:span></text:p>
            </text:list-item>
            <text:list-item>
              <text:p text:style-name="P9"><text:span text:style-name="T172">Date Time API</text:span><text:span text:style-name="T169"> − Improved date time API.</text:span></text:p>
            </text:list-item>
            <text:list-item>
              <text:p text:style-name="P10"><text:span text:style-name="T172">Nashorn JavaScript Engine</text:span><text:span text:style-name="T169"> − A Java-based engine to execute JavaScript code.</text:span></text:p>
            </text:list-item>
          </text:list>
        </text:list-item>
        <text:list-item>
          <text:p text:style-name="P11"><text:span text:style-name="Strong_20_Emphasis"><text:span text:style-name="T34">Important characteristics of lambda expression:</text:span></text:span></text:p>
          <text:list>
            <text:list-item>
              <text:p text:style-name="P12"><text:span text:style-name="Strong_20_Emphasis"><text:span text:style-name="T65">Optional type declaration</text:span></text:span><text:span text:style-name="Strong_20_Emphasis"><text:span text:style-name="T85"> − No need to declare the type of a parameter. The compiler can inference the same from the value of the parameter.</text:span></text:span></text:p>
            </text:list-item>
            <text:list-item>
              <text:p text:style-name="P12"><text:span text:style-name="Strong_20_Emphasis"><text:span text:style-name="T65">Optional parenthesis around parameter</text:span></text:span><text:span text:style-name="Strong_20_Emphasis"><text:span text:style-name="T85"> − No need to declare a single parameter in parenthesis. For multiple parameters, parentheses are required.</text:span></text:span></text:p>
            </text:list-item>
            <text:list-item>
              <text:p text:style-name="P12"><text:span text:style-name="Strong_20_Emphasis"><text:span text:style-name="T65">Optional curly braces</text:span></text:span><text:span text:style-name="Strong_20_Emphasis"><text:span text:style-name="T85"> − No need to use curly braces in expression body if the body contains a single statement.</text:span></text:span></text:p>
            </text:list-item>
            <text:list-item>
              <text:p text:style-name="P12"><text:span text:style-name="Strong_20_Emphasis"><text:span text:style-name="T65">Optional return keyword</text:span></text:span><text:span text:style-name="Strong_20_Emphasis"><text:span text:style-name="T85"> − The compiler automatically returns the value if the body has a single expression to return the value. Curly braces are required to indicate that expression returns a value.</text:span></text:span></text:p>
            </text:list-item>
          </text:list>
        </text:list-item>
        <text:list-item>
          <text:p text:style-name="P13"><text:span text:style-name="Strong_20_Emphasis"><text:span text:style-name="T35">Important characteristics of method reference:</text:span></text:span><text:span text:style-name="Strong_20_Emphasis"><text:span text:style-name="T87"> Method references help to point to methods by their names. A method reference is described using </text:span></text:span><text:span text:style-name="Strong_20_Emphasis"><text:span text:style-name="Source_20_Text"><text:span text:style-name="T84">::</text:span></text:span></text:span><text:span text:style-name="Strong_20_Emphasis"><text:span text:style-name="T87"> (double colon) symbol. A method reference can be used to point the following types of methods−</text:span></text:span></text:p>
          <text:list>
            <text:list-item>
              <text:p text:style-name="P13"><text:span text:style-name="Strong_20_Emphasis"><text:span text:style-name="T87">Static methods</text:span></text:span></text:p>
            </text:list-item>
            <text:list-item>
              <text:p text:style-name="P13"><text:span text:style-name="Strong_20_Emphasis"><text:span text:style-name="T87">Instance methods</text:span></text:span></text:p>
            </text:list-item>
            <text:list-item>
              <text:p text:style-name="P13"><text:span text:style-name="Strong_20_Emphasis"><text:span text:style-name="T87">Constructors using new operator (TreeSet::new)</text:span></text:span></text:p>
            </text:list-item>
          </text:list>
        </text:list-item>
        <text:list-item>
          <text:p text:style-name="P14"><text:span text:style-name="Strong_20_Emphasis"><text:span text:style-name="T67">java.util.Optional&lt;T&gt; </text:span></text:span><text:span text:style-name="Strong_20_Emphasis"><text:span text:style-name="T68">class:</text:span></text:span><text:span text:style-name="Strong_20_Emphasis"><text:span text:style-name="T98"> Optional is a container object which is used to contain not-null objects. Optional object is used to represent null with absent value. This class has various utility methods to facilitate code to handle values as ‘available’ or ‘not available’ instead of checking null values. It is introduced in Java 8 and is similar to what </text:span></text:span><text:span text:style-name="Strong_20_Emphasis"><text:span text:style-name="T67">Optional</text:span></text:span><text:span text:style-name="Strong_20_Emphasis"><text:span text:style-name="T98"> is in Guava.</text:span></text:span></text:p>
          <text:p text:style-name="P15"><text:span text:style-name="Strong_20_Emphasis"><text:span text:style-name="T98">Following is the declaration for </text:span></text:span><text:span text:style-name="Strong_20_Emphasis"><text:span text:style-name="T67">java.util.Optional&lt;T&gt;</text:span></text:span><text:span text:style-name="Strong_20_Emphasis"><text:span text:style-name="T98"> class −</text:span></text:span></text:p>
          <text:list>
            <text:list-header>
              <text:p text:style-name="P15"><text:span text:style-name="Strong_20_Emphasis"><text:span text:style-name="T98">public final class Optional&lt;T&gt; extends Object</text:span></text:span></text:p>
            </text:list-header>
          </text:list>
          <text:p text:style-name="P14"><text:span text:style-name="Strong_20_Emphasis"><text:span text:style-name="T99">Important methods of </text:span></text:span><text:span text:style-name="Strong_20_Emphasis"><text:span text:style-name="T67">java.util.Optional&lt;T&gt;</text:span></text:span><text:span text:style-name="Strong_20_Emphasis"><text:span text:style-name="T98"> </text:span></text:span><text:span text:style-name="Strong_20_Emphasis"><text:span text:style-name="T99">class:</text:span></text:span></text:p>
        </text:list-item>
      </text:list>
      <text:list xml:id="list3888400120805823472" text:style-name="L3">
        <text:list-item>
          <text:list>
            <text:list-item>
              <text:p text:style-name="P113"><text:span text:style-name="Strong_20_Emphasis"><text:span text:style-name="T99">static &lt;T&gt; Optional&lt;T&gt; </text:span></text:span><text:span text:style-name="Strong_20_Emphasis"><text:span text:style-name="T68">empty()</text:span></text:span><text:span text:style-name="Strong_20_Emphasis"><text:span text:style-name="T99">: Returns an empty Optional instance.</text:span></text:span></text:p>
            </text:list-item>
          </text:list>
        </text:list-item>
      </text:list>
      <text:list xml:id="list142831318478631" text:continue-list="list7326206148206825803" text:style-name="L1">
        <text:list-item>
          <text:list>
            <text:list-header>
              <text:p text:style-name="P16"><text:span text:style-name="Strong_20_Emphasis"><text:span text:style-name="T160"><text:s text:c="4"/>Optional emptyOptional = Optional.empty();</text:span></text:span></text:p>
            </text:list-header>
          </text:list>
        </text:list-item>
      </text:list>
      <text:list xml:id="list4085091126553767243" text:style-name="L4">
        <text:list-item>
          <text:list>
            <text:list-item>
              <text:p text:style-name="P114"><text:span text:style-name="Strong_20_Emphasis"><text:span text:style-name="T99">static &lt;T&gt; Optional&lt;T&gt; </text:span></text:span><text:span text:style-name="Strong_20_Emphasis"><text:span text:style-name="T68">of(T value)</text:span></text:span><text:span text:style-name="Strong_20_Emphasis"><text:span text:style-name="T99">: Returns an Optional with the specified present non-null value.</text:span></text:span></text:p>
              <text:p text:style-name="P114"><text:span text:style-name="Strong_20_Emphasis"><text:span text:style-name="T160"><text:s text:c="4"/>Optional nonEmptyOptional = Optional.of( str );</text:span></text:span></text:p>
            </text:list-item>
            <text:list-item>
              <text:p text:style-name="P115"><text:span text:style-name="Strong_20_Emphasis"><text:span text:style-name="T99">static &lt;T&gt; Optional&lt;T&gt; </text:span></text:span><text:span text:style-name="Strong_20_Emphasis"><text:span text:style-name="T68">ofNullable(T value)</text:span></text:span><text:span text:style-name="Strong_20_Emphasis"><text:span text:style-name="T99">: Returns an Optional describing the specified value, if non-null, otherwise returns an empty Optional.</text:span></text:span></text:p>
              <text:p text:style-name="P115"><text:span text:style-name="Strong_20_Emphasis"><text:span text:style-name="T160"><text:s text:c="4"/>String strNull = null;</text:span></text:span></text:p>
              <text:p text:style-name="P127"><text:s text:c="4"/>Optional nullableOptional = Optional.ofNullable( strNull );</text:p>
            </text:list-item>
          </text:list>
        </text:list-item>
      </text:list>
      <text:list xml:id="list7568639098496450277" text:style-name="L5">
        <text:list-item>
          <text:list>
            <text:list-item>
              <text:p text:style-name="P118"><text:span text:style-name="Strong_20_Emphasis"><text:span text:style-name="T99">boolean </text:span></text:span><text:span text:style-name="Strong_20_Emphasis"><text:span text:style-name="T68">equals(Object obj)</text:span></text:span><text:span text:style-name="Strong_20_Emphasis"><text:span text:style-name="T99">: Indicates whether some other object is "equal to" this Optional.</text:span></text:span></text:p>
              <text:p text:style-name="P118"><text:span text:style-name="Strong_20_Emphasis"><text:span text:style-name="T160"><text:s text:c="4"/></text:span></text:span><text:span text:style-name="Strong_20_Emphasis"><text:span text:style-name="T161">Optional1.equals(optional2);</text:span></text:span></text:p>
            </text:list-item>
          </text:list>
        </text:list-item>
      </text:list>
      <text:list xml:id="list6414364342251995716" text:style-name="L6">
        <text:list-item>
          <text:list>
            <text:list-item>
              <text:p text:style-name="P119"><text:span text:style-name="Strong_20_Emphasis"><text:span text:style-name="T99">String </text:span></text:span><text:span text:style-name="Strong_20_Emphasis"><text:span text:style-name="T68">toString()</text:span></text:span><text:span text:style-name="Strong_20_Emphasis"><text:span text:style-name="T99">: Returns a non-empty string representation of this Optional suitable for debugging.</text:span></text:span></text:p>
            </text:list-item>
          </text:list>
        </text:list-item>
      </text:list>
      <text:list xml:id="list8543541926272933108" text:style-name="L7">
        <text:list-item>
          <text:list>
            <text:list-item>
              <text:p text:style-name="P120"><text:span text:style-name="Strong_20_Emphasis"><text:span text:style-name="T99">int </text:span></text:span><text:span text:style-name="Strong_20_Emphasis"><text:span text:style-name="T68">hashCode()</text:span></text:span><text:span text:style-name="Strong_20_Emphasis"><text:span text:style-name="T99">: Returns the hash code value of the present value, if any, or 0 (zero) if no value is present.</text:span></text:span></text:p>
            </text:list-item>
            <text:list-item>
              <text:p text:style-name="P120"><text:soft-page-break/><text:span text:style-name="Strong_20_Emphasis"><text:span text:style-name="T99">For the following </text:span></text:span><text:span text:style-name="Strong_20_Emphasis"><text:span text:style-name="T122">6 methods, see the examples on this page:</text:span></text:span></text:p>
            </text:list-item>
          </text:list>
        </text:list-item>
      </text:list>
      <text:list xml:id="list142830611385748" text:continue-list="list4085091126553767243" text:style-name="L4">
        <text:list-item>
          <text:list>
            <text:list-header>
              <text:p text:style-name="P116"><text:a xlink:type="simple" xlink:href="https://examples.javacodegeeks.com/core-java/util/optional/java-8-optional-example/" text:style-name="Internet_20_link" text:visited-style-name="Visited_20_Internet_20_Link"><text:span text:style-name="Strong_20_Emphasis"><text:span text:style-name="T123">https://examples.javacodegeeks.com/core-java/util/optional/java-8-optional-example/</text:span></text:span></text:a></text:p>
            </text:list-header>
            <text:list-item>
              <text:p text:style-name="P117"><text:span text:style-name="Strong_20_Emphasis"><text:span text:style-name="T99">T </text:span></text:span><text:span text:style-name="Strong_20_Emphasis"><text:span text:style-name="T68">get()</text:span></text:span><text:span text:style-name="Strong_20_Emphasis"><text:span text:style-name="T99">: If a value is present in this Optional, returns the value, otherwise throws NoSuchElementException.</text:span></text:span></text:p>
            </text:list-item>
          </text:list>
        </text:list-item>
      </text:list>
      <text:list xml:id="list5618127468498030714" text:style-name="L8">
        <text:list-item>
          <text:list>
            <text:list-item>
              <text:p text:style-name="P121"><text:span text:style-name="Strong_20_Emphasis"><text:span text:style-name="T99">T </text:span></text:span><text:span text:style-name="Strong_20_Emphasis"><text:span text:style-name="T68">orElse(T other)</text:span></text:span><text:span text:style-name="Strong_20_Emphasis"><text:span text:style-name="T99">: Returns the value if present, otherwise returns other.</text:span></text:span></text:p>
            </text:list-item>
            <text:list-item>
              <text:p text:style-name="P121"><text:span text:style-name="Strong_20_Emphasis"><text:span text:style-name="T99">T </text:span></text:span><text:span text:style-name="Strong_20_Emphasis"><text:span text:style-name="T68">orElseGet(Supplier&lt;? extends T&gt; other)</text:span></text:span><text:span text:style-name="Strong_20_Emphasis"><text:span text:style-name="T99">: Returns the value if present, otherwise invokes other and returns the result of that invocation.</text:span></text:span></text:p>
            </text:list-item>
            <text:list-item>
              <text:p text:style-name="P121"><text:span text:style-name="Strong_20_Emphasis"><text:span text:style-name="T99">&lt;X extends Throwable&gt; T </text:span></text:span><text:span text:style-name="Strong_20_Emphasis"><text:span text:style-name="T68">orElseThrow(Supplier&lt;? extends X&gt; exceptionSupplier)</text:span></text:span><text:span text:style-name="Strong_20_Emphasis"><text:span text:style-name="T99">: Returns the contained value, if present, otherwise throws an exception to be created by the provided supplier.</text:span></text:span></text:p>
            </text:list-item>
          </text:list>
        </text:list-item>
      </text:list>
      <text:list xml:id="list5436109114824684918" text:style-name="L9">
        <text:list-item>
          <text:list>
            <text:list-item>
              <text:p text:style-name="P122"><text:span text:style-name="Strong_20_Emphasis"><text:span text:style-name="T99">boolean </text:span></text:span><text:span text:style-name="Strong_20_Emphasis"><text:span text:style-name="T68">isPresent()</text:span></text:span><text:span text:style-name="Strong_20_Emphasis"><text:span text:style-name="T99">: Returns true if there is a value present, otherwise false.</text:span></text:span></text:p>
            </text:list-item>
            <text:list-item>
              <text:p text:style-name="P122"><text:span text:style-name="Strong_20_Emphasis"><text:span text:style-name="T99">void </text:span></text:span><text:span text:style-name="Strong_20_Emphasis"><text:span text:style-name="T68">ifPresent(Consumer&lt;? super T&gt; consumer)</text:span></text:span><text:span text:style-name="Strong_20_Emphasis"><text:span text:style-name="T99">: If a value is present, it invokes the specified consumer with the value, otherwise does nothing.</text:span></text:span></text:p>
              <text:p text:style-name="P122"><text:span text:style-name="Strong_20_Emphasis"><text:span text:style-name="T99">Never call get method (if you need to) on an Optional without checking it with isPresent() unless you can't live without NullPointerExceptions.</text:span></text:span></text:p>
            </text:list-item>
          </text:list>
        </text:list-item>
      </text:list>
      <text:list xml:id="list142830256450491" text:continue-list="list142831318478631" text:style-name="L1">
        <text:list-item>
          <text:list>
            <text:list-item>
              <text:p text:style-name="P112"><text:span text:style-name="Strong_20_Emphasis"><text:span text:style-name="T99">Optional&lt;T&gt; </text:span></text:span><text:span text:style-name="Strong_20_Emphasis"><text:span text:style-name="T68">filter(Predicate&lt;? super &lt;T&gt; predicate)</text:span></text:span><text:span text:style-name="Strong_20_Emphasis"><text:span text:style-name="T99">: If a value is present and the value matches a given predicate, it returns an Optional describing the value, otherwise returns an empty Optional. </text:span></text:span><text:span text:style-name="Strong_20_Emphasis"><text:span text:style-name="T29">(See </text:span></text:span><text:span text:style-name="Strong_20_Emphasis"><text:span text:style-name="T33">Java8Optional6 class</text:span></text:span><text:span text:style-name="Strong_20_Emphasis"><text:span text:style-name="T29">)</text:span></text:span></text:p>
              <text:p text:style-name="P17"><text:span text:style-name="Strong_20_Emphasis"><text:span text:style-name="T139">// if the value is not present</text:span></text:span></text:p>
              <text:p text:style-name="P130">Optional carOptionalEmpty = Optional.empty();</text:p>
              <text:p text:style-name="P130">carOptionalEmpty.filter( x -&gt; "250".equals( x.getPrice() ) ).ifPresent( x -&gt; System.out.println( x.getPrice() + " is ok!" ) );</text:p>
              <text:p text:style-name="P130"/>
              <text:p text:style-name="P130">// if the value does not pass the filter</text:p>
              <text:p text:style-name="P130">Optional carOptionalExpensive = Optional.of( new Car( "3333" ) );</text:p>
              <text:p text:style-name="P130">carOptionalExpensive.filter( x -&gt; "250".equals( x.getPrice() ) ).ifPresent( x -&gt; System.out.println( x.getPrice() + " is ok!" ) );</text:p>
              <text:p text:style-name="P130"/>
              <text:p text:style-name="P130">// if the value is present and does pass the filter</text:p>
              <text:p text:style-name="P130">Optional carOptionalOk = Optional.of( new Car( "250" ) );</text:p>
              <text:p text:style-name="P130">carOptionalOk.filter( x -&gt; "250".equals( x.getPrice() ) ).ifPresent( x -&gt; System.out.println( x.getPrice() + " is ok!" ) );</text:p>
            </text:list-item>
          </text:list>
        </text:list-item>
      </text:list>
      <text:list xml:id="list1573778582731781202" text:style-name="L11">
        <text:list-item>
          <text:list>
            <text:list-item>
              <text:p text:style-name="P126"><text:span text:style-name="Strong_20_Emphasis"><text:span text:style-name="T99">&lt;U&gt;Optional&lt;U&gt; </text:span></text:span><text:span text:style-name="Strong_20_Emphasis"><text:span text:style-name="T68">map(Function&lt;? super T,? extends U&gt; mapper)</text:span></text:span><text:span text:style-name="Strong_20_Emphasis"><text:span text:style-name="T99">: If a value is present, applies the provided mapping function to it, and if the result is non-null, returns an Optional describing the result. </text:span></text:span><text:span text:style-name="Strong_20_Emphasis"><text:span text:style-name="T124">In other words, this method “maps” or converts an Optional to another Optional using a Function as parameter and the mapping is only executed, if the result of the past Function is not null. </text:span></text:span><text:span text:style-name="Strong_20_Emphasis"><text:span text:style-name="T99"><text:s/></text:span></text:span><text:span text:style-name="Strong_20_Emphasis"><text:span text:style-name="T29">(See </text:span></text:span><text:span text:style-name="Strong_20_Emphasis"><text:span text:style-name="T33">Java8Optional7 class</text:span></text:span><text:span text:style-name="Strong_20_Emphasis"><text:span text:style-name="T29">)</text:span></text:span></text:p>
            </text:list-item>
          </text:list>
        </text:list-item>
      </text:list>
      <text:list xml:id="list5886349888701304809" text:style-name="L10">
        <text:list-item>
          <text:list>
            <text:list-header>
              <text:p text:style-name="P123"><text:span text:style-name="Strong_20_Emphasis"><text:span text:style-name="T162"/></text:span></text:p>
              <text:p text:style-name="P123"><text:span text:style-name="Strong_20_Emphasis"><text:span text:style-name="T162">// non empty string map to its length -&gt; we get the lenght as output (18)</text:span></text:span></text:p>
              <text:p text:style-name="P128">Optional stringOptional = Optional.of( "loooooooong string" );</text:p>
              <text:p text:style-name="P128">Optional sizeOptional = stringOptional.map( String::length ); //map from Optional to Optional</text:p>
              <text:p text:style-name="P128">System.out.println( "size of string " + sizeOptional.orElse( 0 ) );</text:p>
              <text:p text:style-name="P128"/>
              <text:p text:style-name="P128">// empty string map to its length -&gt; we get 0 as length</text:p>
              <text:p text:style-name="P128">Optional stringOptionalNull = Optional.ofNullable( null );</text:p>
              <text:p text:style-name="P128">Optional sizeOptionalNull = stringOptionalNull.map( x -&gt; x.length() <text:s/>); // we can use Lambdas as we want</text:p>
              <text:p text:style-name="P128">System.out.println( "size of string " + sizeOptionalNull.orElse( 0 ) );</text:p>
              <text:p text:style-name="P124"><text:span text:style-name="Strong_20_Emphasis"><text:span text:style-name="T31"/></text:span></text:p>
            </text:list-header>
            <text:list-item>
              <text:p text:style-name="P124"><text:soft-page-break/><text:span text:style-name="Strong_20_Emphasis"><text:span text:style-name="T99">&lt;U&gt; Optional&lt;U&gt; </text:span></text:span><text:span text:style-name="Strong_20_Emphasis"><text:span text:style-name="T68">flatMap(Function&lt;? super T,Optional&lt;U&gt;&gt; mapper)</text:span></text:span><text:span text:style-name="Strong_20_Emphasis"><text:span text:style-name="T99">: If a value is present, it applies the provided Optional-bearing mapping function to it, returns that result, otherwise returns an empty Optional.</text:span></text:span></text:p>
              <text:p text:style-name="P125"><text:span text:style-name="Strong_20_Emphasis"><text:span text:style-name="T125">See programs </text:span></text:span><text:span text:style-name="Strong_20_Emphasis"><text:span text:style-name="T163">Java8Optional2</text:span></text:span><text:span text:style-name="Strong_20_Emphasis"><text:span text:style-name="T167">, </text:span></text:span><text:span text:style-name="Strong_20_Emphasis"><text:span text:style-name="T163">Java8Optional3, Java8Optional4 and Java8Optional5</text:span></text:span><text:span text:style-name="Strong_20_Emphasis"><text:span text:style-name="T126"> to understand the concept of flatMap of optional.</text:span></text:span></text:p>
            </text:list-item>
          </text:list>
        </text:list-item>
      </text:list>
      <text:list xml:id="list142829833688439" text:continue-list="list142830256450491" text:style-name="L1">
        <text:list-header>
          <text:p text:style-name="P18"><text:span text:style-name="Strong_20_Emphasis"><text:span text:style-name="T6">VVI: See Java8Optional project.</text:span></text:span></text:p>
        </text:list-header>
        <text:list-item>
          <text:p text:style-name="P19"><text:span text:style-name="Strong_20_Emphasis"><text:span text:style-name="T36">Stream API of Java 8:</text:span></text:span></text:p>
          <text:p text:style-name="P19"><text:span text:style-name="Strong_20_Emphasis"><text:span text:style-name="T88">Stream is a new abstract layer introduced in Java 8. Using stream, you can process data in a declarative way similar to SQL statements. For example, consider the following SQL statement −</text:span></text:span></text:p>
          <text:list>
            <text:list-header>
              <text:p text:style-name="P19"><text:span text:style-name="Strong_20_Emphasis"><text:span text:style-name="T138">SELECT max(salary), employee_id, employee_name FROM Employee</text:span></text:span></text:p>
            </text:list-header>
          </text:list>
          <text:p text:style-name="P19"><text:span text:style-name="Strong_20_Emphasis"><text:span text:style-name="T86">The above SQL expression automatically returns the maximum salaried employee's details, without doing any computation on the developer's end. Using collections framework in Java, a developer has to use loops and make repeated checks. Another concern is efficiency; as multi-core processors are available at ease, a Java developer has to write parallel code processing that can be pretty error-prone.</text:span></text:span></text:p>
          <text:p text:style-name="P19"><text:span text:style-name="Strong_20_Emphasis"><text:span text:style-name="T86">To resolve such issues, Java 8 introduced the concept of stream that lets the developer to process data declaratively and leverage multicore architecture without the need to write any specific code for it.</text:span></text:span></text:p>
          <text:p text:style-name="P19"><text:span text:style-name="Strong_20_Emphasis"><text:span text:style-name="T86"/></text:span></text:p>
          <text:p text:style-name="P19"><text:span text:style-name="Strong_20_Emphasis"><text:span text:style-name="T37">What is Stream?</text:span></text:span></text:p>
          <text:p text:style-name="P19"><text:span text:style-name="Strong_20_Emphasis"><text:span text:style-name="T89">Stream represents a sequence of objects from a source, which supports aggregate operations. Following are the characteristics of a Stream </text:span></text:span><text:span text:style-name="Strong_20_Emphasis"><text:span text:style-name="T90">API</text:span></text:span><text:span text:style-name="Strong_20_Emphasis"><text:span text:style-name="T89">−</text:span></text:span></text:p>
          <text:list text:continue-numbering="true">
            <text:list-item>
              <text:p text:style-name="P19"><text:span text:style-name="Strong_20_Emphasis"><text:span text:style-name="T66">Sequence of elements</text:span></text:span><text:span text:style-name="Strong_20_Emphasis"><text:span text:style-name="T89"> − A stream provides a set of elements of specific type in a sequential manner. A stream gets/computes elements on demand. It never stores the elements.</text:span></text:span></text:p>
            </text:list-item>
            <text:list-item>
              <text:p text:style-name="P19"><text:span text:style-name="Strong_20_Emphasis"><text:span text:style-name="T66">Source</text:span></text:span><text:span text:style-name="Strong_20_Emphasis"><text:span text:style-name="T89"> − Stream takes Collections, Arrays, or I/O resources as input source.</text:span></text:span></text:p>
            </text:list-item>
            <text:list-item>
              <text:p text:style-name="P19"><text:span text:style-name="Strong_20_Emphasis"><text:span text:style-name="T66">Aggregate operations</text:span></text:span><text:span text:style-name="Strong_20_Emphasis"><text:span text:style-name="T89"> − Stream supports aggregate operations like filter, map, limit, reduce, find, match, and so on.</text:span></text:span></text:p>
            </text:list-item>
            <text:list-item>
              <text:p text:style-name="P19"><text:span text:style-name="Strong_20_Emphasis"><text:span text:style-name="T66">Pipelining</text:span></text:span><text:span text:style-name="Strong_20_Emphasis"><text:span text:style-name="T89"> − Most of the stream operations return stream itself so that their result can be pipelined. These operations are called intermediate operations and their function is to take input, process them, and return output to the target. collect() method is a terminal operation which is normally present at the end of the pipelining operation to mark the end of the stream.</text:span></text:span></text:p>
            </text:list-item>
            <text:list-item>
              <text:p text:style-name="P19"><text:span text:style-name="Strong_20_Emphasis"><text:span text:style-name="T66">Automatic iterations</text:span></text:span><text:span text:style-name="Strong_20_Emphasis"><text:span text:style-name="T89"> − Stream operations do the iterations internally over the source elements provided, in contrast to Collections where explicit iteration is required.</text:span></text:span></text:p>
            </text:list-item>
          </text:list>
          <text:p text:style-name="P19"><text:span text:style-name="Strong_20_Emphasis"><text:span text:style-name="T37"/></text:span></text:p>
          <text:p text:style-name="P19"><text:span text:style-name="Strong_20_Emphasis"><text:span text:style-name="T37">Generating Streams: </text:span></text:span><text:span text:style-name="Strong_20_Emphasis"><text:span text:style-name="T89">With Java 8, Collection interface has two methods to generate a Stream −</text:span></text:span></text:p>
          <text:list text:continue-numbering="true">
            <text:list-item>
              <text:p text:style-name="P19"><text:span text:style-name="Strong_20_Emphasis"><text:span text:style-name="T66">stream()</text:span></text:span><text:span text:style-name="Strong_20_Emphasis"><text:span text:style-name="T89"> − Returns a sequential stream considering collection as its source.</text:span></text:span></text:p>
            </text:list-item>
            <text:list-item>
              <text:p text:style-name="P19"><text:span text:style-name="Strong_20_Emphasis"><text:span text:style-name="T66">parallelStream()</text:span></text:span><text:span text:style-name="Strong_20_Emphasis"><text:span text:style-name="T89"> − Returns a parallel Stream considering collection as its source.</text:span></text:span></text:p>
              <text:p text:style-name="P19"><text:span text:style-name="Strong_20_Emphasis"><text:span text:style-name="T152">List&lt;String&gt; strings = Arrays.asList("abc", "", "bc", "efg", "abcd","", "jkl");</text:span></text:span></text:p>
              <text:p text:style-name="P19"><text:span text:style-name="Strong_20_Emphasis"><text:span text:style-name="T152">List&lt;String&gt; filtered = strings.stream().filter(string -&gt; !string.isEmpty()).collect(Collectors.toList());</text:span></text:span></text:p>
            </text:list-item>
          </text:list>
          <text:p text:style-name="P19"><text:span text:style-name="Strong_20_Emphasis"><text:span text:style-name="T38">forEach: </text:span></text:span><text:span text:style-name="Strong_20_Emphasis"><text:span text:style-name="T91">Stream has provided a new method ‘forEach’ to iterate each element of the stream. The following code segment shows how to print 10 random numbers using forEach.</text:span></text:span></text:p>
          <text:list text:continue-numbering="true">
            <text:list-header>
              <text:p text:style-name="P19"><text:span text:style-name="Strong_20_Emphasis"><text:span text:style-name="T153">Random random = new Random();</text:span></text:span></text:p>
              <text:p text:style-name="P19"><text:span text:style-name="Strong_20_Emphasis"><text:span text:style-name="T153">random.ints().limit(10).forEach(System.out::println);</text:span></text:span></text:p>
            </text:list-header>
          </text:list>
          <text:p text:style-name="P19"><text:span text:style-name="Strong_20_Emphasis"><text:span text:style-name="T38">map: </text:span></text:span><text:span text:style-name="Strong_20_Emphasis"><text:span text:style-name="T91">The ‘map’ method is used to map each element to its corresponding result. The following code segment prints unique squares of numbers using map.</text:span></text:span></text:p>
          <text:list text:continue-numbering="true">
            <text:list-header>
              <text:p text:style-name="P19"><text:span text:style-name="Strong_20_Emphasis"><text:span text:style-name="T153">List&lt;Integer&gt; numbers = Arrays.asList(3, 2, 2, 3, 7, 3, 5);</text:span></text:span></text:p>
              <text:p text:style-name="P19"><text:span text:style-name="Strong_20_Emphasis"><text:span text:style-name="T153">//get list of unique squares</text:span></text:span></text:p>
              <text:p text:style-name="P19"><text:span text:style-name="Strong_20_Emphasis"><text:span text:style-name="T153">List&lt;Integer&gt; squaresList = numbers.stream().map( i -&gt; i*i).distinct().collect(Collectors.toList());</text:span></text:span></text:p>
            </text:list-header>
          </text:list>
          <text:p text:style-name="P19"><text:span text:style-name="Strong_20_Emphasis"><text:span text:style-name="T39">filter: </text:span></text:span><text:span text:style-name="Strong_20_Emphasis"><text:span text:style-name="T92">The ‘filter’ method is used to eliminate elements based on a criteria. The following code segment prints a count of empty strings using filter.</text:span></text:span></text:p>
          <text:list text:continue-numbering="true">
            <text:list-header>
              <text:p text:style-name="P19"><text:span text:style-name="Strong_20_Emphasis"><text:span text:style-name="T154">List&lt;String&gt;strings = Arrays.asList("abc", "", "bc", "efg", "abcd","", "jkl");</text:span></text:span></text:p>
              <text:p text:style-name="P19"><text:span text:style-name="Strong_20_Emphasis"><text:span text:style-name="T154">//get count of empty string</text:span></text:span></text:p>
              <text:p text:style-name="P19"><text:span text:style-name="Strong_20_Emphasis"><text:span text:style-name="T154">int count = strings.stream().filter(string -&gt; string.isEmpty()).count();</text:span></text:span></text:p>
            </text:list-header>
          </text:list>
          <text:p text:style-name="P19"><text:soft-page-break/><text:span text:style-name="Strong_20_Emphasis"><text:span text:style-name="T40">limit: </text:span></text:span><text:span text:style-name="Strong_20_Emphasis"><text:span text:style-name="T93">The ‘limit’ method is used to reduce the size of the stream. The following code segment shows how to print 10 random numbers using limit.</text:span></text:span></text:p>
          <text:list text:continue-numbering="true">
            <text:list-header>
              <text:p text:style-name="P19"><text:span text:style-name="Strong_20_Emphasis"><text:span text:style-name="T155">Random random = new Random();</text:span></text:span></text:p>
              <text:p text:style-name="P19"><text:span text:style-name="Strong_20_Emphasis"><text:span text:style-name="T155">random.ints().limit(10).forEach(System.out::println);</text:span></text:span></text:p>
            </text:list-header>
          </text:list>
          <text:p text:style-name="P19"><text:span text:style-name="Strong_20_Emphasis"><text:span text:style-name="T41">sorted: </text:span></text:span><text:span text:style-name="Strong_20_Emphasis"><text:span text:style-name="T94">The ‘sorted’ method is used to sort the stream. The following code segment shows how to print 10 random numbers in a sorted order.</text:span></text:span></text:p>
          <text:list text:continue-numbering="true">
            <text:list-header>
              <text:p text:style-name="P19"><text:span text:style-name="Strong_20_Emphasis"><text:span text:style-name="T156">Random random = new Random();</text:span></text:span></text:p>
              <text:p text:style-name="P19"><text:span text:style-name="Strong_20_Emphasis"><text:span text:style-name="T156">random.ints().limit(10).sorted().forEach(System.out::println);</text:span></text:span></text:p>
            </text:list-header>
          </text:list>
          <text:p text:style-name="P19"><text:span text:style-name="Strong_20_Emphasis"><text:span text:style-name="T42">Parallel processing: </text:span></text:span><text:span text:style-name="Strong_20_Emphasis"><text:span text:style-name="T95">parallelStream is the alternative of stream for parallel processing. Take a look at the following code segment that prints a count of empty strings using parallelStream.</text:span></text:span></text:p>
          <text:list text:continue-numbering="true">
            <text:list-header>
              <text:p text:style-name="P19"><text:span text:style-name="Strong_20_Emphasis"><text:span text:style-name="T157">List&lt;String&gt; strings = Arrays.asList("abc", "", "bc", "efg", "abcd","", "jkl");</text:span></text:span></text:p>
              <text:p text:style-name="P129">//get count of empty string</text:p>
              <text:p text:style-name="P129">int count = strings.parallelStream().filter(string -&gt; string.isEmpty()).count();</text:p>
            </text:list-header>
          </text:list>
          <text:p text:style-name="P19"><text:span text:style-name="Strong_20_Emphasis"><text:span text:style-name="T43">Collectors: </text:span></text:span><text:span text:style-name="Strong_20_Emphasis"><text:span text:style-name="T96">Collectors are used to combine the result of processing on the elements of a stream. Collectors can be used to return a list or a string.</text:span></text:span></text:p>
          <text:list text:continue-numbering="true">
            <text:list-header>
              <text:p text:style-name="P19"><text:span text:style-name="Strong_20_Emphasis"><text:span text:style-name="T158">List&lt;String&gt;strings = Arrays.asList("abc", "", "bc", "efg", "abcd","", "jkl");</text:span></text:span></text:p>
              <text:p text:style-name="P129">List&lt;String&gt; filtered = strings.stream().filter(string -&gt; !string.isEmpty()).collect(Collectors.toList());</text:p>
              <text:p text:style-name="P129">System.out.println("Filtered List: " + filtered);</text:p>
              <text:p text:style-name="P129">String mergedString = strings.stream().filter(string -&gt; !string.isEmpty()).collect(Collectors.joining(", "));</text:p>
              <text:p text:style-name="P129">System.out.println("Merged String: " + mergedString);</text:p>
            </text:list-header>
          </text:list>
          <text:p text:style-name="P19"><text:span text:style-name="Strong_20_Emphasis"><text:span text:style-name="T44">Statistics: </text:span></text:span><text:span text:style-name="Strong_20_Emphasis"><text:span text:style-name="T97">With Java 8, statistics collectors are introduced to calculate all statistics when stream processing is being done.</text:span></text:span></text:p>
          <text:list text:continue-numbering="true">
            <text:list-header>
              <text:p text:style-name="P19"><text:span text:style-name="Strong_20_Emphasis"><text:span text:style-name="T159">List&lt;Integer&gt; numbers = Arrays.asList(3, 2, 2, 3, 7, 3, 5);</text:span></text:span></text:p>
              <text:p text:style-name="P19"><text:span text:style-name="Strong_20_Emphasis"><text:span text:style-name="T159">IntSummaryStatistics stats = integers.stream().mapToInt((x) -&gt; x).summaryStatistics();</text:span></text:span></text:p>
              <text:p text:style-name="P19"><text:span text:style-name="Strong_20_Emphasis"><text:span text:style-name="T159">System.out.println("Highest number in List : " + stats.getMax());</text:span></text:span></text:p>
              <text:p text:style-name="P19"><text:span text:style-name="Strong_20_Emphasis"><text:span text:style-name="T159">System.out.println("Lowest number in List : " + stats.getMin());</text:span></text:span></text:p>
              <text:p text:style-name="P19"><text:span text:style-name="Strong_20_Emphasis"><text:span text:style-name="T159">System.out.println("Sum of all numbers : " + stats.getSum());</text:span></text:span></text:p>
              <text:p text:style-name="P19"><text:span text:style-name="Strong_20_Emphasis"><text:span text:style-name="T159">System.out.println("Average of all numbers : " + stats.getAverage());</text:span></text:span></text:p>
            </text:list-header>
          </text:list>
          <text:p text:style-name="P19"><text:span text:style-name="Strong_20_Emphasis"><text:span text:style-name="T5">VVI: </text:span></text:span><text:span text:style-name="Strong_20_Emphasis"><text:span text:style-name="T4">See Java8StreamAPI project.</text:span></text:span></text:p>
          <text:p text:style-name="P19"><text:span text:style-name="Strong_20_Emphasis"><text:span text:style-name="T4"/></text:span></text:p>
          <text:p text:style-name="P20"><text:span text:style-name="Strong_20_Emphasis"><text:span text:style-name="T5">VVI: </text:span></text:span><text:span text:style-name="Strong_20_Emphasis"><text:span text:style-name="T12">map and flatMap method of Stream:</text:span></text:span></text:p>
          <text:p text:style-name="P21"><text:a xlink:type="simple" xlink:href="http://javarevisited.blogspot.in/2016/03/difference-between-map-and-flatmap-in-java8.html#axzz4h495Zk4F" text:style-name="Internet_20_link" text:visited-style-name="Visited_20_Internet_20_Link"><text:span text:style-name="Strong_20_Emphasis"><text:span text:style-name="T127">http://javarevisited.blogspot.in/2016/03/difference-between-map-and-flatmap-in-java8.html#axzz4h495Zk4F</text:span></text:span></text:a></text:p>
          <text:p text:style-name="P21"><text:span text:style-name="Strong_20_Emphasis"><text:span text:style-name="T129">https://www.mkyong.com/java8/java-8-flatmap-example/</text:span></text:span></text:p>
          <text:p text:style-name="P21"><text:a xlink:type="simple" xlink:href="http://stackoverflow.com/questions/26684562/whats-the-difference-between-map-and-flatmap-methods-in-java-8" text:style-name="Internet_20_link" text:visited-style-name="Visited_20_Internet_20_Link"><text:span text:style-name="Strong_20_Emphasis"><text:span text:style-name="T128">http://stackoverflow.com/questions/26684562/whats-the-difference-between-map-and-flatmap-methods-in-java-8</text:span></text:span></text:a></text:p>
          <text:p text:style-name="P21"><text:span text:style-name="Strong_20_Emphasis"><text:span text:style-name="T128"/></text:span></text:p>
        </text:list-item>
        <text:list-item>
          <text:p text:style-name="P22"><text:span text:style-name="Strong_20_Emphasis"><text:span text:style-name="T79">CompletionStage and CompletableFuture:</text:span></text:span></text:p>
          <text:p text:style-name="P23"><text:span text:style-name="Strong_20_Emphasis"><text:span text:style-name="T130">CompletionStage&lt;T&gt; is the interface and </text:span></text:span><text:bookmark-start text:name="__DdeLink__7007_772397345"/><text:span text:style-name="Strong_20_Emphasis"><text:span text:style-name="T130">CompletableFuture</text:span></text:span><text:bookmark-end text:name="__DdeLink__7007_772397345"/><text:span text:style-name="Strong_20_Emphasis"><text:span text:style-name="T130">&lt;T&gt; is the class which implements Future&lt;T&gt; and CompletionStage&lt;T&gt; interface.</text:span></text:span></text:p>
        </text:list-item>
        <text:list-item>
          <text:p text:style-name="P24"><text:span text:style-name="Strong_20_Emphasis"><text:span text:style-name="T13">Methods of Future interface:</text:span></text:span><text:span text:style-name="Strong_20_Emphasis"><text:span text:style-name="T26"> cancel, isCancelled, isDone, get,</text:span></text:span></text:p>
          <text:p text:style-name="P25"><text:span text:style-name="Strong_20_Emphasis"><text:span text:style-name="T13">Methods of CompletionStage interface:</text:span></text:span></text:p>
          <text:p text:style-name="P25"><text:span text:style-name="Strong_20_Emphasis"><text:span text:style-name="T26">thenApply, thenAccept, thenRun, thenCombine,</text:span></text:span></text:p>
          <text:p text:style-name="P25"><text:span text:style-name="Strong_20_Emphasis"><text:span text:style-name="T26">thenAcceptBoth, runAfterBoth, applyToEither, </text:span></text:span><text:span text:style-name="Strong_20_Emphasis"><text:span text:style-name="T27">acceptEither, runAfterEither,</text:span></text:span></text:p>
          <text:p text:style-name="P25"><text:span text:style-name="Strong_20_Emphasis"><text:span text:style-name="T27">thenCompose, whenComplete, handle,</text:span></text:span></text:p>
          <text:p text:style-name="P25"><text:span text:style-name="Strong_20_Emphasis"><text:span text:style-name="T131">exceptionally, toCompletableFuture,</text:span></text:span></text:p>
        </text:list-item>
        <text:list-item>
          <text:p text:style-name="P26"><text:span text:style-name="Strong_20_Emphasis"><text:span text:style-name="T19">Re</text:span></text:span><text:span text:style-name="Strong_20_Emphasis"><text:span text:style-name="T20">ad chapter 11</text:span></text:span><text:span text:style-name="Strong_20_Emphasis"><text:span text:style-name="T32">th</text:span></text:span><text:span text:style-name="Strong_20_Emphasis"><text:span text:style-name="T20"> of the book Java 8 in action.</text:span></text:span></text:p>
        </text:list-item>
        <text:list-item>
          <text:p text:style-name="P27"><text:span text:style-name="Strong_20_Emphasis"><text:span text:style-name="T64">VVI </text:span></text:span><text:span text:style-name="Strong_20_Emphasis"><text:span text:style-name="T63">Question: </text:span></text:span><text:span text:style-name="Strong_20_Emphasis"><text:span text:style-name="T132">D</text:span></text:span><text:span text:style-name="Strong_20_Emphasis"><text:span text:style-name="T133">evelop a best-price-finder application that contacts multiple online shops to find the lowest price for a given product</text:span></text:span><text:span text:style-name="Strong_20_Emphasis"><text:span text:style-name="T134">. </text:span></text:span><text:span text:style-name="Strong_20_Emphasis"><text:span text:style-name="T135">Note that all the shops are using</text:span></text:span><text:span text:style-name="Strong_20_Emphasis"><text:span text:style-name="T136"> a centralized discount service which uses different discount codes, and each code has a different discount percentage.</text:span></text:span></text:p>
          <text:p text:style-name="P27"><text:span text:style-name="Strong_20_Emphasis"><text:span text:style-name="T14">Final Answer: </text:span></text:span><text:span text:style-name="Strong_20_Emphasis"><text:span text:style-name="T28">Java8CompletableFuture_5</text:span></text:span></text:p>
          <text:p text:style-name="P27"><text:span text:style-name="Strong_20_Emphasis"><text:span text:style-name="T14">Incremental Answers </text:span></text:span><text:span text:style-name="Strong_20_Emphasis"><text:span text:style-name="T15">from </text:span></text:span><text:span text:style-name="Strong_20_Emphasis"><text:span text:style-name="T16">chapter 11 of the </text:span></text:span><text:span text:style-name="Strong_20_Emphasis"><text:span text:style-name="T15">book “Java 8 in action”</text:span></text:span><text:span text:style-name="Strong_20_Emphasis"><text:span text:style-name="T14">:</text:span></text:span></text:p>
          <text:p text:style-name="P27"><text:soft-page-break/><text:span text:style-name="Strong_20_Emphasis"><text:span text:style-name="T28">Java8CompletableFuture_1, Java8CompletableFuture_2, Java8CompletableFuture_3, Java8CompletableFuture_4, Java8CompletableFuture_5, </text:span></text:span></text:p>
        </text:list-item>
        <text:list-item>
          <text:p text:style-name="P27"><text:span text:style-name="Strong_20_Emphasis"><text:span text:style-name="T67">java.util.</text:span></text:span><text:span text:style-name="Strong_20_Emphasis"><text:span text:style-name="T80">concurrent.</text:span></text:span><text:span text:style-name="Strong_20_Emphasis"><text:span text:style-name="T81">Future</text:span></text:span><text:span text:style-name="Strong_20_Emphasis"><text:span text:style-name="T67">&lt;T&gt; </text:span></text:span><text:span text:style-name="Strong_20_Emphasis"><text:span text:style-name="T78">interface methods</text:span></text:span><text:span text:style-name="Strong_20_Emphasis"><text:span text:style-name="T68">:</text:span></text:span></text:p>
          <text:list>
            <text:list-item>
              <text:p text:style-name="P28"><text:span text:style-name="T186">b</text:span><text:span text:style-name="T185">oolean</text:span><text:span text:style-name="T151"> cancel(</text:span><text:span text:style-name="T182">boolean</text:span><text:span text:style-name="T151"> mayInterruptIfRunning);</text:span></text:p>
              <text:p text:style-name="P28"><text:span text:style-name="Strong_20_Emphasis"><text:span text:style-name="T197">Attempts to cancel execution of this task. <text:s/>This attempt will</text:span></text:span><text:span text:style-name="T202"> fail if the task has already completed, has already been cancelled, or could not be cancelled for some other reason. If successful, and this task has not started when {@code cancel} is called, this task should never run. <text:s/>If the task has already started, then the {@code mayInterruptIfRunning} parameter determines whether the thread executing this task should be interrupted in an attempt to stop the task.</text:span></text:p>
              <text:p text:style-name="P131"><text:span text:style-name="T195">After this method returns, subsequent calls to </text:span><text:span text:style-name="T212">{@link #isDone}</text:span><text:span text:style-name="T195"> will always return {@code true}. <text:s/>Subsequent calls to </text:span><text:span text:style-name="T212">{@link #isCancelled} </text:span><text:span text:style-name="T195">will always return {@code true} if this method returned {@code true}.</text:span></text:p>
            </text:list-item>
            <text:list-item>
              <text:p text:style-name="P29"><text:span text:style-name="Strong_20_Emphasis"><text:span text:style-name="T194">boolean</text:span></text:span><text:span text:style-name="T168"> isCancelled();</text:span></text:p>
              <text:p text:style-name="P132"><text:span text:style-name="T196">Returns </text:span><text:span text:style-name="T195">{@code true} if this task was cancelled before it completed normally.</text:span></text:p>
            </text:list-item>
            <text:list-item>
              <text:p text:style-name="P30"><text:span text:style-name="Strong_20_Emphasis"><text:span text:style-name="T183">boolean</text:span></text:span><text:span text:style-name="T151"> isDone();</text:span></text:p>
              <text:p text:style-name="P30"><text:span text:style-name="Strong_20_Emphasis"><text:span text:style-name="T200">Returns</text:span></text:span><text:span text:style-name="Strong_20_Emphasis"><text:span text:style-name="T203"> </text:span></text:span><text:span text:style-name="T202">{@code true} if this task completed. Completion may be due to normal termination, an exception, or cancellation </text:span><text:span text:style-name="T211">--</text:span><text:span text:style-name="T202"> in all of these cases, this method will return {@code true}.</text:span></text:p>
            </text:list-item>
            <text:list-item>
              <text:p text:style-name="P31"><text:span text:style-name="Strong_20_Emphasis"><text:span text:style-name="T150">V</text:span></text:span><text:span text:style-name="T151"> get() </text:span><text:span text:style-name="T182">throws</text:span><text:span text:style-name="T151"> InterruptedException, ExecutionException;</text:span></text:p>
              <text:p text:style-name="P32"><text:span text:style-name="Strong_20_Emphasis"><text:span text:style-name="T200">Waits if necessary for the computation to complete, and then</text:span></text:span><text:span text:style-name="T202"> retrieves its result.</text:span></text:p>
              <text:p text:style-name="P32"><text:span text:style-name="T215">throws</text:span><text:span text:style-name="T198"> CancellationException if the computation was cancelled,</text:span></text:p>
              <text:p text:style-name="P136"><text:span text:style-name="T214">throws</text:span><text:span text:style-name="T195"> ExecutionException if the computation threw an exception,</text:span></text:p>
              <text:p text:style-name="P136"><text:span text:style-name="T214">throws</text:span><text:span text:style-name="T195"> InterruptedException if the current thread was interrupted while waiting</text:span></text:p>
            </text:list-item>
            <text:list-item>
              <text:p text:style-name="P33"><text:span text:style-name="Strong_20_Emphasis"><text:span text:style-name="T150">V</text:span></text:span><text:span text:style-name="T142"> get(</text:span><text:span text:style-name="T176">long</text:span><text:span text:style-name="T142"> timeout, TimeUnit unit) </text:span><text:span text:style-name="T176">throws</text:span><text:span text:style-name="T142"> InterruptedException, ExecutionException, TimeoutException;</text:span></text:p>
              <text:p text:style-name="P33"><text:span text:style-name="Strong_20_Emphasis"><text:span text:style-name="T200">Waits if necessary for at most the given time for the computation</text:span></text:span><text:span text:style-name="T202"> to complete, and then retrieves its result, if available.</text:span></text:p>
              <text:p text:style-name="P32"><text:span text:style-name="T215">throws</text:span><text:span text:style-name="T198"> CancellationException if the computation was cancelled,</text:span></text:p>
              <text:p text:style-name="P136"><text:span text:style-name="T214">throws</text:span><text:span text:style-name="T195"> ExecutionException if the computation threw an exception,</text:span></text:p>
              <text:p text:style-name="P34"><text:span text:style-name="T215">throws</text:span><text:span text:style-name="T198"> InterruptedException if the current thread was interrupted while waitin</text:span><text:span text:style-name="T199">g</text:span></text:p>
              <text:p text:style-name="P133"><text:span text:style-name="T216">throws</text:span><text:span text:style-name="T204"> </text:span><text:span text:style-name="T205">TimeoutException</text:span><text:span text:style-name="T204"> if the wait timed out</text:span></text:p>
            </text:list-item>
          </text:list>
        </text:list-item>
        <text:list-item>
          <text:p text:style-name="P35"><text:span text:style-name="Strong_20_Emphasis"><text:span text:style-name="T67">java.util.</text:span></text:span><text:span text:style-name="Strong_20_Emphasis"><text:span text:style-name="T80">concurrent.</text:span></text:span><text:span text:style-name="Strong_20_Emphasis"><text:span text:style-name="T77">CompletionStage</text:span></text:span><text:span text:style-name="Strong_20_Emphasis"><text:span text:style-name="T67">&lt;T&gt; </text:span></text:span><text:span text:style-name="Strong_20_Emphasis"><text:span text:style-name="T78">interface methods</text:span></text:span><text:span text:style-name="Strong_20_Emphasis"><text:span text:style-name="T68">:</text:span></text:span></text:p>
          <text:list>
            <text:list-item>
              <text:p text:style-name="P36"><text:span text:style-name="T179">public</text:span><text:span text:style-name="T143"> &lt;U&gt; CompletionStage&lt;U&gt; </text:span><text:span text:style-name="T145">thenApply(Function&lt;? </text:span><text:span text:style-name="T180">super</text:span><text:span text:style-name="T145"> T,? </text:span><text:span text:style-name="T180">extends</text:span><text:span text:style-name="T145"> U&gt; fn)</text:span><text:span text:style-name="T143">;</text:span></text:p>
              <text:p text:style-name="P37"><text:span text:style-name="Strong_20_Emphasis"><text:span text:style-name="T197">Returns a new CompletionStage that, when this stage completes</text:span></text:span><text:span text:style-name="T202"> normally, is executed with this stage's result as the argument to the supplied function.</text:span></text:p>
              <text:p text:style-name="P138"/>
              <text:p text:style-name="P38"><text:span text:style-name="Strong_20_Emphasis"><text:span text:style-name="T178">public</text:span></text:span><text:span text:style-name="T143"> &lt;U&gt; CompletionStage&lt;U&gt; </text:span><text:span text:style-name="T145">thenApplyAsync(Function&lt;? </text:span><text:span text:style-name="T180">super</text:span><text:span text:style-name="T145"> T,? </text:span><text:span text:style-name="T180">extends</text:span><text:span text:style-name="T145"> U&gt; fn)</text:span><text:span text:style-name="T141">;</text:span></text:p>
              <text:p text:style-name="P39"><text:span text:style-name="Strong_20_Emphasis"><text:span text:style-name="T197">Returns a new CompletionStage that, when this stage completes</text:span></text:span><text:span text:style-name="T202"> normally, is executed using this stage's default asynchronous execution facility, with this stage's result as the argument to the supplied function.</text:span></text:p>
              <text:p text:style-name="P139"/>
              <text:p text:style-name="P40"><text:span text:style-name="Strong_20_Emphasis"><text:span text:style-name="T177">public</text:span></text:span><text:span text:style-name="T142"> &lt;U&gt; CompletionStage&lt;U&gt; </text:span><text:span text:style-name="T146">thenApplyAsync(Function&lt;? </text:span><text:span text:style-name="T181">super</text:span><text:span text:style-name="T146"> T,? </text:span><text:span text:style-name="T181">extends</text:span><text:span text:style-name="T146"> U&gt; fn, Executor executor)</text:span><text:span text:style-name="T140">;</text:span></text:p>
              <text:p text:style-name="P40"><text:span text:style-name="Strong_20_Emphasis"><text:span text:style-name="T197">Returns a new CompletionStage that, when this stage completes</text:span></text:span><text:span text:style-name="T202"> normally, is executed using the supplied Executor, with this stage's result as the argument to the supplied function.</text:span></text:p>
            </text:list-item>
            <text:list-item>
              <text:p text:style-name="P41"><text:span text:style-name="Strong_20_Emphasis"><text:span text:style-name="T183">public</text:span></text:span><text:span text:style-name="T151"> CompletionStage&lt;Void&gt; </text:span><text:span text:style-name="T148">thenAccept(Consumer&lt;? </text:span><text:span text:style-name="T184">super</text:span><text:span text:style-name="T148"> T&gt; action)</text:span><text:span text:style-name="T151">;</text:span></text:p>
              <text:p text:style-name="P42"><text:span text:style-name="Strong_20_Emphasis"><text:span text:style-name="T197">Returns a new CompletionStage that, when this stage completes</text:span></text:span><text:span text:style-name="T202"> normally, is executed with this stage's result as the argument to the supplied action.</text:span></text:p>
              <text:p text:style-name="P43"><text:span text:style-name="Strong_20_Emphasis"><text:span text:style-name="T183">public</text:span></text:span><text:span text:style-name="T151"> CompletionStage&lt;Void&gt; </text:span><text:span text:style-name="T148">thenAcceptAsync(Consumer&lt;? </text:span><text:span text:style-name="T184">super</text:span><text:span text:style-name="T148"> T&gt; action)</text:span><text:span text:style-name="T151">;</text:span></text:p>
              <text:p text:style-name="P43"><text:span text:style-name="Strong_20_Emphasis"><text:span text:style-name="T177">public</text:span></text:span><text:span text:style-name="T142"> CompletionStage&lt;Void&gt; </text:span><text:span text:style-name="T146">thenAcceptAsync(Consumer&lt;? </text:span><text:span text:style-name="T181">super</text:span><text:span text:style-name="T146"> T&gt; action, Executor executor)</text:span><text:span text:style-name="T142">;</text:span></text:p>
            </text:list-item>
            <text:list-item>
              <text:p text:style-name="P44"><text:span text:style-name="Strong_20_Emphasis"><text:span text:style-name="T183">public</text:span></text:span><text:span text:style-name="T151"> CompletionStage&lt;Void&gt; </text:span><text:span text:style-name="T148">thenRun(Runnable action)</text:span><text:span text:style-name="T151">;</text:span></text:p>
              <text:p text:style-name="P44"><text:span text:style-name="Strong_20_Emphasis"><text:span text:style-name="T197">Returns a new CompletionStage that, when this stage completes</text:span></text:span><text:span text:style-name="T202"> normally, executes the given action.</text:span></text:p>
              <text:p text:style-name="P45"><text:soft-page-break/><text:span text:style-name="Strong_20_Emphasis"><text:span text:style-name="T183">public</text:span></text:span><text:span text:style-name="T151"> CompletionStage&lt;Void&gt; </text:span><text:span text:style-name="T148">thenRunAsync(Runnable action)</text:span><text:span text:style-name="T151">;</text:span></text:p>
              <text:p text:style-name="P45"><text:span text:style-name="Strong_20_Emphasis"><text:span text:style-name="T177">public</text:span></text:span><text:span text:style-name="T142"> CompletionStage&lt;Void&gt; </text:span><text:span text:style-name="T146">thenRunAsync(Runnable action, Executor executor)</text:span><text:span text:style-name="T142">;</text:span></text:p>
            </text:list-item>
            <text:list-item>
              <text:p text:style-name="P46"><text:span text:style-name="Strong_20_Emphasis"><text:span text:style-name="T177">public</text:span></text:span><text:span text:style-name="T142"> &lt;U,V&gt; CompletionStage&lt;V&gt; </text:span><text:span text:style-name="T146">thenCombine(CompletionStage&lt;? </text:span><text:span text:style-name="T181">extends</text:span><text:span text:style-name="T146"> U&gt; other, BiFunction&lt;? </text:span><text:span text:style-name="T181">super</text:span><text:span text:style-name="T146"> T,? </text:span><text:span text:style-name="T181">super</text:span><text:span text:style-name="T146"> U,? </text:span><text:span text:style-name="T181">extends</text:span><text:span text:style-name="T146"> V&gt; fn)</text:span><text:span text:style-name="T142">;</text:span></text:p>
              <text:p text:style-name="P47"><text:span text:style-name="Strong_20_Emphasis"><text:span text:style-name="T197">Returns a new CompletionStage that, when this and the other</text:span></text:span><text:span text:style-name="T202"> given stage both complete normally, is executed with the two results as arguments to the supplied function.</text:span></text:p>
              <text:p text:style-name="P48"><text:span text:style-name="Strong_20_Emphasis"><text:span text:style-name="T177">public</text:span></text:span><text:span text:style-name="T142"> &lt;U,V&gt; CompletionStage&lt;V&gt; </text:span><text:span text:style-name="T146">thenCombineAsync(CompletionStage&lt;? </text:span><text:span text:style-name="T181">extends</text:span><text:span text:style-name="T146"> U&gt; other, BiFunction&lt;? </text:span><text:span text:style-name="T181">super</text:span><text:span text:style-name="T146"> T,? </text:span><text:span text:style-name="T181">super</text:span><text:span text:style-name="T146"> U,? </text:span><text:span text:style-name="T181">extends</text:span><text:span text:style-name="T146"> V&gt; fn)</text:span><text:span text:style-name="T142">;</text:span></text:p>
              <text:p text:style-name="P48"><text:span text:style-name="Strong_20_Emphasis"><text:span text:style-name="T177">public</text:span></text:span><text:span text:style-name="T142"> &lt;U,V&gt; CompletionStage&lt;V&gt; </text:span><text:span text:style-name="T146">thenCombineAsync(CompletionStage&lt;? </text:span><text:span text:style-name="T181">extends</text:span><text:span text:style-name="T146"> U&gt; other, BiFunction&lt;? </text:span><text:span text:style-name="T181">super</text:span><text:span text:style-name="T146"> T,? </text:span><text:span text:style-name="T181">super</text:span><text:span text:style-name="T146"> U,? </text:span><text:span text:style-name="T181">extends</text:span><text:span text:style-name="T146"> V&gt; fn, Executor executor)</text:span><text:span text:style-name="T142">;</text:span></text:p>
            </text:list-item>
            <text:list-item>
              <text:p text:style-name="P49"><text:span text:style-name="Strong_20_Emphasis"><text:span text:style-name="T177">public</text:span></text:span><text:span text:style-name="T142"> &lt;U&gt; CompletionStage&lt;Void&gt; </text:span><text:span text:style-name="T146">thenAcceptBoth</text:span><text:span text:style-name="T147">(</text:span><text:span text:style-name="T146">CompletionStage&lt;? </text:span><text:span text:style-name="T181">extends</text:span><text:span text:style-name="T146"> U&gt; other, BiConsumer&lt;? </text:span><text:span text:style-name="T181">super</text:span><text:span text:style-name="T146"> T, ? </text:span><text:span text:style-name="T181">super</text:span><text:span text:style-name="T146"> U&gt; action)</text:span><text:span text:style-name="T142">;</text:span></text:p>
              <text:p text:style-name="P50"><text:span text:style-name="Strong_20_Emphasis"><text:span text:style-name="T197">Returns a new CompletionStage that, when this and the other</text:span></text:span><text:span text:style-name="T202"> given stage both complete normally, is executed with the two results as arguments to the supplied action.</text:span></text:p>
              <text:p text:style-name="P51"><text:span text:style-name="Strong_20_Emphasis"><text:span text:style-name="T177">public</text:span></text:span><text:span text:style-name="T142"> &lt;U&gt; CompletionStage&lt;Void&gt; </text:span><text:span text:style-name="T146">thenAcceptBothAsync(CompletionStage&lt;? </text:span><text:span text:style-name="T181">extends</text:span><text:span text:style-name="T146"> U&gt; other, BiConsumer&lt;? </text:span><text:span text:style-name="T181">super</text:span><text:span text:style-name="T146"> T, ? </text:span><text:span text:style-name="T181">super</text:span><text:span text:style-name="T146"> U&gt; action)</text:span><text:span text:style-name="T142">;</text:span></text:p>
              <text:p text:style-name="P52"><text:span text:style-name="Strong_20_Emphasis"><text:span text:style-name="T177">public</text:span></text:span><text:span text:style-name="T142"> &lt;U&gt; CompletionStage&lt;Void&gt; </text:span><text:span text:style-name="T146">thenAcceptBothAsync(CompletionStage&lt;? </text:span><text:span text:style-name="T181">extends</text:span><text:span text:style-name="T146"> U&gt; other, BiConsumer&lt;? </text:span><text:span text:style-name="T181">super</text:span><text:span text:style-name="T146"> T, ? </text:span><text:span text:style-name="T181">super</text:span><text:span text:style-name="T146"> U&gt; action, Executor executor)</text:span><text:span text:style-name="T142">;</text:span></text:p>
            </text:list-item>
            <text:list-item>
              <text:p text:style-name="P53"><text:span text:style-name="Strong_20_Emphasis"><text:span text:style-name="T177">public</text:span></text:span><text:span text:style-name="T142"> CompletionStage&lt;Void&gt; runAfterBoth(CompletionStage&lt;?&gt; other, Runnable action);</text:span></text:p>
              <text:p text:style-name="P53"><text:span text:style-name="Strong_20_Emphasis"><text:span text:style-name="T197">Returns a new CompletionStage that, when this and the other</text:span></text:span><text:span text:style-name="T202"> given stage both complete normally, executes the given action.</text:span></text:p>
              <text:p text:style-name="P54"><text:span text:style-name="Strong_20_Emphasis"><text:span text:style-name="T177">public</text:span></text:span><text:span text:style-name="T142"> CompletionStage&lt;Void&gt; runAfterBothAsync(CompletionStage&lt;?&gt; other, Runnable action);</text:span></text:p>
              <text:p text:style-name="P54"><text:span text:style-name="Strong_20_Emphasis"><text:span text:style-name="T177">public</text:span></text:span><text:span text:style-name="T142"> CompletionStage&lt;Void&gt; runAfterBothAsync(CompletionStage&lt;?&gt; other, Runnable action, Executor executor);</text:span></text:p>
            </text:list-item>
            <text:list-item>
              <text:p text:style-name="P55"><text:span text:style-name="Strong_20_Emphasis"><text:span text:style-name="T177">public</text:span></text:span><text:span text:style-name="T142"> &lt;U&gt; CompletionStage&lt;U&gt; applyToEither(CompletionStage&lt;? </text:span><text:span text:style-name="T176">extends</text:span><text:span text:style-name="T142"> T&gt; other, Function&lt;? </text:span><text:span text:style-name="T176">super</text:span><text:span text:style-name="T142"> T, U&gt; fn);</text:span></text:p>
              <text:p text:style-name="P55"><text:span text:style-name="Strong_20_Emphasis"><text:span text:style-name="T197">Returns a new CompletionStage that, when either this or the</text:span></text:span><text:span text:style-name="T202"> other given stage complete normally, is executed with the corresponding result as argument to the supplied function.</text:span></text:p>
              <text:p text:style-name="P56"><text:span text:style-name="Strong_20_Emphasis"><text:span text:style-name="T177">public</text:span></text:span><text:span text:style-name="T142"> &lt;U&gt; CompletionStage&lt;U&gt; applyToEitherAsync(CompletionStage&lt;? </text:span><text:span text:style-name="T176">extends</text:span><text:span text:style-name="T142"> T&gt; other, Function&lt;? </text:span><text:span text:style-name="T176">super</text:span><text:span text:style-name="T142"> T, U&gt; fn);</text:span></text:p>
              <text:p text:style-name="P57"><text:span text:style-name="Strong_20_Emphasis"><text:span text:style-name="T177">public</text:span></text:span><text:span text:style-name="T142"> &lt;U&gt; CompletionStage&lt;U&gt; applyToEitherAsync(CompletionStage&lt;? </text:span><text:span text:style-name="T176">extends</text:span><text:span text:style-name="T142"> T&gt; other, Function&lt;? </text:span><text:span text:style-name="T176">super</text:span><text:span text:style-name="T142"> T, U&gt; fn, Executor executor);</text:span></text:p>
            </text:list-item>
            <text:list-item>
              <text:p text:style-name="P58"><text:span text:style-name="Strong_20_Emphasis"><text:span text:style-name="T177">public</text:span></text:span><text:span text:style-name="T142"> CompletionStage&lt;Void&gt; acceptEither(CompletionStage&lt;? </text:span><text:span text:style-name="T176">extends</text:span><text:span text:style-name="T142"> T&gt; other, Consumer&lt;? </text:span><text:span text:style-name="T176">super</text:span><text:span text:style-name="T142"> T&gt; action);</text:span></text:p>
              <text:p text:style-name="P59"><text:span text:style-name="Strong_20_Emphasis"><text:span text:style-name="T197">Returns a new CompletionStage that, when either this or the</text:span></text:span><text:span text:style-name="T202"> other given stage complete normally, is executed with the corresponding result as argument to the supplied action.</text:span></text:p>
              <text:p text:style-name="P60"><text:span text:style-name="Strong_20_Emphasis"><text:span text:style-name="T177">public</text:span></text:span><text:span text:style-name="T142"> CompletionStage&lt;Void&gt; acceptEitherAsync(CompletionStage&lt;? </text:span><text:span text:style-name="T176">extends</text:span><text:span text:style-name="T142"> T&gt; other, Consumer&lt;? </text:span><text:span text:style-name="T176">super</text:span><text:span text:style-name="T142"> T&gt; action);</text:span></text:p>
              <text:p text:style-name="P60"><text:span text:style-name="Strong_20_Emphasis"><text:span text:style-name="T177">public</text:span></text:span><text:span text:style-name="T142"> CompletionStage&lt;Void&gt; acceptEitherAsync(CompletionStage&lt;? </text:span><text:span text:style-name="T176">extends</text:span><text:span text:style-name="T142"> T&gt; other, Consumer&lt;? </text:span><text:span text:style-name="T176">super</text:span><text:span text:style-name="T142"> T&gt; action, Executor executor);</text:span></text:p>
            </text:list-item>
            <text:list-item>
              <text:p text:style-name="P61"><text:span text:style-name="Strong_20_Emphasis"><text:span text:style-name="T177">public</text:span></text:span><text:span text:style-name="T142"> CompletionStage&lt;Void&gt; runAfterEither(CompletionStage&lt;?&gt; other, Runnable action);</text:span></text:p>
              <text:p text:style-name="P62"><text:span text:style-name="Strong_20_Emphasis"><text:span text:style-name="T197">Returns a new CompletionStage that, when either this or the</text:span></text:span><text:span text:style-name="T202"> other given stage complete normally, executes the given action.</text:span></text:p>
              <text:p text:style-name="P63"><text:span text:style-name="Strong_20_Emphasis"><text:span text:style-name="T177">public</text:span></text:span><text:span text:style-name="T142"> CompletionStage&lt;Void&gt; runAfterEitherAsync(CompletionStage&lt;?&gt; other, Runnable action);</text:span></text:p>
              <text:p text:style-name="P63"><text:soft-page-break/><text:span text:style-name="Strong_20_Emphasis"><text:span text:style-name="T177">public</text:span></text:span><text:span text:style-name="T142"> CompletionStage&lt;Void&gt; runAfterEitherAsync(CompletionStage&lt;?&gt; other, Runnable action, Executor executor);</text:span></text:p>
            </text:list-item>
            <text:list-item>
              <text:p text:style-name="P64"><text:span text:style-name="Strong_20_Emphasis"><text:span text:style-name="T177">public</text:span></text:span><text:span text:style-name="T142"> &lt;U&gt; CompletionStage&lt;U&gt; thenCompose(Function&lt;? </text:span><text:span text:style-name="T176">super</text:span><text:span text:style-name="T142"> T, ? </text:span><text:span text:style-name="T176">extends</text:span><text:span text:style-name="T142"> CompletionStage&lt;U&gt;&gt; fn);</text:span></text:p>
              <text:p text:style-name="P65"><text:span text:style-name="Strong_20_Emphasis"><text:span text:style-name="T197">Returns a new CompletionStage that, when this stage completes</text:span></text:span><text:span text:style-name="T202"> normally, is executed with this stage as the argument to the supplied function.</text:span></text:p>
              <text:p text:style-name="P66"><text:span text:style-name="Strong_20_Emphasis"><text:span text:style-name="T177">public</text:span></text:span><text:span text:style-name="T142"> &lt;U&gt; CompletionStage&lt;U&gt; thenComposeAsync(Function&lt;? </text:span><text:span text:style-name="T176">super</text:span><text:span text:style-name="T142"> T, ? </text:span><text:span text:style-name="T176">extends</text:span><text:span text:style-name="T142"> CompletionStage&lt;U&gt;&gt; fn);</text:span></text:p>
              <text:p text:style-name="P66"><text:span text:style-name="Strong_20_Emphasis"><text:span text:style-name="T177">public</text:span></text:span><text:span text:style-name="T142"> &lt;U&gt; CompletionStage&lt;U&gt; thenComposeAsync(Function&lt;? </text:span><text:span text:style-name="T176">super</text:span><text:span text:style-name="T142"> T, ? </text:span><text:span text:style-name="T176">extends</text:span><text:span text:style-name="T142"> CompletionStage&lt;U&gt;&gt; fn, Executor executor);</text:span></text:p>
            </text:list-item>
            <text:list-item>
              <text:p text:style-name="P67"><text:span text:style-name="Strong_20_Emphasis"><text:span text:style-name="T177">public</text:span></text:span><text:span text:style-name="T142"> CompletionStage&lt;T&gt; whenComplete(BiConsumer&lt;? </text:span><text:span text:style-name="T176">super</text:span><text:span text:style-name="T142"> T, ? </text:span><text:span text:style-name="T176">super</text:span><text:span text:style-name="T142"> Throwable&gt; action);</text:span></text:p>
              <text:p text:style-name="P68"><text:span text:style-name="Strong_20_Emphasis"><text:span text:style-name="T197">Returns a new CompletionStage with the same result or exception as</text:span></text:span><text:span text:style-name="T202"> this stage, that executes the given action when this stage completes.</text:span></text:p>
              <text:p text:style-name="P140"><text:s text:c="4"/>When this stage is complete, the given action is invoked with the result (or {@code null} if none) and the exception (or {@code null} if none) of this stage as arguments. <text:s/>The returned stage is completed when the action returns. <text:s/>If the supplied action itself encounters an exception, then the returned stage exceptionally completes with this exception unless this stage also completed exceptionally.</text:p>
              <text:p text:style-name="P69"><text:span text:style-name="Strong_20_Emphasis"><text:span text:style-name="T177">public</text:span></text:span><text:span text:style-name="T142"> CompletionStage&lt;T&gt; whenCompleteAsync(BiConsumer&lt;? </text:span><text:span text:style-name="T176">super</text:span><text:span text:style-name="T142"> T, ? </text:span><text:span text:style-name="T176">super</text:span><text:span text:style-name="T142"> Throwable&gt; action);</text:span></text:p>
              <text:p text:style-name="P69"><text:span text:style-name="Strong_20_Emphasis"><text:span text:style-name="T177">public</text:span></text:span><text:span text:style-name="T142"> CompletionStage&lt;T&gt; whenCompleteAsync(BiConsumer&lt;? </text:span><text:span text:style-name="T176">super</text:span><text:span text:style-name="T142"> T, ? </text:span><text:span text:style-name="T176">super</text:span><text:span text:style-name="T142"> Throwable&gt; action, Executor executor);</text:span></text:p>
            </text:list-item>
            <text:list-item>
              <text:p text:style-name="P70"><text:span text:style-name="Strong_20_Emphasis"><text:span text:style-name="T177">public</text:span></text:span><text:span text:style-name="T142"> &lt;U&gt; CompletionStage&lt;U&gt; handle(BiFunction&lt;? </text:span><text:span text:style-name="T176">super</text:span><text:span text:style-name="T142"> T, Throwable, ? </text:span><text:span text:style-name="T176">extends</text:span><text:span text:style-name="T142"> U&gt; fn);</text:span></text:p>
              <text:p text:style-name="P70"><text:span text:style-name="Strong_20_Emphasis"><text:span text:style-name="T197">Returns a new CompletionStage that, when this stage completes</text:span></text:span><text:span text:style-name="T202"> either normally or exceptionally, is executed with this stage's result and exception as arguments to the supplied function.</text:span></text:p>
              <text:p text:style-name="P141">When this stage is complete, the given function is invoked with the result (or {@code null} if none) and the exception (or {@code null} if none) of this stage as arguments, and the function's result is used to complete the returned stage.</text:p>
              <text:p text:style-name="P71"><text:span text:style-name="Strong_20_Emphasis"><text:span text:style-name="T177">public</text:span></text:span><text:span text:style-name="T142"> &lt;U&gt; CompletionStage&lt;U&gt; handleAsync</text:span><text:span text:style-name="T144">(</text:span><text:span text:style-name="T142">BiFunction&lt;? </text:span><text:span text:style-name="T176">super</text:span><text:span text:style-name="T142"> T, Throwable, ? </text:span><text:span text:style-name="T176">extends</text:span><text:span text:style-name="T142"> U&gt; fn);</text:span></text:p>
              <text:p text:style-name="P71"><text:span text:style-name="Strong_20_Emphasis"><text:span text:style-name="T177">public</text:span></text:span><text:span text:style-name="T142"> &lt;U&gt; CompletionStage&lt;U&gt; handleAsync(BiFunction&lt;? </text:span><text:span text:style-name="T176">super</text:span><text:span text:style-name="T142"> T, Throwable, ? </text:span><text:span text:style-name="T176">extends</text:span><text:span text:style-name="T142"> U&gt; fn, Executor executor);</text:span></text:p>
            </text:list-item>
            <text:list-item>
              <text:p text:style-name="P72"><text:span text:style-name="Strong_20_Emphasis"><text:span text:style-name="T177">public</text:span></text:span><text:span text:style-name="T142"> CompletionStage&lt;T&gt; exceptionally(Function&lt;Throwable, ? </text:span><text:span text:style-name="T176">extends</text:span><text:span text:style-name="T142"> T&gt; fn);</text:span></text:p>
              <text:p text:style-name="P72"><text:span text:style-name="Strong_20_Emphasis"><text:span text:style-name="T197">Returns a new CompletionStage that, when this stage completes</text:span></text:span><text:span text:style-name="T202"> exceptionally, is executed with this stage's exception as the argument to the supplied function. <text:s/>Otherwise, if this stage completes normally, then the returned stage also completes normally with the same value.</text:span></text:p>
            </text:list-item>
            <text:list-item>
              <text:p text:style-name="P72"><text:span text:style-name="Strong_20_Emphasis"><text:span text:style-name="T183">public</text:span></text:span><text:span text:style-name="T151"> CompletableFuture&lt;T&gt; toCompletableFuture();</text:span></text:p>
              <text:p text:style-name="P73"><text:span text:style-name="Strong_20_Emphasis"><text:span text:style-name="T197">Returns a </text:span></text:span><text:span text:style-name="T213">{@link CompletableFuture}</text:span><text:span text:style-name="T202"> maintaining the same completion properties as this stage. If this stage is already a CompletableFuture, this method may return this stage itself.</text:span></text:p>
              <text:p text:style-name="P142">Otherwise, invocation of this method may be equivalent in effect to {@code thenApply(x -&gt; x)}, but returning an instance of type {@code CompletableFuture}. A CompletionStage implementation that does not choose to interoperate with others may throw {@code UnsupportedOperationException}.</text:p>
            </text:list-item>
          </text:list>
        </text:list-item>
        <text:list-item>
          <text:p text:style-name="P74"><text:span text:style-name="Strong_20_Emphasis"><text:span text:style-name="T67">java.util.</text:span></text:span><text:span text:style-name="Strong_20_Emphasis"><text:span text:style-name="T80">concurrent.</text:span></text:span><text:span text:style-name="Strong_20_Emphasis"><text:span text:style-name="T77">Complet</text:span></text:span><text:span text:style-name="Strong_20_Emphasis"><text:span text:style-name="T82">ableFuture</text:span></text:span><text:span text:style-name="Strong_20_Emphasis"><text:span text:style-name="T67">&lt;T&gt; </text:span></text:span><text:span text:style-name="Strong_20_Emphasis"><text:span text:style-name="T82">class </text:span></text:span><text:span text:style-name="Strong_20_Emphasis"><text:span text:style-name="T83">methods</text:span></text:span><text:span text:style-name="Strong_20_Emphasis"><text:span text:style-name="T68">:</text:span></text:span></text:p>
          <text:list>
            <text:list-item>
              <text:p text:style-name="P75"><text:span text:style-name="T187">public</text:span><text:span text:style-name="T149"> </text:span><text:span text:style-name="T193">static</text:span><text:span text:style-name="T149"> &lt;U&gt; CompletableFuture&lt;U&gt; completedFuture(U value);</text:span></text:p>
              <text:p text:style-name="P75"><text:span text:style-name="T201">Returns a new CompletableFuture that is already completed with</text:span><text:span text:style-name="T202"> the given value.</text:span></text:p>
            </text:list-item>
            <text:list-item>
              <text:p text:style-name="P75"><text:span text:style-name="T191">p</text:span><text:span text:style-name="T187">ublic</text:span><text:span text:style-name="T151"> </text:span><text:span text:style-name="T182">static</text:span><text:span text:style-name="T151"> CompletableFuture&lt;Void&gt; allOf(CompletableFuture&lt;?&gt;... cfs)</text:span></text:p>
              <text:p text:style-name="P134"><text:soft-page-break/><text:span text:style-name="T210">Returns a new CompletableFuture that is completed when all of</text:span><text:span text:style-name="T195"> the given CompletableFutures complete. <text:s/>If any of the given CompletableFutures complete exceptionally, then the returned CompletableFuture also does so, with a CompletionException holding this exception as its cause. Otherwise, the results, if any, of the given CompletableFutures are not reflected in the returned CompletableFuture, but may be obtained by inspecting them individually. If no CompletableFutures are provided, returns a CompletableFuture completed with the value {@code null}.</text:span></text:p>
              <text:p text:style-name="P143">Among the applications of this method is to await completion of a set of independent CompletableFutures before continuing a program, as in: {@code CompletableFuture.allOf(c1, c2, c3).join();}.</text:p>
            </text:list-item>
            <text:list-item>
              <text:p text:style-name="P75"><text:span text:style-name="T192">p</text:span><text:span text:style-name="T187">ublic</text:span><text:span text:style-name="T151"> </text:span><text:span text:style-name="T182">static</text:span><text:span text:style-name="T151"> CompletableFuture&lt;Object&gt; anyOf(CompletableFuture&lt;?&gt;... cfs);</text:span></text:p>
              <text:p text:style-name="P137"><text:span text:style-name="T208">Returns a new CompletableFuture that is completed when any of</text:span><text:span text:style-name="T207"> the given CompletableFutures complete, with the same result. Otherwise, if it completed exceptionally, the returned CompletableFuture also does so, with a CompletionException holding this exception as its cause. <text:s/>If no CompletableFutures are provided, returns an incomplete CompletableFuture.</text:span></text:p>
            </text:list-item>
            <text:list-item>
              <text:p text:style-name="P75"><text:span text:style-name="T187">p</text:span><text:span text:style-name="T185">ublic</text:span><text:span text:style-name="T151"> </text:span><text:span text:style-name="T182">static</text:span><text:span text:style-name="T151"> &lt;U&gt; CompletableFuture&lt;U&gt; supplyAsync(Supplier&lt;U&gt; supplier);</text:span></text:p>
              <text:p text:style-name="P76"><text:span text:style-name="Strong_20_Emphasis"><text:span text:style-name="T197">Returns a new CompletableFuture that is asynchronously completed</text:span></text:span><text:span text:style-name="T202"> by a task running in the </text:span><text:span text:style-name="T213">{@link ForkJoinPool#commonPool()}</text:span><text:span text:style-name="T202"> with the value obtained by calling the given Supplier.</text:span></text:p>
            </text:list-item>
            <text:list-item>
              <text:p text:style-name="P77"><text:span text:style-name="T188">p</text:span><text:span text:style-name="T187">ublic</text:span><text:span text:style-name="T142"> </text:span><text:span text:style-name="T176">static</text:span><text:span text:style-name="T142"> &lt;U&gt; CompletableFuture&lt;U&gt; supplyAsync(Supplier&lt;U&gt; supplier, Executor executor);</text:span></text:p>
              <text:p text:style-name="P77"><text:span text:style-name="Strong_20_Emphasis"><text:span text:style-name="T209">Returns a new CompletableFuture that is asynchronously completed</text:span></text:span><text:span text:style-name="T202"> by a task running in the given executor with the value obtained by calling the given Supplier.</text:span></text:p>
            </text:list-item>
            <text:list-item>
              <text:p text:style-name="P78"><text:span text:style-name="T189">p</text:span><text:span text:style-name="T187">ublic</text:span><text:span text:style-name="T151"> </text:span><text:span text:style-name="T182">static</text:span><text:span text:style-name="T151"> CompletableFuture&lt;Void&gt; runAsync(Runnable runnable);</text:span></text:p>
              <text:p text:style-name="P135"><text:span text:style-name="T206">Returns a new CompletableFuture that is asynchronously completed</text:span><text:span text:style-name="T195"> by a task running in the </text:span><text:span text:style-name="T212">{@link ForkJoinPool#commonPool()}</text:span><text:span text:style-name="T195"> after it runs the given action.</text:span></text:p>
            </text:list-item>
            <text:list-item>
              <text:p text:style-name="P79"><text:span text:style-name="T190">p</text:span><text:span text:style-name="T187">ublic</text:span><text:span text:style-name="T142"> </text:span><text:span text:style-name="T176">static</text:span><text:span text:style-name="T142"> CompletableFuture&lt;Void&gt; runAsync(Runnable runnable, Executor executor);</text:span></text:p>
              <text:p text:style-name="P144">Returns a new CompletableFuture that is asynchronously completed by a task running in the given executor after it runs the given action.</text:p>
            </text:list-item>
          </text:list>
        </text:list-item>
        <text:list-item>
          <text:p text:style-name="P80"><text:span text:style-name="Strong_20_Emphasis"><text:span text:style-name="T62">J</text:span></text:span><text:span text:style-name="Strong_20_Emphasis"><text:span text:style-name="T51">ava 8 Nashorn Javascript: </text:span></text:span><text:span text:style-name="Strong_20_Emphasis"><text:span text:style-name="T100">With Java 8, Nashorn, a much improved javascript engine is introduced, to replace the existing Rhino. Nashorn provides 2 to 10 times better performance, as it directly compiles the code in memory and passes the bytecode to JVM. Nashorn uses </text:span></text:span><text:span text:style-name="Strong_20_Emphasis"><text:span text:style-name="T69">invokedynamics</text:span></text:span><text:span text:style-name="Strong_20_Emphasis"><text:span text:style-name="T100"> feature, introduced in Java 7 to improve performance.</text:span></text:span></text:p>
          <text:p text:style-name="P81"><text:span text:style-name="Strong_20_Emphasis"><text:span text:style-name="T48">Jjs: </text:span></text:span><text:span text:style-name="Strong_20_Emphasis"><text:span text:style-name="T101">For Nashorn engine, JAVA 8 introduces a new command line tool, </text:span></text:span><text:span text:style-name="Strong_20_Emphasis"><text:span text:style-name="T70">jjs,</text:span></text:span><text:span text:style-name="Strong_20_Emphasis"><text:span text:style-name="T101"> to execute javascript codes at console.</text:span></text:span></text:p>
          <text:list>
            <text:list-header>
              <text:p text:style-name="P82"><text:span text:style-name="Strong_20_Emphasis"><text:span text:style-name="T47">Interpreting js file: </text:span></text:span><text:span text:style-name="Strong_20_Emphasis"><text:span text:style-name="T102">Create and save the file </text:span></text:span><text:span text:style-name="Strong_20_Emphasis"><text:span text:style-name="T71">sample.js</text:span></text:span><text:span text:style-name="Strong_20_Emphasis"><text:span text:style-name="T102">:</text:span></text:span></text:p>
              <text:list>
                <text:list-header>
                  <text:p text:style-name="P82"><text:span text:style-name="Strong_20_Emphasis"><text:span text:style-name="T102">print('Hello World!');</text:span></text:span></text:p>
                </text:list-header>
              </text:list>
              <text:p text:style-name="P83"><text:span text:style-name="Strong_20_Emphasis"><text:span text:style-name="T102">Open console and use the following command.</text:span></text:span></text:p>
              <text:list text:continue-numbering="true">
                <text:list-header>
                  <text:p text:style-name="P83"><text:span text:style-name="Strong_20_Emphasis"><text:span text:style-name="T102">$jjs sample.js</text:span></text:span></text:p>
                </text:list-header>
              </text:list>
              <text:p text:style-name="P84"><text:span text:style-name="Strong_20_Emphasis"><text:span text:style-name="T102">It will produce the following output:</text:span></text:span></text:p>
              <text:list text:continue-numbering="true">
                <text:list-header>
                  <text:p text:style-name="P84"><text:span text:style-name="Strong_20_Emphasis"><text:span text:style-name="T102">Hello World!</text:span></text:span></text:p>
                </text:list-header>
              </text:list>
              <text:p text:style-name="P84"><text:span text:style-name="Strong_20_Emphasis"><text:span text:style-name="T47">jjs in Interactive Mode: </text:span></text:span><text:span text:style-name="Strong_20_Emphasis"><text:span text:style-name="T102">Open the console and use the following command.</text:span></text:span></text:p>
              <text:list text:continue-numbering="true">
                <text:list-header>
                  <text:p text:style-name="P84"><text:span text:style-name="Strong_20_Emphasis"><text:span text:style-name="T102">$jjs</text:span></text:span></text:p>
                  <text:p text:style-name="P2">jjs&gt; print("Hello, World!")</text:p>
                  <text:p text:style-name="P2">Hello, World!</text:p>
                  <text:p text:style-name="P2">jjs&gt; quit()</text:p>
                  <text:p text:style-name="P2">&gt;&gt;</text:p>
                </text:list-header>
              </text:list>
              <text:p text:style-name="P5"><text:span text:style-name="T1">Pass arguments: </text:span>Open the console and use the following command.</text:p>
              <text:list text:continue-numbering="true">
                <text:list-header>
                  <text:p text:style-name="P6">$jjs -- a b c</text:p>
                  <text:p text:style-name="P6">jjs&gt; print('letters: ' +arguments.join(", "))</text:p>
                  <text:p text:style-name="P6">letters: a, b, c</text:p>
                  <text:p text:style-name="P6">jjs&gt;</text:p>
                </text:list-header>
              </text:list>
            </text:list-header>
          </text:list>
          <text:p text:style-name="P85"><text:span text:style-name="Strong_20_Emphasis"><text:span text:style-name="T46">Calling javascript from java: </text:span></text:span><text:span text:style-name="Strong_20_Emphasis"><text:span text:style-name="T103">Using ScriptEngineManager </text:span></text:span><text:span text:style-name="Strong_20_Emphasis"><text:span text:style-name="T104">and ScriptEngine</text:span></text:span><text:span text:style-name="Strong_20_Emphasis"><text:span text:style-name="T103">, JavaScript code can be called and interpreted in Java. </text:span></text:span><text:span text:style-name="Strong_20_Emphasis"><text:span text:style-name="T45">See project Java8Nashorn.</text:span></text:span></text:p>
          <text:p text:style-name="P86"><text:soft-page-break/><text:span text:style-name="Strong_20_Emphasis"><text:span text:style-name="T50">Calling java from javascript: </text:span></text:span><text:span text:style-name="Strong_20_Emphasis"><text:span text:style-name="T105">The following example </text:span></text:span><text:span text:style-name="Strong_20_Emphasis"><text:span text:style-name="T49">sample.js</text:span></text:span><text:span text:style-name="Strong_20_Emphasis"><text:span text:style-name="T106"> </text:span></text:span><text:span text:style-name="Strong_20_Emphasis"><text:span text:style-name="T105">explains how to import and use Java classes in java script −</text:span></text:span></text:p>
          <text:list text:continue-numbering="true">
            <text:list-header>
              <text:p text:style-name="P86"><text:span text:style-name="Strong_20_Emphasis"><text:span text:style-name="T105">var BigDecimal = Java.type('java.math.BigDecimal');</text:span></text:span></text:p>
              <text:p text:style-name="P3">function calculate(amount, percentage) {</text:p>
              <text:p text:style-name="P3"><text:s text:c="3"/>var result = new BigDecimal(amount).multiply(</text:p>
              <text:p text:style-name="P4"><text:s text:c="30"/>new BigDecimal(percentage)).divide(new BigDecimal("100"),</text:p>
              <text:p text:style-name="P4"><text:s text:c="30"/>2, BigDecimal.ROUND_HALF_EVEN);</text:p>
              <text:p text:style-name="P3"><text:s text:c="3"/>return result.toPlainString();</text:p>
              <text:p text:style-name="P3">}</text:p>
              <text:p text:style-name="P3">var result = calculate(568000000000000000023,13.9);</text:p>
              <text:p text:style-name="P3">print(result);</text:p>
            </text:list-header>
          </text:list>
          <text:p text:style-name="P87"><text:span text:style-name="Strong_20_Emphasis"><text:span text:style-name="T105">Open the console and use the following command.</text:span></text:span></text:p>
          <text:list text:continue-numbering="true">
            <text:list-header>
              <text:p text:style-name="P87"><text:span text:style-name="Strong_20_Emphasis"><text:span text:style-name="T105">$jjs sample.js</text:span></text:span></text:p>
            </text:list-header>
          </text:list>
          <text:p text:style-name="P87"><text:span text:style-name="Strong_20_Emphasis"><text:span text:style-name="T105">It should produce the following output −</text:span></text:span></text:p>
          <text:list text:continue-numbering="true">
            <text:list-header>
              <text:p text:style-name="P87"><text:span text:style-name="Strong_20_Emphasis"><text:span text:style-name="T105">78952000000000000003.20</text:span></text:span></text:p>
            </text:list-header>
          </text:list>
        </text:list-item>
        <text:list-item>
          <text:p text:style-name="P88"><text:span text:style-name="Strong_20_Emphasis"><text:span text:style-name="T52">Java 8 new Date/Time API: </text:span></text:span><text:span text:style-name="Strong_20_Emphasis"><text:span text:style-name="T107">With Java 8, a new Date-Time API is introduced to cover the following drawbacks of old date-time API </text:span></text:span><text:span text:style-name="Strong_20_Emphasis"><text:span text:style-name="T115">(with Date class and Calendar class)</text:span></text:span><text:span text:style-name="Strong_20_Emphasis"><text:span text:style-name="T107"> −</text:span></text:span></text:p>
          <text:list>
            <text:list-item>
              <text:p text:style-name="P89"><text:span text:style-name="Strong_20_Emphasis"><text:span text:style-name="T72">Not thread safe</text:span></text:span><text:span text:style-name="Strong_20_Emphasis"><text:span text:style-name="T107"> − java.util.Date is not thread safe, thus developers have to deal with concurrency issue while using date. The new date-time API is immutable and does not have setter methods.</text:span></text:span></text:p>
            </text:list-item>
            <text:list-item>
              <text:p text:style-name="P89"><text:span text:style-name="Strong_20_Emphasis"><text:span text:style-name="T72">Poor design</text:span></text:span><text:span text:style-name="Strong_20_Emphasis"><text:span text:style-name="T107"> − Default Date starts from 1900, month starts from 1, and day starts from 0, so no uniformity. The old API had less direct methods for date operations. The new API provides numerous utility methods for such operations.</text:span></text:span></text:p>
            </text:list-item>
            <text:list-item>
              <text:p text:style-name="P89"><text:span text:style-name="Strong_20_Emphasis"><text:span text:style-name="T72">Difficult time zone handling</text:span></text:span><text:span text:style-name="Strong_20_Emphasis"><text:span text:style-name="T107"> − Developers had to write a lot of code to deal with timezone issues. The new API has been developed keeping domain-specific design in mind.</text:span></text:span></text:p>
            </text:list-item>
          </text:list>
          <text:p text:style-name="P88"><text:span text:style-name="Strong_20_Emphasis"><text:span text:style-name="T107"/></text:span></text:p>
          <text:p text:style-name="P88"><text:span text:style-name="Strong_20_Emphasis"><text:span text:style-name="T107">Java 8 introduces a new date-time API under the package </text:span></text:span><text:span text:style-name="Strong_20_Emphasis"><text:span text:style-name="T72">java.time</text:span></text:span><text:span text:style-name="Strong_20_Emphasis"><text:span text:style-name="T107">. Following are some of the important classes introduced in java.time package −</text:span></text:span></text:p>
          <text:list text:continue-numbering="true">
            <text:list-item>
              <text:p text:style-name="P90"><text:span text:style-name="Strong_20_Emphasis"><text:span text:style-name="T72">Local</text:span></text:span><text:span text:style-name="Strong_20_Emphasis"><text:span text:style-name="T107"> − Simplified date-time API with no complexity of timezone handling.</text:span></text:span></text:p>
            </text:list-item>
            <text:list-item>
              <text:p text:style-name="P90"><text:span text:style-name="Strong_20_Emphasis"><text:span text:style-name="T72">Zoned</text:span></text:span><text:span text:style-name="Strong_20_Emphasis"><text:span text:style-name="T107"> − Specialized date-time API to deal with various timezones.</text:span></text:span></text:p>
            </text:list-item>
          </text:list>
          <text:p text:style-name="P88"><text:span text:style-name="Strong_20_Emphasis"><text:span text:style-name="T107"/></text:span></text:p>
          <text:p text:style-name="P91"><text:span text:style-name="Strong_20_Emphasis"><text:span text:style-name="T53">Important Java 8 Date-Time API:</text:span></text:span></text:p>
          <text:list text:continue-numbering="true">
            <text:list-item>
              <text:p text:style-name="P92"><text:span text:style-name="Strong_20_Emphasis"><text:span text:style-name="T54">Local Date-Time API: </text:span></text:span><text:span text:style-name="Strong_20_Emphasis"><text:span text:style-name="T110">LocalDate/LocalTime and LocalDateTime classes simplify the development where timezones are not required.</text:span></text:span></text:p>
            </text:list-item>
            <text:list-item>
              <text:p text:style-name="P93"><text:span text:style-name="Strong_20_Emphasis"><text:span text:style-name="T55">Zoned Date-Time API: </text:span></text:span><text:span text:style-name="Strong_20_Emphasis"><text:span text:style-name="T111">Zoned date-time API is to be used when time zone is to be considered.</text:span></text:span></text:p>
            </text:list-item>
            <text:list-item>
              <text:p text:style-name="P94"><text:span text:style-name="Strong_20_Emphasis"><text:span text:style-name="T56">Chrono Units Enum: </text:span></text:span><text:span text:style-name="Strong_20_Emphasis"><text:span text:style-name="T112">java.time.temporal.ChronoUnit enum is added in Java 8 to replace the integer values used in old API to represent day, month, etc.</text:span></text:span></text:p>
            </text:list-item>
            <text:list-item>
              <text:p text:style-name="P95"><text:span text:style-name="Strong_20_Emphasis"><text:span text:style-name="T57">Period and Duration: </text:span></text:span><text:span text:style-name="Strong_20_Emphasis"><text:span text:style-name="T113">With Java 8, two specialized classes are introduced to deal with the time differences −</text:span></text:span></text:p>
              <text:list>
                <text:list-item>
                  <text:p text:style-name="P96"><text:span text:style-name="Strong_20_Emphasis"><text:span text:style-name="T73">Period</text:span></text:span><text:span text:style-name="Strong_20_Emphasis"><text:span text:style-name="T113"> − It deals with date based amount of time.</text:span></text:span></text:p>
                </text:list-item>
                <text:list-item>
                  <text:p text:style-name="P96"><text:span text:style-name="Strong_20_Emphasis"><text:span text:style-name="T73">Duration</text:span></text:span><text:span text:style-name="Strong_20_Emphasis"><text:span text:style-name="T113"> − It deals with time based amount of time.</text:span></text:span></text:p>
                </text:list-item>
              </text:list>
            </text:list-item>
            <text:list-item>
              <text:p text:style-name="P97"><text:span text:style-name="Strong_20_Emphasis"><text:span text:style-name="T58">Temporal Adjusters: </text:span></text:span><text:span text:style-name="Strong_20_Emphasis"><text:span text:style-name="T114">TemporalAdjuster is used to perform the date mathematics. For example, get the "Second Saturday of the Month" or "Next Tuesday".</text:span></text:span></text:p>
            </text:list-item>
            <text:list-item>
              <text:p text:style-name="P98"><text:span text:style-name="Strong_20_Emphasis"><text:span text:style-name="T9">Backward Compatibility: </text:span></text:span><text:span text:style-name="Strong_20_Emphasis"><text:span text:style-name="T23">A </text:span></text:span><text:span text:style-name="Strong_20_Emphasis"><text:span text:style-name="T17">toInstant()</text:span></text:span><text:span text:style-name="Strong_20_Emphasis"><text:span text:style-name="T23"> method is added to the original Date and Calendar objects, which can be used to convert them to the new Date-Time API. Use an ofInstant(Insant,ZoneId) method to get a LocalDateTime or ZonedDateTime object.</text:span></text:span></text:p>
            </text:list-item>
          </text:list>
          <text:p text:style-name="P99"><text:span text:style-name="Strong_20_Emphasis"><text:span text:style-name="T109"/></text:span></text:p>
          <text:p text:style-name="P100"><text:span text:style-name="Strong_20_Emphasis"><text:span text:style-name="T7">VVI: </text:span></text:span><text:span text:style-name="Strong_20_Emphasis"><text:span text:style-name="T8">See project Java8NewDateTime</text:span></text:span></text:p>
          <text:p text:style-name="P101"><text:span text:style-name="Strong_20_Emphasis"><text:span text:style-name="T108"/></text:span></text:p>
        </text:list-item>
        <text:list-item>
          <text:p text:style-name="P102"><text:span text:style-name="Strong_20_Emphasis"><text:span text:style-name="T59">Java 8 Base64: </text:span></text:span><text:span text:style-name="Strong_20_Emphasis"><text:span text:style-name="T116">With Java 8, Base64 has finally got its due. </text:span></text:span><text:span text:style-name="Strong_20_Emphasis"><text:span text:style-name="T24">Java 8 now has inbuilt encoder and decoder for Base64 encoding.</text:span></text:span><text:span text:style-name="Strong_20_Emphasis"><text:span text:style-name="T116"> In Java 8, we can use three types of Base64 encoding −</text:span></text:span></text:p>
          <text:list>
            <text:list-item>
              <text:p text:style-name="P103"><text:span text:style-name="Strong_20_Emphasis"><text:span text:style-name="T74">Simple</text:span></text:span><text:span text:style-name="Strong_20_Emphasis"><text:span text:style-name="T116"> − Output is mapped to a set of characters lying in </text:span></text:span><text:span text:style-name="Strong_20_Emphasis"><text:span text:style-name="T74">A-Za-z0-9+/</text:span></text:span><text:span text:style-name="Strong_20_Emphasis"><text:span text:style-name="T116">. The encoder does not add any line feed </text:span></text:span><text:span text:style-name="Strong_20_Emphasis"><text:span text:style-name="T119">(</text:span></text:span><text:span text:style-name="Strong_20_Emphasis"><text:span text:style-name="T18">line feed</text:span></text:span><text:span text:style-name="Strong_20_Emphasis"><text:span text:style-name="T25"> means moving one line forward or line change</text:span></text:span><text:span text:style-name="Strong_20_Emphasis"><text:span text:style-name="T119">)</text:span></text:span><text:span text:style-name="Strong_20_Emphasis"><text:span text:style-name="T116"> in output, and the decoder rejects any character other than A-Za-z0-9+/.</text:span></text:span></text:p>
            </text:list-item>
            <text:list-item>
              <text:p text:style-name="P104"><text:soft-page-break/><text:span text:style-name="Strong_20_Emphasis"><text:span text:style-name="T74">URL</text:span></text:span><text:span text:style-name="Strong_20_Emphasis"><text:span text:style-name="T116"> − Output is mapped to set of characters lying in </text:span></text:span><text:span text:style-name="Strong_20_Emphasis"><text:span text:style-name="T74">A-Za-z0-9+_</text:span></text:span><text:span text:style-name="Strong_20_Emphasis"><text:span text:style-name="T116">. Output is URL and filename safe </text:span></text:span><text:span text:style-name="Strong_20_Emphasis"><text:span text:style-name="T120">(meaning they are safe to use in the URL (like a post slug) and also safe to use as file names)</text:span></text:span><text:span text:style-name="Strong_20_Emphasis"><text:span text:style-name="T116">.</text:span></text:span></text:p>
            </text:list-item>
            <text:list-item>
              <text:p text:style-name="P105"><text:span text:style-name="Strong_20_Emphasis"><text:span text:style-name="T74">MIME</text:span></text:span><text:span text:style-name="Strong_20_Emphasis"><text:span text:style-name="T116"> − Output is mapped to MIME </text:span></text:span><text:span text:style-name="Strong_20_Emphasis"><text:span text:style-name="T121">(</text:span></text:span><text:span text:style-name="Strong_20_Emphasis"><text:span text:style-name="Emphasis"><text:span text:style-name="T121">Multipurpose Internet Mail Extensions</text:span></text:span></text:span><text:span text:style-name="Strong_20_Emphasis"><text:span text:style-name="T121">)</text:span></text:span><text:span text:style-name="Strong_20_Emphasis"><text:span text:style-name="T116"> friendly format. Output is represented in lines of no more than 76 characters each, and uses a carriage return '\r' followed by a linefeed '\n' as the line separator. No line separator is present to the end of the encoded output.</text:span></text:span></text:p>
            </text:list-item>
          </text:list>
          <text:p text:style-name="P106"><text:span text:style-name="Strong_20_Emphasis"><text:span text:style-name="T61">Nested Classes of Base64:</text:span></text:span></text:p>
          <text:list text:continue-numbering="true">
            <text:list-item>
              <text:p text:style-name="P107"><text:span text:style-name="Strong_20_Emphasis"><text:span text:style-name="T75">static class Base64.Decoder: </text:span></text:span><text:span text:style-name="Strong_20_Emphasis"><text:span text:style-name="T117">This class implements a decoder for decoding byte data using the Base64 encoding scheme as specified in RFC 4648 and RFC 2045.</text:span></text:span></text:p>
            </text:list-item>
            <text:list-item>
              <text:p text:style-name="P107"><text:span text:style-name="Strong_20_Emphasis"><text:span text:style-name="T75">static class Base64.Encoder</text:span></text:span><text:span text:style-name="Strong_20_Emphasis"><text:span text:style-name="T117">: This class implements an encoder for encoding byte data using the Base64 encoding scheme as specified in RFC 4648 and RFC 2045.</text:span></text:span></text:p>
            </text:list-item>
          </text:list>
          <text:p text:style-name="P108"><text:span text:style-name="Strong_20_Emphasis"><text:span text:style-name="T60">Important methods of Base64:</text:span></text:span></text:p>
          <text:list text:continue-numbering="true">
            <text:list-item>
              <text:p text:style-name="P109"><text:span text:style-name="Strong_20_Emphasis"><text:span text:style-name="T76">static Base64.Decoder getDecoder()</text:span></text:span><text:span text:style-name="Strong_20_Emphasis"><text:span text:style-name="T118">: Returns a Base64.Decoder that decodes using the Basic type base64 encoding scheme.</text:span></text:span></text:p>
            </text:list-item>
            <text:list-item>
              <text:p text:style-name="P109"><text:span text:style-name="Strong_20_Emphasis"><text:span text:style-name="T76">static Base64.Encoder getEncoder()</text:span></text:span><text:span text:style-name="Strong_20_Emphasis"><text:span text:style-name="T118">: Returns a Base64.Encoder that encodes using the Basic type base64 encoding scheme.</text:span></text:span></text:p>
            </text:list-item>
            <text:list-item>
              <text:p text:style-name="P109"><text:span text:style-name="Strong_20_Emphasis"><text:span text:style-name="T76">static Base64.Decoder getMimeDecoder()</text:span></text:span><text:span text:style-name="Strong_20_Emphasis"><text:span text:style-name="T118">: Returns a Base64.Decoder that decodes using the MIME type base64 decoding scheme.</text:span></text:span></text:p>
            </text:list-item>
            <text:list-item>
              <text:p text:style-name="P109"><text:span text:style-name="Strong_20_Emphasis"><text:span text:style-name="T76">static Base64.Encoder getMimeEncoder()</text:span></text:span><text:span text:style-name="Strong_20_Emphasis"><text:span text:style-name="T118">: Returns a Base64.Encoder that encodes using the MIME type base64 encoding scheme.</text:span></text:span></text:p>
            </text:list-item>
            <text:list-item>
              <text:p text:style-name="P109"><text:span text:style-name="Strong_20_Emphasis"><text:span text:style-name="T76">static Base64.Encoder getMimeEncoder(int lineLength, byte[] lineSeparator)</text:span></text:span><text:span text:style-name="Strong_20_Emphasis"><text:span text:style-name="T118">: Returns a Base64.Encoder that encodes using the MIME type base64 encoding scheme with specified line length and line separators.</text:span></text:span></text:p>
            </text:list-item>
            <text:list-item>
              <text:p text:style-name="P110"><text:span text:style-name="Strong_20_Emphasis"><text:span text:style-name="T76">static Base64.Decoder getUrlDecoder()</text:span></text:span><text:span text:style-name="Strong_20_Emphasis"><text:span text:style-name="T118">: Returns a Base64.Decoder that decodes using the URL and Filename safe type base64 encoding scheme.</text:span></text:span></text:p>
            </text:list-item>
            <text:list-item>
              <text:p text:style-name="P110"><text:span text:style-name="Strong_20_Emphasis"><text:span text:style-name="T76">static Base64.Encoder getUrlEncoder()</text:span></text:span><text:span text:style-name="Strong_20_Emphasis"><text:span text:style-name="T118">: Returns a Base64.Encoder that encodes using the URL and Filename safe type base64 encoding scheme.</text:span></text:span></text:p>
            </text:list-item>
          </text:list>
          <text:p text:style-name="P110"><text:span text:style-name="Strong_20_Emphasis"><text:span text:style-name="T10">VVI: </text:span></text:span><text:span text:style-name="Strong_20_Emphasis"><text:span text:style-name="T11">See project Java8Base64</text:span></text:span></text:p>
        </text:list-item>
        <text:list-item>
          <text:p text:style-name="P1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Monospace1" svg:font-family="Monospace"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8-09T14:28:29.465575111</dc:date>
    <meta:editing-cycles>2536</meta:editing-cycles>
    <meta:editing-duration>P22DT13H30M19S</meta:editing-duration>
    <meta:generator>LibreOffice/5.1.6.2$Linux_X86_64 LibreOffice_project/10m0$Build-2</meta:generator>
    <meta:document-statistic meta:table-count="0" meta:image-count="0" meta:object-count="0" meta:page-count="10" meta:paragraph-count="299" meta:word-count="4333" meta:character-count="31068" meta:non-whitespace-character-count="270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